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mysheet).xml" manifest:media-type="text/xml"/>
  <manifest:file-entry manifest:full-path="Basic/VBAProject/Module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2.365cm"/>
    </style:style>
    <style:style style:name="co6" style:family="table-column">
      <style:table-column-properties fo:break-before="auto" style:column-width="2.8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myshee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0.74pt solid #cfd8d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urrency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ndar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" table:default-cell-style-name="ce2"/>
        <table:table-column table:style-name="co2" table:number-columns-repeated="43" table:default-cell-style-name="Default"/>
        <table:table-row table:style-name="ro1">
          <table:table-cell table:style-name="ce1" office:value-type="string" calcext:value-type="string">
            <text:p>Keno Odds Calculato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cked / Caught Od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formula="of:=IF([.B$3]&gt;[.$A4];0;COMBIN(20;[.B$3])*COMBIN(60;[.$A4]-[.B$3])/COMBIN(80;[.$A4]))" office:value-type="percentage" office:value="0.25" calcext:value-type="percentage">
            <text:p>25.00%</text:p>
          </table:table-cell>
          <table:table-cell table:style-name="ce4" table:formula="of:=IF([.C$3]&gt;[.$A4];0;COMBIN(20;[.C$3])*COMBIN(60;[.$A4]-[.C$3])/COMBIN(80;[.$A4]))" office:value-type="percentage" office:value="0" calcext:value-type="percentage">
            <text:p>0.00%</text:p>
          </table:table-cell>
          <table:table-cell table:style-name="ce4" table:formula="of:=IF([.D$3]&gt;[.$A4];0;COMBIN(20;[.D$3])*COMBIN(60;[.$A4]-[.D$3])/COMBIN(80;[.$A4]))" office:value-type="percentage" office:value="0" calcext:value-type="percentage">
            <text:p>0.00%</text:p>
          </table:table-cell>
          <table:table-cell table:style-name="ce4" table:formula="of:=IF([.E$3]&gt;[.$A4];0;COMBIN(20;[.E$3])*COMBIN(60;[.$A4]-[.E$3])/COMBIN(80;[.$A4]))" office:value-type="percentage" office:value="0" calcext:value-type="percentage">
            <text:p>0.00%</text:p>
          </table:table-cell>
          <table:table-cell table:style-name="ce4" table:formula="of:=IF([.F$3]&gt;[.$A4];0;COMBIN(20;[.F$3])*COMBIN(60;[.$A4]-[.F$3])/COMBIN(80;[.$A4]))" office:value-type="percentage" office:value="0" calcext:value-type="percentage">
            <text:p>0.00%</text:p>
          </table:table-cell>
          <table:table-cell table:style-name="ce4" table:formula="of:=IF([.G$3]&gt;[.$A4];0;COMBIN(20;[.G$3])*COMBIN(60;[.$A4]-[.G$3])/COMBIN(80;[.$A4]))" office:value-type="percentage" office:value="0" calcext:value-type="percentage">
            <text:p>0.00%</text:p>
          </table:table-cell>
          <table:table-cell table:style-name="ce4" table:formula="of:=IF([.H$3]&gt;[.$A4];0;COMBIN(20;[.H$3])*COMBIN(60;[.$A4]-[.H$3])/COMBIN(80;[.$A4]))" office:value-type="percentage" office:value="0" calcext:value-type="percentage">
            <text:p>0.00%</text:p>
          </table:table-cell>
          <table:table-cell table:style-name="ce4" table:formula="of:=IF([.I$3]&gt;[.$A4];0;COMBIN(20;[.I$3])*COMBIN(60;[.$A4]-[.I$3])/COMBIN(80;[.$A4]))" office:value-type="percentage" office:value="0" calcext:value-type="percentage">
            <text:p>0.00%</text:p>
          </table:table-cell>
          <table:table-cell table:style-name="ce4" table:formula="of:=IF([.J$3]&gt;[.$A4];0;COMBIN(20;[.J$3])*COMBIN(60;[.$A4]-[.J$3])/COMBIN(80;[.$A4]))" office:value-type="percentage" office:value="0" calcext:value-type="percentage">
            <text:p>0.00%</text:p>
          </table:table-cell>
          <table:table-cell table:style-name="ce4" table:formula="of:=IF([.K$3]&gt;[.$A4];0;COMBIN(20;[.K$3])*COMBIN(60;[.$A4]-[.K$3])/COMBIN(80;[.$A4]))" office:value-type="percentage" office:value="0" calcext:value-type="percentage">
            <text:p>0.00%</text:p>
          </table:table-cell>
          <table:table-cell table:style-name="ce4" table:formula="of:=IF([.L$3]&gt;[.$A4];0;COMBIN(20;[.L$3])*COMBIN(60;[.$A4]-[.L$3])/COMBIN(80;[.$A4]))" office:value-type="percentage" office:value="0" calcext:value-type="percentage">
            <text:p>0.00%</text:p>
          </table:table-cell>
          <table:table-cell table:style-name="ce4" table:formula="of:=IF([.M$3]&gt;[.$A4];0;COMBIN(20;[.M$3])*COMBIN(60;[.$A4]-[.M$3])/COMBIN(80;[.$A4]))" office:value-type="percentage" office:value="0" calcext:value-type="percentage">
            <text:p>0.00%</text:p>
          </table:table-cell>
          <table:table-cell table:style-name="ce4" table:formula="of:=IF([.N$3]&gt;[.$A4];0;COMBIN(20;[.N$3])*COMBIN(60;[.$A4]-[.N$3])/COMBIN(80;[.$A4]))" office:value-type="percentage" office:value="0" calcext:value-type="percentage">
            <text:p>0.00%</text:p>
          </table:table-cell>
          <table:table-cell table:style-name="ce4" table:formula="of:=IF([.O$3]&gt;[.$A4];0;COMBIN(20;[.O$3])*COMBIN(60;[.$A4]-[.O$3])/COMBIN(80;[.$A4]))" office:value-type="percentage" office:value="0" calcext:value-type="percentage">
            <text:p>0.00%</text:p>
          </table:table-cell>
          <table:table-cell table:style-name="ce4" table:formula="of:=IF([.P$3]&gt;[.$A4];0;COMBIN(20;[.P$3])*COMBIN(60;[.$A4]-[.P$3])/COMBIN(80;[.$A4]))" office:value-type="percentage" office:value="0" calcext:value-type="percentage">
            <text:p>0.00%</text:p>
          </table:table-cell>
          <table:table-cell table:style-name="ce4" table:formula="of:=IF([.Q$3]&gt;[.$A4];0;COMBIN(20;[.Q$3])*COMBIN(60;[.$A4]-[.Q$3])/COMBIN(80;[.$A4]))" office:value-type="percentage" office:value="0" calcext:value-type="percentage">
            <text:p>0.00%</text:p>
          </table:table-cell>
          <table:table-cell table:style-name="ce4" table:formula="of:=IF([.R$3]&gt;[.$A4];0;COMBIN(20;[.R$3])*COMBIN(60;[.$A4]-[.R$3])/COMBIN(80;[.$A4]))" office:value-type="percentage" office:value="0" calcext:value-type="percentage">
            <text:p>0.00%</text:p>
          </table:table-cell>
          <table:table-cell table:style-name="ce4" table:formula="of:=IF([.S$3]&gt;[.$A4];0;COMBIN(20;[.S$3])*COMBIN(60;[.$A4]-[.S$3])/COMBIN(80;[.$A4]))" office:value-type="percentage" office:value="0" calcext:value-type="percentage">
            <text:p>0.00%</text:p>
          </table:table-cell>
          <table:table-cell table:style-name="ce4" table:formula="of:=IF([.T$3]&gt;[.$A4];0;COMBIN(20;[.T$3])*COMBIN(60;[.$A4]-[.T$3])/COMBIN(80;[.$A4]))" office:value-type="percentage" office:value="0" calcext:value-type="percentage">
            <text:p>0.00%</text:p>
          </table:table-cell>
          <table:table-cell table:style-name="ce4" table:formula="of:=IF([.U$3]&gt;[.$A4];0;COMBIN(20;[.U$3])*COMBIN(60;[.$A4]-[.U$3])/COMBIN(80;[.$A4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table:formula="of:=IF([.B$3]&gt;[.$A5];0;COMBIN(20;[.B$3])*COMBIN(60;[.$A5]-[.B$3])/COMBIN(80;[.$A5]))" office:value-type="percentage" office:value="0.379746835443038" calcext:value-type="percentage">
            <text:p>37.97%</text:p>
          </table:table-cell>
          <table:table-cell table:style-name="ce4" table:formula="of:=IF([.C$3]&gt;[.$A5];0;COMBIN(20;[.C$3])*COMBIN(60;[.$A5]-[.C$3])/COMBIN(80;[.$A5]))" office:value-type="percentage" office:value="0.060126582278481" calcext:value-type="percentage">
            <text:p>6.01%</text:p>
          </table:table-cell>
          <table:table-cell table:style-name="ce4" table:formula="of:=IF([.D$3]&gt;[.$A5];0;COMBIN(20;[.D$3])*COMBIN(60;[.$A5]-[.D$3])/COMBIN(80;[.$A5]))" office:value-type="percentage" office:value="0" calcext:value-type="percentage">
            <text:p>0.00%</text:p>
          </table:table-cell>
          <table:table-cell table:style-name="ce4" table:formula="of:=IF([.E$3]&gt;[.$A5];0;COMBIN(20;[.E$3])*COMBIN(60;[.$A5]-[.E$3])/COMBIN(80;[.$A5]))" office:value-type="percentage" office:value="0" calcext:value-type="percentage">
            <text:p>0.00%</text:p>
          </table:table-cell>
          <table:table-cell table:style-name="ce4" table:formula="of:=IF([.F$3]&gt;[.$A5];0;COMBIN(20;[.F$3])*COMBIN(60;[.$A5]-[.F$3])/COMBIN(80;[.$A5]))" office:value-type="percentage" office:value="0" calcext:value-type="percentage">
            <text:p>0.00%</text:p>
          </table:table-cell>
          <table:table-cell table:style-name="ce4" table:formula="of:=IF([.G$3]&gt;[.$A5];0;COMBIN(20;[.G$3])*COMBIN(60;[.$A5]-[.G$3])/COMBIN(80;[.$A5]))" office:value-type="percentage" office:value="0" calcext:value-type="percentage">
            <text:p>0.00%</text:p>
          </table:table-cell>
          <table:table-cell table:style-name="ce4" table:formula="of:=IF([.H$3]&gt;[.$A5];0;COMBIN(20;[.H$3])*COMBIN(60;[.$A5]-[.H$3])/COMBIN(80;[.$A5]))" office:value-type="percentage" office:value="0" calcext:value-type="percentage">
            <text:p>0.00%</text:p>
          </table:table-cell>
          <table:table-cell table:style-name="ce4" table:formula="of:=IF([.I$3]&gt;[.$A5];0;COMBIN(20;[.I$3])*COMBIN(60;[.$A5]-[.I$3])/COMBIN(80;[.$A5]))" office:value-type="percentage" office:value="0" calcext:value-type="percentage">
            <text:p>0.00%</text:p>
          </table:table-cell>
          <table:table-cell table:style-name="ce4" table:formula="of:=IF([.J$3]&gt;[.$A5];0;COMBIN(20;[.J$3])*COMBIN(60;[.$A5]-[.J$3])/COMBIN(80;[.$A5]))" office:value-type="percentage" office:value="0" calcext:value-type="percentage">
            <text:p>0.00%</text:p>
          </table:table-cell>
          <table:table-cell table:style-name="ce4" table:formula="of:=IF([.K$3]&gt;[.$A5];0;COMBIN(20;[.K$3])*COMBIN(60;[.$A5]-[.K$3])/COMBIN(80;[.$A5]))" office:value-type="percentage" office:value="0" calcext:value-type="percentage">
            <text:p>0.00%</text:p>
          </table:table-cell>
          <table:table-cell table:style-name="ce4" table:formula="of:=IF([.L$3]&gt;[.$A5];0;COMBIN(20;[.L$3])*COMBIN(60;[.$A5]-[.L$3])/COMBIN(80;[.$A5]))" office:value-type="percentage" office:value="0" calcext:value-type="percentage">
            <text:p>0.00%</text:p>
          </table:table-cell>
          <table:table-cell table:style-name="ce4" table:formula="of:=IF([.M$3]&gt;[.$A5];0;COMBIN(20;[.M$3])*COMBIN(60;[.$A5]-[.M$3])/COMBIN(80;[.$A5]))" office:value-type="percentage" office:value="0" calcext:value-type="percentage">
            <text:p>0.00%</text:p>
          </table:table-cell>
          <table:table-cell table:style-name="ce4" table:formula="of:=IF([.N$3]&gt;[.$A5];0;COMBIN(20;[.N$3])*COMBIN(60;[.$A5]-[.N$3])/COMBIN(80;[.$A5]))" office:value-type="percentage" office:value="0" calcext:value-type="percentage">
            <text:p>0.00%</text:p>
          </table:table-cell>
          <table:table-cell table:style-name="ce4" table:formula="of:=IF([.O$3]&gt;[.$A5];0;COMBIN(20;[.O$3])*COMBIN(60;[.$A5]-[.O$3])/COMBIN(80;[.$A5]))" office:value-type="percentage" office:value="0" calcext:value-type="percentage">
            <text:p>0.00%</text:p>
          </table:table-cell>
          <table:table-cell table:style-name="ce4" table:formula="of:=IF([.P$3]&gt;[.$A5];0;COMBIN(20;[.P$3])*COMBIN(60;[.$A5]-[.P$3])/COMBIN(80;[.$A5]))" office:value-type="percentage" office:value="0" calcext:value-type="percentage">
            <text:p>0.00%</text:p>
          </table:table-cell>
          <table:table-cell table:style-name="ce4" table:formula="of:=IF([.Q$3]&gt;[.$A5];0;COMBIN(20;[.Q$3])*COMBIN(60;[.$A5]-[.Q$3])/COMBIN(80;[.$A5]))" office:value-type="percentage" office:value="0" calcext:value-type="percentage">
            <text:p>0.00%</text:p>
          </table:table-cell>
          <table:table-cell table:style-name="ce4" table:formula="of:=IF([.R$3]&gt;[.$A5];0;COMBIN(20;[.R$3])*COMBIN(60;[.$A5]-[.R$3])/COMBIN(80;[.$A5]))" office:value-type="percentage" office:value="0" calcext:value-type="percentage">
            <text:p>0.00%</text:p>
          </table:table-cell>
          <table:table-cell table:style-name="ce4" table:formula="of:=IF([.S$3]&gt;[.$A5];0;COMBIN(20;[.S$3])*COMBIN(60;[.$A5]-[.S$3])/COMBIN(80;[.$A5]))" office:value-type="percentage" office:value="0" calcext:value-type="percentage">
            <text:p>0.00%</text:p>
          </table:table-cell>
          <table:table-cell table:style-name="ce4" table:formula="of:=IF([.T$3]&gt;[.$A5];0;COMBIN(20;[.T$3])*COMBIN(60;[.$A5]-[.T$3])/COMBIN(80;[.$A5]))" office:value-type="percentage" office:value="0" calcext:value-type="percentage">
            <text:p>0.00%</text:p>
          </table:table-cell>
          <table:table-cell table:style-name="ce4" table:formula="of:=IF([.U$3]&gt;[.$A5];0;COMBIN(20;[.U$3])*COMBIN(60;[.$A5]-[.U$3])/COMBIN(80;[.$A5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formula="of:=IF([.B$3]&gt;[.$A6];0;COMBIN(20;[.B$3])*COMBIN(60;[.$A6]-[.B$3])/COMBIN(80;[.$A6]))" office:value-type="percentage" office:value="0.430866601752678" calcext:value-type="percentage">
            <text:p>43.09%</text:p>
          </table:table-cell>
          <table:table-cell table:style-name="ce4" table:formula="of:=IF([.C$3]&gt;[.$A6];0;COMBIN(20;[.C$3])*COMBIN(60;[.$A6]-[.C$3])/COMBIN(80;[.$A6]))" office:value-type="percentage" office:value="0.138753651411879" calcext:value-type="percentage">
            <text:p>13.88%</text:p>
          </table:table-cell>
          <table:table-cell table:style-name="ce4" table:formula="of:=IF([.D$3]&gt;[.$A6];0;COMBIN(20;[.D$3])*COMBIN(60;[.$A6]-[.D$3])/COMBIN(80;[.$A6]))" office:value-type="percentage" office:value="0.0138753651411879" calcext:value-type="percentage">
            <text:p>1.39%</text:p>
          </table:table-cell>
          <table:table-cell table:style-name="ce4" table:formula="of:=IF([.E$3]&gt;[.$A6];0;COMBIN(20;[.E$3])*COMBIN(60;[.$A6]-[.E$3])/COMBIN(80;[.$A6]))" office:value-type="percentage" office:value="0" calcext:value-type="percentage">
            <text:p>0.00%</text:p>
          </table:table-cell>
          <table:table-cell table:style-name="ce4" table:formula="of:=IF([.F$3]&gt;[.$A6];0;COMBIN(20;[.F$3])*COMBIN(60;[.$A6]-[.F$3])/COMBIN(80;[.$A6]))" office:value-type="percentage" office:value="0" calcext:value-type="percentage">
            <text:p>0.00%</text:p>
          </table:table-cell>
          <table:table-cell table:style-name="ce4" table:formula="of:=IF([.G$3]&gt;[.$A6];0;COMBIN(20;[.G$3])*COMBIN(60;[.$A6]-[.G$3])/COMBIN(80;[.$A6]))" office:value-type="percentage" office:value="0" calcext:value-type="percentage">
            <text:p>0.00%</text:p>
          </table:table-cell>
          <table:table-cell table:style-name="ce4" table:formula="of:=IF([.H$3]&gt;[.$A6];0;COMBIN(20;[.H$3])*COMBIN(60;[.$A6]-[.H$3])/COMBIN(80;[.$A6]))" office:value-type="percentage" office:value="0" calcext:value-type="percentage">
            <text:p>0.00%</text:p>
          </table:table-cell>
          <table:table-cell table:style-name="ce4" table:formula="of:=IF([.I$3]&gt;[.$A6];0;COMBIN(20;[.I$3])*COMBIN(60;[.$A6]-[.I$3])/COMBIN(80;[.$A6]))" office:value-type="percentage" office:value="0" calcext:value-type="percentage">
            <text:p>0.00%</text:p>
          </table:table-cell>
          <table:table-cell table:style-name="ce4" table:formula="of:=IF([.J$3]&gt;[.$A6];0;COMBIN(20;[.J$3])*COMBIN(60;[.$A6]-[.J$3])/COMBIN(80;[.$A6]))" office:value-type="percentage" office:value="0" calcext:value-type="percentage">
            <text:p>0.00%</text:p>
          </table:table-cell>
          <table:table-cell table:style-name="ce4" table:formula="of:=IF([.K$3]&gt;[.$A6];0;COMBIN(20;[.K$3])*COMBIN(60;[.$A6]-[.K$3])/COMBIN(80;[.$A6]))" office:value-type="percentage" office:value="0" calcext:value-type="percentage">
            <text:p>0.00%</text:p>
          </table:table-cell>
          <table:table-cell table:style-name="ce4" table:formula="of:=IF([.L$3]&gt;[.$A6];0;COMBIN(20;[.L$3])*COMBIN(60;[.$A6]-[.L$3])/COMBIN(80;[.$A6]))" office:value-type="percentage" office:value="0" calcext:value-type="percentage">
            <text:p>0.00%</text:p>
          </table:table-cell>
          <table:table-cell table:style-name="ce4" table:formula="of:=IF([.M$3]&gt;[.$A6];0;COMBIN(20;[.M$3])*COMBIN(60;[.$A6]-[.M$3])/COMBIN(80;[.$A6]))" office:value-type="percentage" office:value="0" calcext:value-type="percentage">
            <text:p>0.00%</text:p>
          </table:table-cell>
          <table:table-cell table:style-name="ce4" table:formula="of:=IF([.N$3]&gt;[.$A6];0;COMBIN(20;[.N$3])*COMBIN(60;[.$A6]-[.N$3])/COMBIN(80;[.$A6]))" office:value-type="percentage" office:value="0" calcext:value-type="percentage">
            <text:p>0.00%</text:p>
          </table:table-cell>
          <table:table-cell table:style-name="ce4" table:formula="of:=IF([.O$3]&gt;[.$A6];0;COMBIN(20;[.O$3])*COMBIN(60;[.$A6]-[.O$3])/COMBIN(80;[.$A6]))" office:value-type="percentage" office:value="0" calcext:value-type="percentage">
            <text:p>0.00%</text:p>
          </table:table-cell>
          <table:table-cell table:style-name="ce4" table:formula="of:=IF([.P$3]&gt;[.$A6];0;COMBIN(20;[.P$3])*COMBIN(60;[.$A6]-[.P$3])/COMBIN(80;[.$A6]))" office:value-type="percentage" office:value="0" calcext:value-type="percentage">
            <text:p>0.00%</text:p>
          </table:table-cell>
          <table:table-cell table:style-name="ce4" table:formula="of:=IF([.Q$3]&gt;[.$A6];0;COMBIN(20;[.Q$3])*COMBIN(60;[.$A6]-[.Q$3])/COMBIN(80;[.$A6]))" office:value-type="percentage" office:value="0" calcext:value-type="percentage">
            <text:p>0.00%</text:p>
          </table:table-cell>
          <table:table-cell table:style-name="ce4" table:formula="of:=IF([.R$3]&gt;[.$A6];0;COMBIN(20;[.R$3])*COMBIN(60;[.$A6]-[.R$3])/COMBIN(80;[.$A6]))" office:value-type="percentage" office:value="0" calcext:value-type="percentage">
            <text:p>0.00%</text:p>
          </table:table-cell>
          <table:table-cell table:style-name="ce4" table:formula="of:=IF([.S$3]&gt;[.$A6];0;COMBIN(20;[.S$3])*COMBIN(60;[.$A6]-[.S$3])/COMBIN(80;[.$A6]))" office:value-type="percentage" office:value="0" calcext:value-type="percentage">
            <text:p>0.00%</text:p>
          </table:table-cell>
          <table:table-cell table:style-name="ce4" table:formula="of:=IF([.T$3]&gt;[.$A6];0;COMBIN(20;[.T$3])*COMBIN(60;[.$A6]-[.T$3])/COMBIN(80;[.$A6]))" office:value-type="percentage" office:value="0" calcext:value-type="percentage">
            <text:p>0.00%</text:p>
          </table:table-cell>
          <table:table-cell table:style-name="ce4" table:formula="of:=IF([.U$3]&gt;[.$A6];0;COMBIN(20;[.U$3])*COMBIN(60;[.$A6]-[.U$3])/COMBIN(80;[.$A6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formula="of:=IF([.B$3]&gt;[.$A7];0;COMBIN(20;[.B$3])*COMBIN(60;[.$A7]-[.B$3])/COMBIN(80;[.$A7]))" office:value-type="percentage" office:value="0.432731825136888" calcext:value-type="percentage">
            <text:p>43.27%</text:p>
          </table:table-cell>
          <table:table-cell table:style-name="ce4" table:formula="of:=IF([.C$3]&gt;[.$A7];0;COMBIN(20;[.C$3])*COMBIN(60;[.$A7]-[.C$3])/COMBIN(80;[.$A7]))" office:value-type="percentage" office:value="0.212635465800023" calcext:value-type="percentage">
            <text:p>21.26%</text:p>
          </table:table-cell>
          <table:table-cell table:style-name="ce4" table:formula="of:=IF([.D$3]&gt;[.$A7];0;COMBIN(20;[.D$3])*COMBIN(60;[.$A7]-[.D$3])/COMBIN(80;[.$A7]))" office:value-type="percentage" office:value="0.0432478913491572" calcext:value-type="percentage">
            <text:p>4.32%</text:p>
          </table:table-cell>
          <table:table-cell table:style-name="ce4" table:formula="of:=IF([.E$3]&gt;[.$A7];0;COMBIN(20;[.E$3])*COMBIN(60;[.$A7]-[.E$3])/COMBIN(80;[.$A7]))" office:value-type="percentage" office:value="0.00306339230389863" calcext:value-type="percentage">
            <text:p>0.31%</text:p>
          </table:table-cell>
          <table:table-cell table:style-name="ce4" table:formula="of:=IF([.F$3]&gt;[.$A7];0;COMBIN(20;[.F$3])*COMBIN(60;[.$A7]-[.F$3])/COMBIN(80;[.$A7]))" office:value-type="percentage" office:value="0" calcext:value-type="percentage">
            <text:p>0.00%</text:p>
          </table:table-cell>
          <table:table-cell table:style-name="ce4" table:formula="of:=IF([.G$3]&gt;[.$A7];0;COMBIN(20;[.G$3])*COMBIN(60;[.$A7]-[.G$3])/COMBIN(80;[.$A7]))" office:value-type="percentage" office:value="0" calcext:value-type="percentage">
            <text:p>0.00%</text:p>
          </table:table-cell>
          <table:table-cell table:style-name="ce4" table:formula="of:=IF([.H$3]&gt;[.$A7];0;COMBIN(20;[.H$3])*COMBIN(60;[.$A7]-[.H$3])/COMBIN(80;[.$A7]))" office:value-type="percentage" office:value="0" calcext:value-type="percentage">
            <text:p>0.00%</text:p>
          </table:table-cell>
          <table:table-cell table:style-name="ce4" table:formula="of:=IF([.I$3]&gt;[.$A7];0;COMBIN(20;[.I$3])*COMBIN(60;[.$A7]-[.I$3])/COMBIN(80;[.$A7]))" office:value-type="percentage" office:value="0" calcext:value-type="percentage">
            <text:p>0.00%</text:p>
          </table:table-cell>
          <table:table-cell table:style-name="ce4" table:formula="of:=IF([.J$3]&gt;[.$A7];0;COMBIN(20;[.J$3])*COMBIN(60;[.$A7]-[.J$3])/COMBIN(80;[.$A7]))" office:value-type="percentage" office:value="0" calcext:value-type="percentage">
            <text:p>0.00%</text:p>
          </table:table-cell>
          <table:table-cell table:style-name="ce4" table:formula="of:=IF([.K$3]&gt;[.$A7];0;COMBIN(20;[.K$3])*COMBIN(60;[.$A7]-[.K$3])/COMBIN(80;[.$A7]))" office:value-type="percentage" office:value="0" calcext:value-type="percentage">
            <text:p>0.00%</text:p>
          </table:table-cell>
          <table:table-cell table:style-name="ce4" table:formula="of:=IF([.L$3]&gt;[.$A7];0;COMBIN(20;[.L$3])*COMBIN(60;[.$A7]-[.L$3])/COMBIN(80;[.$A7]))" office:value-type="percentage" office:value="0" calcext:value-type="percentage">
            <text:p>0.00%</text:p>
          </table:table-cell>
          <table:table-cell table:style-name="ce4" table:formula="of:=IF([.M$3]&gt;[.$A7];0;COMBIN(20;[.M$3])*COMBIN(60;[.$A7]-[.M$3])/COMBIN(80;[.$A7]))" office:value-type="percentage" office:value="0" calcext:value-type="percentage">
            <text:p>0.00%</text:p>
          </table:table-cell>
          <table:table-cell table:style-name="ce4" table:formula="of:=IF([.N$3]&gt;[.$A7];0;COMBIN(20;[.N$3])*COMBIN(60;[.$A7]-[.N$3])/COMBIN(80;[.$A7]))" office:value-type="percentage" office:value="0" calcext:value-type="percentage">
            <text:p>0.00%</text:p>
          </table:table-cell>
          <table:table-cell table:style-name="ce4" table:formula="of:=IF([.O$3]&gt;[.$A7];0;COMBIN(20;[.O$3])*COMBIN(60;[.$A7]-[.O$3])/COMBIN(80;[.$A7]))" office:value-type="percentage" office:value="0" calcext:value-type="percentage">
            <text:p>0.00%</text:p>
          </table:table-cell>
          <table:table-cell table:style-name="ce4" table:formula="of:=IF([.P$3]&gt;[.$A7];0;COMBIN(20;[.P$3])*COMBIN(60;[.$A7]-[.P$3])/COMBIN(80;[.$A7]))" office:value-type="percentage" office:value="0" calcext:value-type="percentage">
            <text:p>0.00%</text:p>
          </table:table-cell>
          <table:table-cell table:style-name="ce4" table:formula="of:=IF([.Q$3]&gt;[.$A7];0;COMBIN(20;[.Q$3])*COMBIN(60;[.$A7]-[.Q$3])/COMBIN(80;[.$A7]))" office:value-type="percentage" office:value="0" calcext:value-type="percentage">
            <text:p>0.00%</text:p>
          </table:table-cell>
          <table:table-cell table:style-name="ce4" table:formula="of:=IF([.R$3]&gt;[.$A7];0;COMBIN(20;[.R$3])*COMBIN(60;[.$A7]-[.R$3])/COMBIN(80;[.$A7]))" office:value-type="percentage" office:value="0" calcext:value-type="percentage">
            <text:p>0.00%</text:p>
          </table:table-cell>
          <table:table-cell table:style-name="ce4" table:formula="of:=IF([.S$3]&gt;[.$A7];0;COMBIN(20;[.S$3])*COMBIN(60;[.$A7]-[.S$3])/COMBIN(80;[.$A7]))" office:value-type="percentage" office:value="0" calcext:value-type="percentage">
            <text:p>0.00%</text:p>
          </table:table-cell>
          <table:table-cell table:style-name="ce4" table:formula="of:=IF([.T$3]&gt;[.$A7];0;COMBIN(20;[.T$3])*COMBIN(60;[.$A7]-[.T$3])/COMBIN(80;[.$A7]))" office:value-type="percentage" office:value="0" calcext:value-type="percentage">
            <text:p>0.00%</text:p>
          </table:table-cell>
          <table:table-cell table:style-name="ce4" table:formula="of:=IF([.U$3]&gt;[.$A7];0;COMBIN(20;[.U$3])*COMBIN(60;[.$A7]-[.U$3])/COMBIN(80;[.$A7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formula="of:=IF([.B$3]&gt;[.$A8];0;COMBIN(20;[.B$3])*COMBIN(60;[.$A8]-[.B$3])/COMBIN(80;[.$A8]))" office:value-type="percentage" office:value="0.405686086065833" calcext:value-type="percentage">
            <text:p>40.57%</text:p>
          </table:table-cell>
          <table:table-cell table:style-name="ce4" table:formula="of:=IF([.C$3]&gt;[.$A8];0;COMBIN(20;[.C$3])*COMBIN(60;[.$A8]-[.C$3])/COMBIN(80;[.$A8]))" office:value-type="percentage" office:value="0.270457390710555" calcext:value-type="percentage">
            <text:p>27.05%</text:p>
          </table:table-cell>
          <table:table-cell table:style-name="ce4" table:formula="of:=IF([.D$3]&gt;[.$A8];0;COMBIN(20;[.D$3])*COMBIN(60;[.$A8]-[.D$3])/COMBIN(80;[.$A8]))" office:value-type="percentage" office:value="0.0839350522894827" calcext:value-type="percentage">
            <text:p>8.39%</text:p>
          </table:table-cell>
          <table:table-cell table:style-name="ce4" table:formula="of:=IF([.E$3]&gt;[.$A8];0;COMBIN(20;[.E$3])*COMBIN(60;[.$A8]-[.E$3])/COMBIN(80;[.$A8]))" office:value-type="percentage" office:value="0.0120923380417051" calcext:value-type="percentage">
            <text:p>1.21%</text:p>
          </table:table-cell>
          <table:table-cell table:style-name="ce4" table:formula="of:=IF([.F$3]&gt;[.$A8];0;COMBIN(20;[.F$3])*COMBIN(60;[.$A8]-[.F$3])/COMBIN(80;[.$A8]))" office:value-type="percentage" office:value="0.000644924695557607" calcext:value-type="percentage">
            <text:p>0.06%</text:p>
          </table:table-cell>
          <table:table-cell table:style-name="ce4" table:formula="of:=IF([.G$3]&gt;[.$A8];0;COMBIN(20;[.G$3])*COMBIN(60;[.$A8]-[.G$3])/COMBIN(80;[.$A8]))" office:value-type="percentage" office:value="0" calcext:value-type="percentage">
            <text:p>0.00%</text:p>
          </table:table-cell>
          <table:table-cell table:style-name="ce4" table:formula="of:=IF([.H$3]&gt;[.$A8];0;COMBIN(20;[.H$3])*COMBIN(60;[.$A8]-[.H$3])/COMBIN(80;[.$A8]))" office:value-type="percentage" office:value="0" calcext:value-type="percentage">
            <text:p>0.00%</text:p>
          </table:table-cell>
          <table:table-cell table:style-name="ce4" table:formula="of:=IF([.I$3]&gt;[.$A8];0;COMBIN(20;[.I$3])*COMBIN(60;[.$A8]-[.I$3])/COMBIN(80;[.$A8]))" office:value-type="percentage" office:value="0" calcext:value-type="percentage">
            <text:p>0.00%</text:p>
          </table:table-cell>
          <table:table-cell table:style-name="ce4" table:formula="of:=IF([.J$3]&gt;[.$A8];0;COMBIN(20;[.J$3])*COMBIN(60;[.$A8]-[.J$3])/COMBIN(80;[.$A8]))" office:value-type="percentage" office:value="0" calcext:value-type="percentage">
            <text:p>0.00%</text:p>
          </table:table-cell>
          <table:table-cell table:style-name="ce4" table:formula="of:=IF([.K$3]&gt;[.$A8];0;COMBIN(20;[.K$3])*COMBIN(60;[.$A8]-[.K$3])/COMBIN(80;[.$A8]))" office:value-type="percentage" office:value="0" calcext:value-type="percentage">
            <text:p>0.00%</text:p>
          </table:table-cell>
          <table:table-cell table:style-name="ce4" table:formula="of:=IF([.L$3]&gt;[.$A8];0;COMBIN(20;[.L$3])*COMBIN(60;[.$A8]-[.L$3])/COMBIN(80;[.$A8]))" office:value-type="percentage" office:value="0" calcext:value-type="percentage">
            <text:p>0.00%</text:p>
          </table:table-cell>
          <table:table-cell table:style-name="ce4" table:formula="of:=IF([.M$3]&gt;[.$A8];0;COMBIN(20;[.M$3])*COMBIN(60;[.$A8]-[.M$3])/COMBIN(80;[.$A8]))" office:value-type="percentage" office:value="0" calcext:value-type="percentage">
            <text:p>0.00%</text:p>
          </table:table-cell>
          <table:table-cell table:style-name="ce4" table:formula="of:=IF([.N$3]&gt;[.$A8];0;COMBIN(20;[.N$3])*COMBIN(60;[.$A8]-[.N$3])/COMBIN(80;[.$A8]))" office:value-type="percentage" office:value="0" calcext:value-type="percentage">
            <text:p>0.00%</text:p>
          </table:table-cell>
          <table:table-cell table:style-name="ce4" table:formula="of:=IF([.O$3]&gt;[.$A8];0;COMBIN(20;[.O$3])*COMBIN(60;[.$A8]-[.O$3])/COMBIN(80;[.$A8]))" office:value-type="percentage" office:value="0" calcext:value-type="percentage">
            <text:p>0.00%</text:p>
          </table:table-cell>
          <table:table-cell table:style-name="ce4" table:formula="of:=IF([.P$3]&gt;[.$A8];0;COMBIN(20;[.P$3])*COMBIN(60;[.$A8]-[.P$3])/COMBIN(80;[.$A8]))" office:value-type="percentage" office:value="0" calcext:value-type="percentage">
            <text:p>0.00%</text:p>
          </table:table-cell>
          <table:table-cell table:style-name="ce4" table:formula="of:=IF([.Q$3]&gt;[.$A8];0;COMBIN(20;[.Q$3])*COMBIN(60;[.$A8]-[.Q$3])/COMBIN(80;[.$A8]))" office:value-type="percentage" office:value="0" calcext:value-type="percentage">
            <text:p>0.00%</text:p>
          </table:table-cell>
          <table:table-cell table:style-name="ce4" table:formula="of:=IF([.R$3]&gt;[.$A8];0;COMBIN(20;[.R$3])*COMBIN(60;[.$A8]-[.R$3])/COMBIN(80;[.$A8]))" office:value-type="percentage" office:value="0" calcext:value-type="percentage">
            <text:p>0.00%</text:p>
          </table:table-cell>
          <table:table-cell table:style-name="ce4" table:formula="of:=IF([.S$3]&gt;[.$A8];0;COMBIN(20;[.S$3])*COMBIN(60;[.$A8]-[.S$3])/COMBIN(80;[.$A8]))" office:value-type="percentage" office:value="0" calcext:value-type="percentage">
            <text:p>0.00%</text:p>
          </table:table-cell>
          <table:table-cell table:style-name="ce4" table:formula="of:=IF([.T$3]&gt;[.$A8];0;COMBIN(20;[.T$3])*COMBIN(60;[.$A8]-[.T$3])/COMBIN(80;[.$A8]))" office:value-type="percentage" office:value="0" calcext:value-type="percentage">
            <text:p>0.00%</text:p>
          </table:table-cell>
          <table:table-cell table:style-name="ce4" table:formula="of:=IF([.U$3]&gt;[.$A8];0;COMBIN(20;[.U$3])*COMBIN(60;[.$A8]-[.U$3])/COMBIN(80;[.$A8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formula="of:=IF([.B$3]&gt;[.$A9];0;COMBIN(20;[.B$3])*COMBIN(60;[.$A9]-[.B$3])/COMBIN(80;[.$A9]))" office:value-type="percentage" office:value="0.363494733114986" calcext:value-type="percentage">
            <text:p>36.35%</text:p>
          </table:table-cell>
          <table:table-cell table:style-name="ce4" table:formula="of:=IF([.C$3]&gt;[.$A9];0;COMBIN(20;[.C$3])*COMBIN(60;[.$A9]-[.C$3])/COMBIN(80;[.$A9]))" office:value-type="percentage" office:value="0.308321425410033" calcext:value-type="percentage">
            <text:p>30.83%</text:p>
          </table:table-cell>
          <table:table-cell table:style-name="ce4" table:formula="of:=IF([.D$3]&gt;[.$A9];0;COMBIN(20;[.D$3])*COMBIN(60;[.$A9]-[.D$3])/COMBIN(80;[.$A9]))" office:value-type="percentage" office:value="0.129819547541067" calcext:value-type="percentage">
            <text:p>12.98%</text:p>
          </table:table-cell>
          <table:table-cell table:style-name="ce4" table:formula="of:=IF([.E$3]&gt;[.$A9];0;COMBIN(20;[.E$3])*COMBIN(60;[.$A9]-[.E$3])/COMBIN(80;[.$A9]))" office:value-type="percentage" office:value="0.0285379177784241" calcext:value-type="percentage">
            <text:p>2.85%</text:p>
          </table:table-cell>
          <table:table-cell table:style-name="ce4" table:formula="of:=IF([.F$3]&gt;[.$A9];0;COMBIN(20;[.F$3])*COMBIN(60;[.$A9]-[.F$3])/COMBIN(80;[.$A9]))" office:value-type="percentage" office:value="0.00309563853867651" calcext:value-type="percentage">
            <text:p>0.31%</text:p>
          </table:table-cell>
          <table:table-cell table:style-name="ce4" table:formula="of:=IF([.G$3]&gt;[.$A9];0;COMBIN(20;[.G$3])*COMBIN(60;[.$A9]-[.G$3])/COMBIN(80;[.$A9]))" office:value-type="percentage" office:value="0.000128984939111521" calcext:value-type="percentage">
            <text:p>0.01%</text:p>
          </table:table-cell>
          <table:table-cell table:style-name="ce4" table:formula="of:=IF([.H$3]&gt;[.$A9];0;COMBIN(20;[.H$3])*COMBIN(60;[.$A9]-[.H$3])/COMBIN(80;[.$A9]))" office:value-type="percentage" office:value="0" calcext:value-type="percentage">
            <text:p>0.00%</text:p>
          </table:table-cell>
          <table:table-cell table:style-name="ce4" table:formula="of:=IF([.I$3]&gt;[.$A9];0;COMBIN(20;[.I$3])*COMBIN(60;[.$A9]-[.I$3])/COMBIN(80;[.$A9]))" office:value-type="percentage" office:value="0" calcext:value-type="percentage">
            <text:p>0.00%</text:p>
          </table:table-cell>
          <table:table-cell table:style-name="ce4" table:formula="of:=IF([.J$3]&gt;[.$A9];0;COMBIN(20;[.J$3])*COMBIN(60;[.$A9]-[.J$3])/COMBIN(80;[.$A9]))" office:value-type="percentage" office:value="0" calcext:value-type="percentage">
            <text:p>0.00%</text:p>
          </table:table-cell>
          <table:table-cell table:style-name="ce4" table:formula="of:=IF([.K$3]&gt;[.$A9];0;COMBIN(20;[.K$3])*COMBIN(60;[.$A9]-[.K$3])/COMBIN(80;[.$A9]))" office:value-type="percentage" office:value="0" calcext:value-type="percentage">
            <text:p>0.00%</text:p>
          </table:table-cell>
          <table:table-cell table:style-name="ce4" table:formula="of:=IF([.L$3]&gt;[.$A9];0;COMBIN(20;[.L$3])*COMBIN(60;[.$A9]-[.L$3])/COMBIN(80;[.$A9]))" office:value-type="percentage" office:value="0" calcext:value-type="percentage">
            <text:p>0.00%</text:p>
          </table:table-cell>
          <table:table-cell table:style-name="ce4" table:formula="of:=IF([.M$3]&gt;[.$A9];0;COMBIN(20;[.M$3])*COMBIN(60;[.$A9]-[.M$3])/COMBIN(80;[.$A9]))" office:value-type="percentage" office:value="0" calcext:value-type="percentage">
            <text:p>0.00%</text:p>
          </table:table-cell>
          <table:table-cell table:style-name="ce4" table:formula="of:=IF([.N$3]&gt;[.$A9];0;COMBIN(20;[.N$3])*COMBIN(60;[.$A9]-[.N$3])/COMBIN(80;[.$A9]))" office:value-type="percentage" office:value="0" calcext:value-type="percentage">
            <text:p>0.00%</text:p>
          </table:table-cell>
          <table:table-cell table:style-name="ce4" table:formula="of:=IF([.O$3]&gt;[.$A9];0;COMBIN(20;[.O$3])*COMBIN(60;[.$A9]-[.O$3])/COMBIN(80;[.$A9]))" office:value-type="percentage" office:value="0" calcext:value-type="percentage">
            <text:p>0.00%</text:p>
          </table:table-cell>
          <table:table-cell table:style-name="ce4" table:formula="of:=IF([.P$3]&gt;[.$A9];0;COMBIN(20;[.P$3])*COMBIN(60;[.$A9]-[.P$3])/COMBIN(80;[.$A9]))" office:value-type="percentage" office:value="0" calcext:value-type="percentage">
            <text:p>0.00%</text:p>
          </table:table-cell>
          <table:table-cell table:style-name="ce4" table:formula="of:=IF([.Q$3]&gt;[.$A9];0;COMBIN(20;[.Q$3])*COMBIN(60;[.$A9]-[.Q$3])/COMBIN(80;[.$A9]))" office:value-type="percentage" office:value="0" calcext:value-type="percentage">
            <text:p>0.00%</text:p>
          </table:table-cell>
          <table:table-cell table:style-name="ce4" table:formula="of:=IF([.R$3]&gt;[.$A9];0;COMBIN(20;[.R$3])*COMBIN(60;[.$A9]-[.R$3])/COMBIN(80;[.$A9]))" office:value-type="percentage" office:value="0" calcext:value-type="percentage">
            <text:p>0.00%</text:p>
          </table:table-cell>
          <table:table-cell table:style-name="ce4" table:formula="of:=IF([.S$3]&gt;[.$A9];0;COMBIN(20;[.S$3])*COMBIN(60;[.$A9]-[.S$3])/COMBIN(80;[.$A9]))" office:value-type="percentage" office:value="0" calcext:value-type="percentage">
            <text:p>0.00%</text:p>
          </table:table-cell>
          <table:table-cell table:style-name="ce4" table:formula="of:=IF([.T$3]&gt;[.$A9];0;COMBIN(20;[.T$3])*COMBIN(60;[.$A9]-[.T$3])/COMBIN(80;[.$A9]))" office:value-type="percentage" office:value="0" calcext:value-type="percentage">
            <text:p>0.00%</text:p>
          </table:table-cell>
          <table:table-cell table:style-name="ce4" table:formula="of:=IF([.U$3]&gt;[.$A9];0;COMBIN(20;[.U$3])*COMBIN(60;[.$A9]-[.U$3])/COMBIN(80;[.$A9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formula="of:=IF([.B$3]&gt;[.$A10];0;COMBIN(20;[.B$3])*COMBIN(60;[.$A10]-[.B$3])/COMBIN(80;[.$A10]))" office:value-type="percentage" office:value="0.315192505065923" calcext:value-type="percentage">
            <text:p>31.52%</text:p>
          </table:table-cell>
          <table:table-cell table:style-name="ce4" table:formula="of:=IF([.C$3]&gt;[.$A10];0;COMBIN(20;[.C$3])*COMBIN(60;[.$A10]-[.C$3])/COMBIN(80;[.$A10]))" office:value-type="percentage" office:value="0.326654050704684" calcext:value-type="percentage">
            <text:p>32.67%</text:p>
          </table:table-cell>
          <table:table-cell table:style-name="ce4" table:formula="of:=IF([.D$3]&gt;[.$A10];0;COMBIN(20;[.D$3])*COMBIN(60;[.$A10]-[.D$3])/COMBIN(80;[.$A10]))" office:value-type="percentage" office:value="0.174993241448938" calcext:value-type="percentage">
            <text:p>17.50%</text:p>
          </table:table-cell>
          <table:table-cell table:style-name="ce4" table:formula="of:=IF([.E$3]&gt;[.$A10];0;COMBIN(20;[.E$3])*COMBIN(60;[.$A10]-[.E$3])/COMBIN(80;[.$A10]))" office:value-type="percentage" office:value="0.0521909667479288" calcext:value-type="percentage">
            <text:p>5.22%</text:p>
          </table:table-cell>
          <table:table-cell table:style-name="ce4" table:formula="of:=IF([.F$3]&gt;[.$A10];0;COMBIN(20;[.F$3])*COMBIN(60;[.$A10]-[.F$3])/COMBIN(80;[.$A10]))" office:value-type="percentage" office:value="0.00863850484103649" calcext:value-type="percentage">
            <text:p>0.86%</text:p>
          </table:table-cell>
          <table:table-cell table:style-name="ce4" table:formula="of:=IF([.G$3]&gt;[.$A10];0;COMBIN(20;[.G$3])*COMBIN(60;[.$A10]-[.G$3])/COMBIN(80;[.$A10]))" office:value-type="percentage" office:value="0.00073207668144377" calcext:value-type="percentage">
            <text:p>0.07%</text:p>
          </table:table-cell>
          <table:table-cell table:style-name="ce4" table:formula="of:=IF([.H$3]&gt;[.$A10];0;COMBIN(20;[.H$3])*COMBIN(60;[.$A10]-[.H$3])/COMBIN(80;[.$A10]))" office:value-type="percentage" office:value="0.0000244025560481257" calcext:value-type="percentage">
            <text:p>0.00%</text:p>
          </table:table-cell>
          <table:table-cell table:style-name="ce4" table:formula="of:=IF([.I$3]&gt;[.$A10];0;COMBIN(20;[.I$3])*COMBIN(60;[.$A10]-[.I$3])/COMBIN(80;[.$A10]))" office:value-type="percentage" office:value="0" calcext:value-type="percentage">
            <text:p>0.00%</text:p>
          </table:table-cell>
          <table:table-cell table:style-name="ce4" table:formula="of:=IF([.J$3]&gt;[.$A10];0;COMBIN(20;[.J$3])*COMBIN(60;[.$A10]-[.J$3])/COMBIN(80;[.$A10]))" office:value-type="percentage" office:value="0" calcext:value-type="percentage">
            <text:p>0.00%</text:p>
          </table:table-cell>
          <table:table-cell table:style-name="ce4" table:formula="of:=IF([.K$3]&gt;[.$A10];0;COMBIN(20;[.K$3])*COMBIN(60;[.$A10]-[.K$3])/COMBIN(80;[.$A10]))" office:value-type="percentage" office:value="0" calcext:value-type="percentage">
            <text:p>0.00%</text:p>
          </table:table-cell>
          <table:table-cell table:style-name="ce4" table:formula="of:=IF([.L$3]&gt;[.$A10];0;COMBIN(20;[.L$3])*COMBIN(60;[.$A10]-[.L$3])/COMBIN(80;[.$A10]))" office:value-type="percentage" office:value="0" calcext:value-type="percentage">
            <text:p>0.00%</text:p>
          </table:table-cell>
          <table:table-cell table:style-name="ce4" table:formula="of:=IF([.M$3]&gt;[.$A10];0;COMBIN(20;[.M$3])*COMBIN(60;[.$A10]-[.M$3])/COMBIN(80;[.$A10]))" office:value-type="percentage" office:value="0" calcext:value-type="percentage">
            <text:p>0.00%</text:p>
          </table:table-cell>
          <table:table-cell table:style-name="ce4" table:formula="of:=IF([.N$3]&gt;[.$A10];0;COMBIN(20;[.N$3])*COMBIN(60;[.$A10]-[.N$3])/COMBIN(80;[.$A10]))" office:value-type="percentage" office:value="0" calcext:value-type="percentage">
            <text:p>0.00%</text:p>
          </table:table-cell>
          <table:table-cell table:style-name="ce4" table:formula="of:=IF([.O$3]&gt;[.$A10];0;COMBIN(20;[.O$3])*COMBIN(60;[.$A10]-[.O$3])/COMBIN(80;[.$A10]))" office:value-type="percentage" office:value="0" calcext:value-type="percentage">
            <text:p>0.00%</text:p>
          </table:table-cell>
          <table:table-cell table:style-name="ce4" table:formula="of:=IF([.P$3]&gt;[.$A10];0;COMBIN(20;[.P$3])*COMBIN(60;[.$A10]-[.P$3])/COMBIN(80;[.$A10]))" office:value-type="percentage" office:value="0" calcext:value-type="percentage">
            <text:p>0.00%</text:p>
          </table:table-cell>
          <table:table-cell table:style-name="ce4" table:formula="of:=IF([.Q$3]&gt;[.$A10];0;COMBIN(20;[.Q$3])*COMBIN(60;[.$A10]-[.Q$3])/COMBIN(80;[.$A10]))" office:value-type="percentage" office:value="0" calcext:value-type="percentage">
            <text:p>0.00%</text:p>
          </table:table-cell>
          <table:table-cell table:style-name="ce4" table:formula="of:=IF([.R$3]&gt;[.$A10];0;COMBIN(20;[.R$3])*COMBIN(60;[.$A10]-[.R$3])/COMBIN(80;[.$A10]))" office:value-type="percentage" office:value="0" calcext:value-type="percentage">
            <text:p>0.00%</text:p>
          </table:table-cell>
          <table:table-cell table:style-name="ce4" table:formula="of:=IF([.S$3]&gt;[.$A10];0;COMBIN(20;[.S$3])*COMBIN(60;[.$A10]-[.S$3])/COMBIN(80;[.$A10]))" office:value-type="percentage" office:value="0" calcext:value-type="percentage">
            <text:p>0.00%</text:p>
          </table:table-cell>
          <table:table-cell table:style-name="ce4" table:formula="of:=IF([.T$3]&gt;[.$A10];0;COMBIN(20;[.T$3])*COMBIN(60;[.$A10]-[.T$3])/COMBIN(80;[.$A10]))" office:value-type="percentage" office:value="0" calcext:value-type="percentage">
            <text:p>0.00%</text:p>
          </table:table-cell>
          <table:table-cell table:style-name="ce4" table:formula="of:=IF([.U$3]&gt;[.$A10];0;COMBIN(20;[.U$3])*COMBIN(60;[.$A10]-[.U$3])/COMBIN(80;[.$A10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table:formula="of:=IF([.B$3]&gt;[.$A11];0;COMBIN(20;[.B$3])*COMBIN(60;[.$A11]-[.B$3])/COMBIN(80;[.$A11]))" office:value-type="percentage" office:value="0.266464113871778" calcext:value-type="percentage">
            <text:p>26.65%</text:p>
          </table:table-cell>
          <table:table-cell table:style-name="ce4" table:formula="of:=IF([.C$3]&gt;[.$A11];0;COMBIN(20;[.C$3])*COMBIN(60;[.$A11]-[.C$3])/COMBIN(80;[.$A11]))" office:value-type="percentage" office:value="0.328145621712468" calcext:value-type="percentage">
            <text:p>32.81%</text:p>
          </table:table-cell>
          <table:table-cell table:style-name="ce4" table:formula="of:=IF([.D$3]&gt;[.$A11];0;COMBIN(20;[.D$3])*COMBIN(60;[.$A11]-[.D$3])/COMBIN(80;[.$A11]))" office:value-type="percentage" office:value="0.214786225120888" calcext:value-type="percentage">
            <text:p>21.48%</text:p>
          </table:table-cell>
          <table:table-cell table:style-name="ce4" table:formula="of:=IF([.E$3]&gt;[.$A11];0;COMBIN(20;[.E$3])*COMBIN(60;[.$A11]-[.E$3])/COMBIN(80;[.$A11]))" office:value-type="percentage" office:value="0.0815037014967655" calcext:value-type="percentage">
            <text:p>8.15%</text:p>
          </table:table-cell>
          <table:table-cell table:style-name="ce4" table:formula="of:=IF([.F$3]&gt;[.$A11];0;COMBIN(20;[.F$3])*COMBIN(60;[.$A11]-[.F$3])/COMBIN(80;[.$A11]))" office:value-type="percentage" office:value="0.0183025855992737" calcext:value-type="percentage">
            <text:p>1.83%</text:p>
          </table:table-cell>
          <table:table-cell table:style-name="ce4" table:formula="of:=IF([.G$3]&gt;[.$A11];0;COMBIN(20;[.G$3])*COMBIN(60;[.$A11]-[.G$3])/COMBIN(80;[.$A11]))" office:value-type="percentage" office:value="0.00236671365507849" calcext:value-type="percentage">
            <text:p>0.24%</text:p>
          </table:table-cell>
          <table:table-cell table:style-name="ce4" table:formula="of:=IF([.H$3]&gt;[.$A11];0;COMBIN(20;[.H$3])*COMBIN(60;[.$A11]-[.H$3])/COMBIN(80;[.$A11]))" office:value-type="percentage" office:value="0.000160455163056169" calcext:value-type="percentage">
            <text:p>0.02%</text:p>
          </table:table-cell>
          <table:table-cell table:style-name="ce4" table:formula="of:=IF([.I$3]&gt;[.$A11];0;COMBIN(20;[.I$3])*COMBIN(60;[.$A11]-[.I$3])/COMBIN(80;[.$A11]))" office:value-type="percentage" office:value="0.00000434566066610457" calcext:value-type="percentage">
            <text:p>0.00%</text:p>
          </table:table-cell>
          <table:table-cell table:style-name="ce4" table:formula="of:=IF([.J$3]&gt;[.$A11];0;COMBIN(20;[.J$3])*COMBIN(60;[.$A11]-[.J$3])/COMBIN(80;[.$A11]))" office:value-type="percentage" office:value="0" calcext:value-type="percentage">
            <text:p>0.00%</text:p>
          </table:table-cell>
          <table:table-cell table:style-name="ce4" table:formula="of:=IF([.K$3]&gt;[.$A11];0;COMBIN(20;[.K$3])*COMBIN(60;[.$A11]-[.K$3])/COMBIN(80;[.$A11]))" office:value-type="percentage" office:value="0" calcext:value-type="percentage">
            <text:p>0.00%</text:p>
          </table:table-cell>
          <table:table-cell table:style-name="ce4" table:formula="of:=IF([.L$3]&gt;[.$A11];0;COMBIN(20;[.L$3])*COMBIN(60;[.$A11]-[.L$3])/COMBIN(80;[.$A11]))" office:value-type="percentage" office:value="0" calcext:value-type="percentage">
            <text:p>0.00%</text:p>
          </table:table-cell>
          <table:table-cell table:style-name="ce4" table:formula="of:=IF([.M$3]&gt;[.$A11];0;COMBIN(20;[.M$3])*COMBIN(60;[.$A11]-[.M$3])/COMBIN(80;[.$A11]))" office:value-type="percentage" office:value="0" calcext:value-type="percentage">
            <text:p>0.00%</text:p>
          </table:table-cell>
          <table:table-cell table:style-name="ce4" table:formula="of:=IF([.N$3]&gt;[.$A11];0;COMBIN(20;[.N$3])*COMBIN(60;[.$A11]-[.N$3])/COMBIN(80;[.$A11]))" office:value-type="percentage" office:value="0" calcext:value-type="percentage">
            <text:p>0.00%</text:p>
          </table:table-cell>
          <table:table-cell table:style-name="ce4" table:formula="of:=IF([.O$3]&gt;[.$A11];0;COMBIN(20;[.O$3])*COMBIN(60;[.$A11]-[.O$3])/COMBIN(80;[.$A11]))" office:value-type="percentage" office:value="0" calcext:value-type="percentage">
            <text:p>0.00%</text:p>
          </table:table-cell>
          <table:table-cell table:style-name="ce4" table:formula="of:=IF([.P$3]&gt;[.$A11];0;COMBIN(20;[.P$3])*COMBIN(60;[.$A11]-[.P$3])/COMBIN(80;[.$A11]))" office:value-type="percentage" office:value="0" calcext:value-type="percentage">
            <text:p>0.00%</text:p>
          </table:table-cell>
          <table:table-cell table:style-name="ce4" table:formula="of:=IF([.Q$3]&gt;[.$A11];0;COMBIN(20;[.Q$3])*COMBIN(60;[.$A11]-[.Q$3])/COMBIN(80;[.$A11]))" office:value-type="percentage" office:value="0" calcext:value-type="percentage">
            <text:p>0.00%</text:p>
          </table:table-cell>
          <table:table-cell table:style-name="ce4" table:formula="of:=IF([.R$3]&gt;[.$A11];0;COMBIN(20;[.R$3])*COMBIN(60;[.$A11]-[.R$3])/COMBIN(80;[.$A11]))" office:value-type="percentage" office:value="0" calcext:value-type="percentage">
            <text:p>0.00%</text:p>
          </table:table-cell>
          <table:table-cell table:style-name="ce4" table:formula="of:=IF([.S$3]&gt;[.$A11];0;COMBIN(20;[.S$3])*COMBIN(60;[.$A11]-[.S$3])/COMBIN(80;[.$A11]))" office:value-type="percentage" office:value="0" calcext:value-type="percentage">
            <text:p>0.00%</text:p>
          </table:table-cell>
          <table:table-cell table:style-name="ce4" table:formula="of:=IF([.T$3]&gt;[.$A11];0;COMBIN(20;[.T$3])*COMBIN(60;[.$A11]-[.T$3])/COMBIN(80;[.$A11]))" office:value-type="percentage" office:value="0" calcext:value-type="percentage">
            <text:p>0.00%</text:p>
          </table:table-cell>
          <table:table-cell table:style-name="ce4" table:formula="of:=IF([.U$3]&gt;[.$A11];0;COMBIN(20;[.U$3])*COMBIN(60;[.$A11]-[.U$3])/COMBIN(80;[.$A11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formula="of:=IF([.B$3]&gt;[.$A12];0;COMBIN(20;[.B$3])*COMBIN(60;[.$A12]-[.B$3])/COMBIN(80;[.$A12]))" office:value-type="percentage" office:value="0.220665594300066" calcext:value-type="percentage">
            <text:p>22.07%</text:p>
          </table:table-cell>
          <table:table-cell table:style-name="ce4" table:formula="of:=IF([.C$3]&gt;[.$A12];0;COMBIN(20;[.C$3])*COMBIN(60;[.$A12]-[.C$3])/COMBIN(80;[.$A12]))" office:value-type="percentage" office:value="0.316426135222737" calcext:value-type="percentage">
            <text:p>31.64%</text:p>
          </table:table-cell>
          <table:table-cell table:style-name="ce4" table:formula="of:=IF([.D$3]&gt;[.$A12];0;COMBIN(20;[.D$3])*COMBIN(60;[.$A12]-[.D$3])/COMBIN(80;[.$A12]))" office:value-type="percentage" office:value="0.246109216284351" calcext:value-type="percentage">
            <text:p>24.61%</text:p>
          </table:table-cell>
          <table:table-cell table:style-name="ce4" table:formula="of:=IF([.E$3]&gt;[.$A12];0;COMBIN(20;[.E$3])*COMBIN(60;[.$A12]-[.E$3])/COMBIN(80;[.$A12]))" office:value-type="percentage" office:value="0.114105182095472" calcext:value-type="percentage">
            <text:p>11.41%</text:p>
          </table:table-cell>
          <table:table-cell table:style-name="ce4" table:formula="of:=IF([.F$3]&gt;[.$A12];0;COMBIN(20;[.F$3])*COMBIN(60;[.$A12]-[.F$3])/COMBIN(80;[.$A12]))" office:value-type="percentage" office:value="0.0326014805987062" calcext:value-type="percentage">
            <text:p>3.26%</text:p>
          </table:table-cell>
          <table:table-cell table:style-name="ce4" table:formula="of:=IF([.G$3]&gt;[.$A12];0;COMBIN(20;[.G$3])*COMBIN(60;[.$A12]-[.G$3])/COMBIN(80;[.$A12]))" office:value-type="percentage" office:value="0.00571955799977302" calcext:value-type="percentage">
            <text:p>0.57%</text:p>
          </table:table-cell>
          <table:table-cell table:style-name="ce4" table:formula="of:=IF([.H$3]&gt;[.$A12];0;COMBIN(20;[.H$3])*COMBIN(60;[.$A12]-[.H$3])/COMBIN(80;[.$A12]))" office:value-type="percentage" office:value="0.000591678413769622" calcext:value-type="percentage">
            <text:p>0.06%</text:p>
          </table:table-cell>
          <table:table-cell table:style-name="ce4" table:formula="of:=IF([.I$3]&gt;[.$A12];0;COMBIN(20;[.I$3])*COMBIN(60;[.$A12]-[.I$3])/COMBIN(80;[.$A12]))" office:value-type="percentage" office:value="0.0000325924549957843" calcext:value-type="percentage">
            <text:p>0.00%</text:p>
          </table:table-cell>
          <table:table-cell table:style-name="ce4" table:formula="of:=IF([.J$3]&gt;[.$A12];0;COMBIN(20;[.J$3])*COMBIN(60;[.$A12]-[.J$3])/COMBIN(80;[.$A12]))" office:value-type="percentage" office:value="0.000000724276777684095" calcext:value-type="percentage">
            <text:p>0.00%</text:p>
          </table:table-cell>
          <table:table-cell table:style-name="ce4" table:formula="of:=IF([.K$3]&gt;[.$A12];0;COMBIN(20;[.K$3])*COMBIN(60;[.$A12]-[.K$3])/COMBIN(80;[.$A12]))" office:value-type="percentage" office:value="0" calcext:value-type="percentage">
            <text:p>0.00%</text:p>
          </table:table-cell>
          <table:table-cell table:style-name="ce4" table:formula="of:=IF([.L$3]&gt;[.$A12];0;COMBIN(20;[.L$3])*COMBIN(60;[.$A12]-[.L$3])/COMBIN(80;[.$A12]))" office:value-type="percentage" office:value="0" calcext:value-type="percentage">
            <text:p>0.00%</text:p>
          </table:table-cell>
          <table:table-cell table:style-name="ce4" table:formula="of:=IF([.M$3]&gt;[.$A12];0;COMBIN(20;[.M$3])*COMBIN(60;[.$A12]-[.M$3])/COMBIN(80;[.$A12]))" office:value-type="percentage" office:value="0" calcext:value-type="percentage">
            <text:p>0.00%</text:p>
          </table:table-cell>
          <table:table-cell table:style-name="ce4" table:formula="of:=IF([.N$3]&gt;[.$A12];0;COMBIN(20;[.N$3])*COMBIN(60;[.$A12]-[.N$3])/COMBIN(80;[.$A12]))" office:value-type="percentage" office:value="0" calcext:value-type="percentage">
            <text:p>0.00%</text:p>
          </table:table-cell>
          <table:table-cell table:style-name="ce4" table:formula="of:=IF([.O$3]&gt;[.$A12];0;COMBIN(20;[.O$3])*COMBIN(60;[.$A12]-[.O$3])/COMBIN(80;[.$A12]))" office:value-type="percentage" office:value="0" calcext:value-type="percentage">
            <text:p>0.00%</text:p>
          </table:table-cell>
          <table:table-cell table:style-name="ce4" table:formula="of:=IF([.P$3]&gt;[.$A12];0;COMBIN(20;[.P$3])*COMBIN(60;[.$A12]-[.P$3])/COMBIN(80;[.$A12]))" office:value-type="percentage" office:value="0" calcext:value-type="percentage">
            <text:p>0.00%</text:p>
          </table:table-cell>
          <table:table-cell table:style-name="ce4" table:formula="of:=IF([.Q$3]&gt;[.$A12];0;COMBIN(20;[.Q$3])*COMBIN(60;[.$A12]-[.Q$3])/COMBIN(80;[.$A12]))" office:value-type="percentage" office:value="0" calcext:value-type="percentage">
            <text:p>0.00%</text:p>
          </table:table-cell>
          <table:table-cell table:style-name="ce4" table:formula="of:=IF([.R$3]&gt;[.$A12];0;COMBIN(20;[.R$3])*COMBIN(60;[.$A12]-[.R$3])/COMBIN(80;[.$A12]))" office:value-type="percentage" office:value="0" calcext:value-type="percentage">
            <text:p>0.00%</text:p>
          </table:table-cell>
          <table:table-cell table:style-name="ce4" table:formula="of:=IF([.S$3]&gt;[.$A12];0;COMBIN(20;[.S$3])*COMBIN(60;[.$A12]-[.S$3])/COMBIN(80;[.$A12]))" office:value-type="percentage" office:value="0" calcext:value-type="percentage">
            <text:p>0.00%</text:p>
          </table:table-cell>
          <table:table-cell table:style-name="ce4" table:formula="of:=IF([.T$3]&gt;[.$A12];0;COMBIN(20;[.T$3])*COMBIN(60;[.$A12]-[.T$3])/COMBIN(80;[.$A12]))" office:value-type="percentage" office:value="0" calcext:value-type="percentage">
            <text:p>0.00%</text:p>
          </table:table-cell>
          <table:table-cell table:style-name="ce4" table:formula="of:=IF([.U$3]&gt;[.$A12];0;COMBIN(20;[.U$3])*COMBIN(60;[.$A12]-[.U$3])/COMBIN(80;[.$A12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formula="of:=IF([.B$3]&gt;[.$A13];0;COMBIN(20;[.B$3])*COMBIN(60;[.$A13]-[.B$3])/COMBIN(80;[.$A13]))" office:value-type="percentage" office:value="0.179571375643247" calcext:value-type="percentage">
            <text:p>17.96%</text:p>
          </table:table-cell>
          <table:table-cell table:style-name="ce4" table:formula="of:=IF([.C$3]&gt;[.$A13];0;COMBIN(20;[.C$3])*COMBIN(60;[.$A13]-[.C$3])/COMBIN(80;[.$A13]))" office:value-type="percentage" office:value="0.295256781105723" calcext:value-type="percentage">
            <text:p>29.53%</text:p>
          </table:table-cell>
          <table:table-cell table:style-name="ce4" table:formula="of:=IF([.D$3]&gt;[.$A13];0;COMBIN(20;[.D$3])*COMBIN(60;[.$A13]-[.D$3])/COMBIN(80;[.$A13]))" office:value-type="percentage" office:value="0.267402367793862" calcext:value-type="percentage">
            <text:p>26.74%</text:p>
          </table:table-cell>
          <table:table-cell table:style-name="ce4" table:formula="of:=IF([.E$3]&gt;[.$A13];0;COMBIN(20;[.E$3])*COMBIN(60;[.$A13]-[.E$3])/COMBIN(80;[.$A13]))" office:value-type="percentage" office:value="0.147318897071618" calcext:value-type="percentage">
            <text:p>14.73%</text:p>
          </table:table-cell>
          <table:table-cell table:style-name="ce4" table:formula="of:=IF([.F$3]&gt;[.$A13];0;COMBIN(20;[.F$3])*COMBIN(60;[.$A13]-[.F$3])/COMBIN(80;[.$A13]))" office:value-type="percentage" office:value="0.0514276877050013" calcext:value-type="percentage">
            <text:p>5.14%</text:p>
          </table:table-cell>
          <table:table-cell table:style-name="ce4" table:formula="of:=IF([.G$3]&gt;[.$A13];0;COMBIN(20;[.G$3])*COMBIN(60;[.$A13]-[.G$3])/COMBIN(80;[.$A13]))" office:value-type="percentage" office:value="0.0114793945770092" calcext:value-type="percentage">
            <text:p>1.15%</text:p>
          </table:table-cell>
          <table:table-cell table:style-name="ce4" table:formula="of:=IF([.H$3]&gt;[.$A13];0;COMBIN(20;[.H$3])*COMBIN(60;[.$A13]-[.H$3])/COMBIN(80;[.$A13]))" office:value-type="percentage" office:value="0.00161114309852761" calcext:value-type="percentage">
            <text:p>0.16%</text:p>
          </table:table-cell>
          <table:table-cell table:style-name="ce4" table:formula="of:=IF([.I$3]&gt;[.$A13];0;COMBIN(20;[.I$3])*COMBIN(60;[.$A13]-[.I$3])/COMBIN(80;[.$A13]))" office:value-type="percentage" office:value="0.000135419355264174" calcext:value-type="percentage">
            <text:p>0.01%</text:p>
          </table:table-cell>
          <table:table-cell table:style-name="ce4" table:formula="of:=IF([.J$3]&gt;[.$A13];0;COMBIN(20;[.J$3])*COMBIN(60;[.$A13]-[.J$3])/COMBIN(80;[.$A13]))" office:value-type="percentage" office:value="0.0000061206488254994" calcext:value-type="percentage">
            <text:p>0.00%</text:p>
          </table:table-cell>
          <table:table-cell table:style-name="ce4" table:formula="of:=IF([.K$3]&gt;[.$A13];0;COMBIN(20;[.K$3])*COMBIN(60;[.$A13]-[.K$3])/COMBIN(80;[.$A13]))" office:value-type="percentage" office:value="0.000000112211895134156" calcext:value-type="percentage">
            <text:p>0.00%</text:p>
          </table:table-cell>
          <table:table-cell table:style-name="ce4" table:formula="of:=IF([.L$3]&gt;[.$A13];0;COMBIN(20;[.L$3])*COMBIN(60;[.$A13]-[.L$3])/COMBIN(80;[.$A13]))" office:value-type="percentage" office:value="0" calcext:value-type="percentage">
            <text:p>0.00%</text:p>
          </table:table-cell>
          <table:table-cell table:style-name="ce4" table:formula="of:=IF([.M$3]&gt;[.$A13];0;COMBIN(20;[.M$3])*COMBIN(60;[.$A13]-[.M$3])/COMBIN(80;[.$A13]))" office:value-type="percentage" office:value="0" calcext:value-type="percentage">
            <text:p>0.00%</text:p>
          </table:table-cell>
          <table:table-cell table:style-name="ce4" table:formula="of:=IF([.N$3]&gt;[.$A13];0;COMBIN(20;[.N$3])*COMBIN(60;[.$A13]-[.N$3])/COMBIN(80;[.$A13]))" office:value-type="percentage" office:value="0" calcext:value-type="percentage">
            <text:p>0.00%</text:p>
          </table:table-cell>
          <table:table-cell table:style-name="ce4" table:formula="of:=IF([.O$3]&gt;[.$A13];0;COMBIN(20;[.O$3])*COMBIN(60;[.$A13]-[.O$3])/COMBIN(80;[.$A13]))" office:value-type="percentage" office:value="0" calcext:value-type="percentage">
            <text:p>0.00%</text:p>
          </table:table-cell>
          <table:table-cell table:style-name="ce4" table:formula="of:=IF([.P$3]&gt;[.$A13];0;COMBIN(20;[.P$3])*COMBIN(60;[.$A13]-[.P$3])/COMBIN(80;[.$A13]))" office:value-type="percentage" office:value="0" calcext:value-type="percentage">
            <text:p>0.00%</text:p>
          </table:table-cell>
          <table:table-cell table:style-name="ce4" table:formula="of:=IF([.Q$3]&gt;[.$A13];0;COMBIN(20;[.Q$3])*COMBIN(60;[.$A13]-[.Q$3])/COMBIN(80;[.$A13]))" office:value-type="percentage" office:value="0" calcext:value-type="percentage">
            <text:p>0.00%</text:p>
          </table:table-cell>
          <table:table-cell table:style-name="ce4" table:formula="of:=IF([.R$3]&gt;[.$A13];0;COMBIN(20;[.R$3])*COMBIN(60;[.$A13]-[.R$3])/COMBIN(80;[.$A13]))" office:value-type="percentage" office:value="0" calcext:value-type="percentage">
            <text:p>0.00%</text:p>
          </table:table-cell>
          <table:table-cell table:style-name="ce4" table:formula="of:=IF([.S$3]&gt;[.$A13];0;COMBIN(20;[.S$3])*COMBIN(60;[.$A13]-[.S$3])/COMBIN(80;[.$A13]))" office:value-type="percentage" office:value="0" calcext:value-type="percentage">
            <text:p>0.00%</text:p>
          </table:table-cell>
          <table:table-cell table:style-name="ce4" table:formula="of:=IF([.T$3]&gt;[.$A13];0;COMBIN(20;[.T$3])*COMBIN(60;[.$A13]-[.T$3])/COMBIN(80;[.$A13]))" office:value-type="percentage" office:value="0" calcext:value-type="percentage">
            <text:p>0.00%</text:p>
          </table:table-cell>
          <table:table-cell table:style-name="ce4" table:formula="of:=IF([.U$3]&gt;[.$A13];0;COMBIN(20;[.U$3])*COMBIN(60;[.$A13]-[.U$3])/COMBIN(80;[.$A13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formula="of:=IF([.B$3]&gt;[.$A14];0;COMBIN(20;[.B$3])*COMBIN(60;[.$A14]-[.B$3])/COMBIN(80;[.$A14]))" office:value-type="percentage" office:value="0.14391363105123" calcext:value-type="percentage">
            <text:p>14.39%</text:p>
          </table:table-cell>
          <table:table-cell table:style-name="ce4" table:formula="of:=IF([.C$3]&gt;[.$A14];0;COMBIN(20;[.C$3])*COMBIN(60;[.$A14]-[.C$3])/COMBIN(80;[.$A14]))" office:value-type="percentage" office:value="0.268074410781704" calcext:value-type="percentage">
            <text:p>26.81%</text:p>
          </table:table-cell>
          <table:table-cell table:style-name="ce4" table:formula="of:=IF([.D$3]&gt;[.$A14];0;COMBIN(20;[.D$3])*COMBIN(60;[.$A14]-[.D$3])/COMBIN(80;[.$A14]))" office:value-type="percentage" office:value="0.278384965042538" calcext:value-type="percentage">
            <text:p>27.84%</text:p>
          </table:table-cell>
          <table:table-cell table:style-name="ce4" table:formula="of:=IF([.E$3]&gt;[.$A14];0;COMBIN(20;[.E$3])*COMBIN(60;[.$A14]-[.E$3])/COMBIN(80;[.$A14]))" office:value-type="percentage" office:value="0.178586581348044" calcext:value-type="percentage">
            <text:p>17.86%</text:p>
          </table:table-cell>
          <table:table-cell table:style-name="ce4" table:formula="of:=IF([.F$3]&gt;[.$A14];0;COMBIN(20;[.F$3])*COMBIN(60;[.$A14]-[.F$3])/COMBIN(80;[.$A14]))" office:value-type="percentage" office:value="0.0740803596702995" calcext:value-type="percentage">
            <text:p>7.41%</text:p>
          </table:table-cell>
          <table:table-cell table:style-name="ce4" table:formula="of:=IF([.G$3]&gt;[.$A14];0;COMBIN(20;[.G$3])*COMBIN(60;[.$A14]-[.G$3])/COMBIN(80;[.$A14]))" office:value-type="percentage" office:value="0.0202037344555362" calcext:value-type="percentage">
            <text:p>2.02%</text:p>
          </table:table-cell>
          <table:table-cell table:style-name="ce4" table:formula="of:=IF([.H$3]&gt;[.$A14];0;COMBIN(20;[.H$3])*COMBIN(60;[.$A14]-[.H$3])/COMBIN(80;[.$A14]))" office:value-type="percentage" office:value="0.0036078097242029" calcext:value-type="percentage">
            <text:p>0.36%</text:p>
          </table:table-cell>
          <table:table-cell table:style-name="ce4" table:formula="of:=IF([.I$3]&gt;[.$A14];0;COMBIN(20;[.I$3])*COMBIN(60;[.$A14]-[.I$3])/COMBIN(80;[.$A14]))" office:value-type="percentage" office:value="0.000411416898374015" calcext:value-type="percentage">
            <text:p>0.04%</text:p>
          </table:table-cell>
          <table:table-cell table:style-name="ce4" table:formula="of:=IF([.J$3]&gt;[.$A14];0;COMBIN(20;[.J$3])*COMBIN(60;[.$A14]-[.J$3])/COMBIN(80;[.$A14]))" office:value-type="percentage" office:value="0.0000283735791982079" calcext:value-type="percentage">
            <text:p>0.00%</text:p>
          </table:table-cell>
          <table:table-cell table:style-name="ce4" table:formula="of:=IF([.K$3]&gt;[.$A14];0;COMBIN(20;[.K$3])*COMBIN(60;[.$A14]-[.K$3])/COMBIN(80;[.$A14]))" office:value-type="percentage" office:value="0.00000105799786840775" calcext:value-type="percentage">
            <text:p>0.00%</text:p>
          </table:table-cell>
          <table:table-cell table:style-name="ce4" table:formula="of:=IF([.L$3]&gt;[.$A14];0;COMBIN(20;[.L$3])*COMBIN(60;[.$A14]-[.L$3])/COMBIN(80;[.$A14]))" office:value-type="percentage" office:value="0.0000000160302707334508" calcext:value-type="percentage">
            <text:p>0.00%</text:p>
          </table:table-cell>
          <table:table-cell table:style-name="ce4" table:formula="of:=IF([.M$3]&gt;[.$A14];0;COMBIN(20;[.M$3])*COMBIN(60;[.$A14]-[.M$3])/COMBIN(80;[.$A14]))" office:value-type="percentage" office:value="0" calcext:value-type="percentage">
            <text:p>0.00%</text:p>
          </table:table-cell>
          <table:table-cell table:style-name="ce4" table:formula="of:=IF([.N$3]&gt;[.$A14];0;COMBIN(20;[.N$3])*COMBIN(60;[.$A14]-[.N$3])/COMBIN(80;[.$A14]))" office:value-type="percentage" office:value="0" calcext:value-type="percentage">
            <text:p>0.00%</text:p>
          </table:table-cell>
          <table:table-cell table:style-name="ce4" table:formula="of:=IF([.O$3]&gt;[.$A14];0;COMBIN(20;[.O$3])*COMBIN(60;[.$A14]-[.O$3])/COMBIN(80;[.$A14]))" office:value-type="percentage" office:value="0" calcext:value-type="percentage">
            <text:p>0.00%</text:p>
          </table:table-cell>
          <table:table-cell table:style-name="ce4" table:formula="of:=IF([.P$3]&gt;[.$A14];0;COMBIN(20;[.P$3])*COMBIN(60;[.$A14]-[.P$3])/COMBIN(80;[.$A14]))" office:value-type="percentage" office:value="0" calcext:value-type="percentage">
            <text:p>0.00%</text:p>
          </table:table-cell>
          <table:table-cell table:style-name="ce4" table:formula="of:=IF([.Q$3]&gt;[.$A14];0;COMBIN(20;[.Q$3])*COMBIN(60;[.$A14]-[.Q$3])/COMBIN(80;[.$A14]))" office:value-type="percentage" office:value="0" calcext:value-type="percentage">
            <text:p>0.00%</text:p>
          </table:table-cell>
          <table:table-cell table:style-name="ce4" table:formula="of:=IF([.R$3]&gt;[.$A14];0;COMBIN(20;[.R$3])*COMBIN(60;[.$A14]-[.R$3])/COMBIN(80;[.$A14]))" office:value-type="percentage" office:value="0" calcext:value-type="percentage">
            <text:p>0.00%</text:p>
          </table:table-cell>
          <table:table-cell table:style-name="ce4" table:formula="of:=IF([.S$3]&gt;[.$A14];0;COMBIN(20;[.S$3])*COMBIN(60;[.$A14]-[.S$3])/COMBIN(80;[.$A14]))" office:value-type="percentage" office:value="0" calcext:value-type="percentage">
            <text:p>0.00%</text:p>
          </table:table-cell>
          <table:table-cell table:style-name="ce4" table:formula="of:=IF([.T$3]&gt;[.$A14];0;COMBIN(20;[.T$3])*COMBIN(60;[.$A14]-[.T$3])/COMBIN(80;[.$A14]))" office:value-type="percentage" office:value="0" calcext:value-type="percentage">
            <text:p>0.00%</text:p>
          </table:table-cell>
          <table:table-cell table:style-name="ce4" table:formula="of:=IF([.U$3]&gt;[.$A14];0;COMBIN(20;[.U$3])*COMBIN(60;[.$A14]-[.U$3])/COMBIN(80;[.$A14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formula="of:=IF([.B$3]&gt;[.$A15];0;COMBIN(20;[.B$3])*COMBIN(60;[.$A15]-[.B$3])/COMBIN(80;[.$A15]))" office:value-type="percentage" office:value="0.113765716246032" calcext:value-type="percentage">
            <text:p>11.38%</text:p>
          </table:table-cell>
          <table:table-cell table:style-name="ce4" table:formula="of:=IF([.C$3]&gt;[.$A15];0;COMBIN(20;[.C$3])*COMBIN(60;[.$A15]-[.C$3])/COMBIN(80;[.$A15]))" office:value-type="percentage" office:value="0.237770346954207" calcext:value-type="percentage">
            <text:p>23.78%</text:p>
          </table:table-cell>
          <table:table-cell table:style-name="ce4" table:formula="of:=IF([.D$3]&gt;[.$A15];0;COMBIN(20;[.D$3])*COMBIN(60;[.$A15]-[.D$3])/COMBIN(80;[.$A15]))" office:value-type="percentage" office:value="0.279729819946126" calcext:value-type="percentage">
            <text:p>27.97%</text:p>
          </table:table-cell>
          <table:table-cell table:style-name="ce4" table:formula="of:=IF([.E$3]&gt;[.$A15];0;COMBIN(20;[.E$3])*COMBIN(60;[.$A15]-[.E$3])/COMBIN(80;[.$A15]))" office:value-type="percentage" office:value="0.205762800248833" calcext:value-type="percentage">
            <text:p>20.58%</text:p>
          </table:table-cell>
          <table:table-cell table:style-name="ce4" table:formula="of:=IF([.F$3]&gt;[.$A15];0;COMBIN(20;[.F$3])*COMBIN(60;[.$A15]-[.F$3])/COMBIN(80;[.$A15]))" office:value-type="percentage" office:value="0.099387314837172" calcext:value-type="percentage">
            <text:p>9.94%</text:p>
          </table:table-cell>
          <table:table-cell table:style-name="ce4" table:formula="of:=IF([.G$3]&gt;[.$A15];0;COMBIN(20;[.G$3])*COMBIN(60;[.$A15]-[.G$3])/COMBIN(80;[.$A15]))" office:value-type="percentage" office:value="0.032208852030565" calcext:value-type="percentage">
            <text:p>3.22%</text:p>
          </table:table-cell>
          <table:table-cell table:style-name="ce4" table:formula="of:=IF([.H$3]&gt;[.$A15];0;COMBIN(20;[.H$3])*COMBIN(60;[.$A15]-[.H$3])/COMBIN(80;[.$A15]))" office:value-type="percentage" office:value="0.00702738589757782" calcext:value-type="percentage">
            <text:p>0.70%</text:p>
          </table:table-cell>
          <table:table-cell table:style-name="ce4" table:formula="of:=IF([.I$3]&gt;[.$A15];0;COMBIN(20;[.I$3])*COMBIN(60;[.$A15]-[.I$3])/COMBIN(80;[.$A15]))" office:value-type="percentage" office:value="0.00101959840031821" calcext:value-type="percentage">
            <text:p>0.10%</text:p>
          </table:table-cell>
          <table:table-cell table:style-name="ce4" table:formula="of:=IF([.J$3]&gt;[.$A15];0;COMBIN(20;[.J$3])*COMBIN(60;[.$A15]-[.J$3])/COMBIN(80;[.$A15]))" office:value-type="percentage" office:value="0.000095401019912815" calcext:value-type="percentage">
            <text:p>0.01%</text:p>
          </table:table-cell>
          <table:table-cell table:style-name="ce4" table:formula="of:=IF([.K$3]&gt;[.$A15];0;COMBIN(20;[.K$3])*COMBIN(60;[.$A15]-[.K$3])/COMBIN(80;[.$A15]))" office:value-type="percentage" office:value="0.00000542798906400499" calcext:value-type="percentage">
            <text:p>0.00%</text:p>
          </table:table-cell>
          <table:table-cell table:style-name="ce4" table:formula="of:=IF([.L$3]&gt;[.$A15];0;COMBIN(20;[.L$3])*COMBIN(60;[.$A15]-[.L$3])/COMBIN(80;[.$A15]))" office:value-type="percentage" office:value="0.000000167272390262095" calcext:value-type="percentage">
            <text:p>0.00%</text:p>
          </table:table-cell>
          <table:table-cell table:style-name="ce4" table:formula="of:=IF([.M$3]&gt;[.$A15];0;COMBIN(20;[.M$3])*COMBIN(60;[.$A15]-[.M$3])/COMBIN(80;[.$A15]))" office:value-type="percentage" office:value="0.00000000209090487827619" calcext:value-type="percentage">
            <text:p>0.00%</text:p>
          </table:table-cell>
          <table:table-cell table:style-name="ce4" table:formula="of:=IF([.N$3]&gt;[.$A15];0;COMBIN(20;[.N$3])*COMBIN(60;[.$A15]-[.N$3])/COMBIN(80;[.$A15]))" office:value-type="percentage" office:value="0" calcext:value-type="percentage">
            <text:p>0.00%</text:p>
          </table:table-cell>
          <table:table-cell table:style-name="ce4" table:formula="of:=IF([.O$3]&gt;[.$A15];0;COMBIN(20;[.O$3])*COMBIN(60;[.$A15]-[.O$3])/COMBIN(80;[.$A15]))" office:value-type="percentage" office:value="0" calcext:value-type="percentage">
            <text:p>0.00%</text:p>
          </table:table-cell>
          <table:table-cell table:style-name="ce4" table:formula="of:=IF([.P$3]&gt;[.$A15];0;COMBIN(20;[.P$3])*COMBIN(60;[.$A15]-[.P$3])/COMBIN(80;[.$A15]))" office:value-type="percentage" office:value="0" calcext:value-type="percentage">
            <text:p>0.00%</text:p>
          </table:table-cell>
          <table:table-cell table:style-name="ce4" table:formula="of:=IF([.Q$3]&gt;[.$A15];0;COMBIN(20;[.Q$3])*COMBIN(60;[.$A15]-[.Q$3])/COMBIN(80;[.$A15]))" office:value-type="percentage" office:value="0" calcext:value-type="percentage">
            <text:p>0.00%</text:p>
          </table:table-cell>
          <table:table-cell table:style-name="ce4" table:formula="of:=IF([.R$3]&gt;[.$A15];0;COMBIN(20;[.R$3])*COMBIN(60;[.$A15]-[.R$3])/COMBIN(80;[.$A15]))" office:value-type="percentage" office:value="0" calcext:value-type="percentage">
            <text:p>0.00%</text:p>
          </table:table-cell>
          <table:table-cell table:style-name="ce4" table:formula="of:=IF([.S$3]&gt;[.$A15];0;COMBIN(20;[.S$3])*COMBIN(60;[.$A15]-[.S$3])/COMBIN(80;[.$A15]))" office:value-type="percentage" office:value="0" calcext:value-type="percentage">
            <text:p>0.00%</text:p>
          </table:table-cell>
          <table:table-cell table:style-name="ce4" table:formula="of:=IF([.T$3]&gt;[.$A15];0;COMBIN(20;[.T$3])*COMBIN(60;[.$A15]-[.T$3])/COMBIN(80;[.$A15]))" office:value-type="percentage" office:value="0" calcext:value-type="percentage">
            <text:p>0.00%</text:p>
          </table:table-cell>
          <table:table-cell table:style-name="ce4" table:formula="of:=IF([.U$3]&gt;[.$A15];0;COMBIN(20;[.U$3])*COMBIN(60;[.$A15]-[.U$3])/COMBIN(80;[.$A15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table:formula="of:=IF([.B$3]&gt;[.$A16];0;COMBIN(20;[.B$3])*COMBIN(60;[.$A16]-[.B$3])/COMBIN(80;[.$A16]))" office:value-type="percentage" office:value="0.0888097564322577" calcext:value-type="percentage">
            <text:p>8.88%</text:p>
          </table:table-cell>
          <table:table-cell table:style-name="ce4" table:formula="of:=IF([.C$3]&gt;[.$A16];0;COMBIN(20;[.C$3])*COMBIN(60;[.$A16]-[.C$3])/COMBIN(80;[.$A16]))" office:value-type="percentage" office:value="0.206618617005661" calcext:value-type="percentage">
            <text:p>20.66%</text:p>
          </table:table-cell>
          <table:table-cell table:style-name="ce4" table:formula="of:=IF([.D$3]&gt;[.$A16];0;COMBIN(20;[.D$3])*COMBIN(60;[.$A16]-[.D$3])/COMBIN(80;[.$A16]))" office:value-type="percentage" office:value="0.272736574447472" calcext:value-type="percentage">
            <text:p>27.27%</text:p>
          </table:table-cell>
          <table:table-cell table:style-name="ce4" table:formula="of:=IF([.E$3]&gt;[.$A16];0;COMBIN(20;[.E$3])*COMBIN(60;[.$A16]-[.E$3])/COMBIN(80;[.$A16]))" office:value-type="percentage" office:value="0.227280478706227" calcext:value-type="percentage">
            <text:p>22.73%</text:p>
          </table:table-cell>
          <table:table-cell table:style-name="ce4" table:formula="of:=IF([.F$3]&gt;[.$A16];0;COMBIN(20;[.F$3])*COMBIN(60;[.$A16]-[.F$3])/COMBIN(80;[.$A16]))" office:value-type="percentage" office:value="0.125878418975756" calcext:value-type="percentage">
            <text:p>12.59%</text:p>
          </table:table-cell>
          <table:table-cell table:style-name="ce4" table:formula="of:=IF([.G$3]&gt;[.$A16];0;COMBIN(20;[.G$3])*COMBIN(60;[.$A16]-[.G$3])/COMBIN(80;[.$A16]))" office:value-type="percentage" office:value="0.0475012901795308" calcext:value-type="percentage">
            <text:p>4.75%</text:p>
          </table:table-cell>
          <table:table-cell table:style-name="ce4" table:formula="of:=IF([.H$3]&gt;[.$A16];0;COMBIN(20;[.H$3])*COMBIN(60;[.$A16]-[.H$3])/COMBIN(80;[.$A16]))" office:value-type="percentage" office:value="0.0123151493058043" calcext:value-type="percentage">
            <text:p>1.23%</text:p>
          </table:table-cell>
          <table:table-cell table:style-name="ce4" table:formula="of:=IF([.I$3]&gt;[.$A16];0;COMBIN(20;[.I$3])*COMBIN(60;[.$A16]-[.I$3])/COMBIN(80;[.$A16]))" office:value-type="percentage" office:value="0.00218314010421076" calcext:value-type="percentage">
            <text:p>0.22%</text:p>
          </table:table-cell>
          <table:table-cell table:style-name="ce4" table:formula="of:=IF([.J$3]&gt;[.$A16];0;COMBIN(20;[.J$3])*COMBIN(60;[.$A16]-[.J$3])/COMBIN(80;[.$A16]))" office:value-type="percentage" office:value="0.000259897631453662" calcext:value-type="percentage">
            <text:p>0.03%</text:p>
          </table:table-cell>
          <table:table-cell table:style-name="ce4" table:formula="of:=IF([.K$3]&gt;[.$A16];0;COMBIN(20;[.K$3])*COMBIN(60;[.$A16]-[.K$3])/COMBIN(80;[.$A16]))" office:value-type="percentage" office:value="0.0000200622733051949" calcext:value-type="percentage">
            <text:p>0.00%</text:p>
          </table:table-cell>
          <table:table-cell table:style-name="ce4" table:formula="of:=IF([.L$3]&gt;[.$A16];0;COMBIN(20;[.L$3])*COMBIN(60;[.$A16]-[.L$3])/COMBIN(80;[.$A16]))" office:value-type="percentage" office:value="0.000000943367083316375" calcext:value-type="percentage">
            <text:p>0.00%</text:p>
          </table:table-cell>
          <table:table-cell table:style-name="ce4" table:formula="of:=IF([.M$3]&gt;[.$A16];0;COMBIN(20;[.M$3])*COMBIN(60;[.$A16]-[.M$3])/COMBIN(80;[.$A16]))" office:value-type="percentage" office:value="0.000000023983908897874" calcext:value-type="percentage">
            <text:p>0.00%</text:p>
          </table:table-cell>
          <table:table-cell table:style-name="ce4" table:formula="of:=IF([.N$3]&gt;[.$A16];0;COMBIN(20;[.N$3])*COMBIN(60;[.$A16]-[.N$3])/COMBIN(80;[.$A16]))" office:value-type="percentage" office:value="0.000000000245988809208964" calcext:value-type="percentage">
            <text:p>0.00%</text:p>
          </table:table-cell>
          <table:table-cell table:style-name="ce4" table:formula="of:=IF([.O$3]&gt;[.$A16];0;COMBIN(20;[.O$3])*COMBIN(60;[.$A16]-[.O$3])/COMBIN(80;[.$A16]))" office:value-type="percentage" office:value="0" calcext:value-type="percentage">
            <text:p>0.00%</text:p>
          </table:table-cell>
          <table:table-cell table:style-name="ce4" table:formula="of:=IF([.P$3]&gt;[.$A16];0;COMBIN(20;[.P$3])*COMBIN(60;[.$A16]-[.P$3])/COMBIN(80;[.$A16]))" office:value-type="percentage" office:value="0" calcext:value-type="percentage">
            <text:p>0.00%</text:p>
          </table:table-cell>
          <table:table-cell table:style-name="ce4" table:formula="of:=IF([.Q$3]&gt;[.$A16];0;COMBIN(20;[.Q$3])*COMBIN(60;[.$A16]-[.Q$3])/COMBIN(80;[.$A16]))" office:value-type="percentage" office:value="0" calcext:value-type="percentage">
            <text:p>0.00%</text:p>
          </table:table-cell>
          <table:table-cell table:style-name="ce4" table:formula="of:=IF([.R$3]&gt;[.$A16];0;COMBIN(20;[.R$3])*COMBIN(60;[.$A16]-[.R$3])/COMBIN(80;[.$A16]))" office:value-type="percentage" office:value="0" calcext:value-type="percentage">
            <text:p>0.00%</text:p>
          </table:table-cell>
          <table:table-cell table:style-name="ce4" table:formula="of:=IF([.S$3]&gt;[.$A16];0;COMBIN(20;[.S$3])*COMBIN(60;[.$A16]-[.S$3])/COMBIN(80;[.$A16]))" office:value-type="percentage" office:value="0" calcext:value-type="percentage">
            <text:p>0.00%</text:p>
          </table:table-cell>
          <table:table-cell table:style-name="ce4" table:formula="of:=IF([.T$3]&gt;[.$A16];0;COMBIN(20;[.T$3])*COMBIN(60;[.$A16]-[.T$3])/COMBIN(80;[.$A16]))" office:value-type="percentage" office:value="0" calcext:value-type="percentage">
            <text:p>0.00%</text:p>
          </table:table-cell>
          <table:table-cell table:style-name="ce4" table:formula="of:=IF([.U$3]&gt;[.$A16];0;COMBIN(20;[.U$3])*COMBIN(60;[.$A16]-[.U$3])/COMBIN(80;[.$A16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table:formula="of:=IF([.B$3]&gt;[.$A17];0;COMBIN(20;[.B$3])*COMBIN(60;[.$A17]-[.B$3])/COMBIN(80;[.$A17]))" office:value-type="percentage" office:value="0.0685191232175399" calcext:value-type="percentage">
            <text:p>6.85%</text:p>
          </table:table-cell>
          <table:table-cell table:style-name="ce4" table:formula="of:=IF([.C$3]&gt;[.$A17];0;COMBIN(20;[.C$3])*COMBIN(60;[.$A17]-[.C$3])/COMBIN(80;[.$A17]))" office:value-type="percentage" office:value="0.176293994111795" calcext:value-type="percentage">
            <text:p>17.63%</text:p>
          </table:table-cell>
          <table:table-cell table:style-name="ce4" table:formula="of:=IF([.D$3]&gt;[.$A17];0;COMBIN(20;[.D$3])*COMBIN(60;[.$A17]-[.D$3])/COMBIN(80;[.$A17]))" office:value-type="percentage" office:value="0.259044236245903" calcext:value-type="percentage">
            <text:p>25.90%</text:p>
          </table:table-cell>
          <table:table-cell table:style-name="ce4" table:formula="of:=IF([.E$3]&gt;[.$A17];0;COMBIN(20;[.E$3])*COMBIN(60;[.$A17]-[.E$3])/COMBIN(80;[.$A17]))" office:value-type="percentage" office:value="0.242206360889919" calcext:value-type="percentage">
            <text:p>24.22%</text:p>
          </table:table-cell>
          <table:table-cell table:style-name="ce4" table:formula="of:=IF([.F$3]&gt;[.$A17];0;COMBIN(20;[.F$3])*COMBIN(60;[.$A17]-[.F$3])/COMBIN(80;[.$A17]))" office:value-type="percentage" office:value="0.151972618597597" calcext:value-type="percentage">
            <text:p>15.20%</text:p>
          </table:table-cell>
          <table:table-cell table:style-name="ce4" table:formula="of:=IF([.G$3]&gt;[.$A17];0;COMBIN(20;[.G$3])*COMBIN(60;[.$A17]-[.G$3])/COMBIN(80;[.$A17]))" office:value-type="percentage" office:value="0.065757383047037" calcext:value-type="percentage">
            <text:p>6.58%</text:p>
          </table:table-cell>
          <table:table-cell table:style-name="ce4" table:formula="of:=IF([.H$3]&gt;[.$A17];0;COMBIN(20;[.H$3])*COMBIN(60;[.$A17]-[.H$3])/COMBIN(80;[.$A17]))" office:value-type="percentage" office:value="0.0198512854481621" calcext:value-type="percentage">
            <text:p>1.99%</text:p>
          </table:table-cell>
          <table:table-cell table:style-name="ce4" table:formula="of:=IF([.I$3]&gt;[.$A17];0;COMBIN(20;[.I$3])*COMBIN(60;[.$A17]-[.I$3])/COMBIN(80;[.$A17]))" office:value-type="percentage" office:value="0.00418163651801563" calcext:value-type="percentage">
            <text:p>0.42%</text:p>
          </table:table-cell>
          <table:table-cell table:style-name="ce4" table:formula="of:=IF([.J$3]&gt;[.$A17];0;COMBIN(20;[.J$3])*COMBIN(60;[.$A17]-[.J$3])/COMBIN(80;[.$A17]))" office:value-type="percentage" office:value="0.000608238038984092" calcext:value-type="percentage">
            <text:p>0.06%</text:p>
          </table:table-cell>
          <table:table-cell table:style-name="ce4" table:formula="of:=IF([.K$3]&gt;[.$A17];0;COMBIN(20;[.K$3])*COMBIN(60;[.$A17]-[.K$3])/COMBIN(80;[.$A17]))" office:value-type="percentage" office:value="0.0000597376645430804" calcext:value-type="percentage">
            <text:p>0.01%</text:p>
          </table:table-cell>
          <table:table-cell table:style-name="ce4" table:formula="of:=IF([.L$3]&gt;[.$A17];0;COMBIN(20;[.L$3])*COMBIN(60;[.$A17]-[.L$3])/COMBIN(80;[.$A17]))" office:value-type="percentage" office:value="0.00000381101528185521" calcext:value-type="percentage">
            <text:p>0.00%</text:p>
          </table:table-cell>
          <table:table-cell table:style-name="ce4" table:formula="of:=IF([.M$3]&gt;[.$A17];0;COMBIN(20;[.M$3])*COMBIN(60;[.$A17]-[.M$3])/COMBIN(80;[.$A17]))" office:value-type="percentage" office:value="0.000000147841110071969" calcext:value-type="percentage">
            <text:p>0.00%</text:p>
          </table:table-cell>
          <table:table-cell table:style-name="ce4" table:formula="of:=IF([.N$3]&gt;[.$A17];0;COMBIN(20;[.N$3])*COMBIN(60;[.$A17]-[.N$3])/COMBIN(80;[.$A17]))" office:value-type="percentage" office:value="0.00000000308403880202283" calcext:value-type="percentage">
            <text:p>0.00%</text:p>
          </table:table-cell>
          <table:table-cell table:style-name="ce4" table:formula="of:=IF([.O$3]&gt;[.$A17];0;COMBIN(20;[.O$3])*COMBIN(60;[.$A17]-[.O$3])/COMBIN(80;[.$A17]))" office:value-type="percentage" office:value="0.0000000000257003233501902" calcext:value-type="percentage">
            <text:p>0.00%</text:p>
          </table:table-cell>
          <table:table-cell table:style-name="ce4" table:formula="of:=IF([.P$3]&gt;[.$A17];0;COMBIN(20;[.P$3])*COMBIN(60;[.$A17]-[.P$3])/COMBIN(80;[.$A17]))" office:value-type="percentage" office:value="0" calcext:value-type="percentage">
            <text:p>0.00%</text:p>
          </table:table-cell>
          <table:table-cell table:style-name="ce4" table:formula="of:=IF([.Q$3]&gt;[.$A17];0;COMBIN(20;[.Q$3])*COMBIN(60;[.$A17]-[.Q$3])/COMBIN(80;[.$A17]))" office:value-type="percentage" office:value="0" calcext:value-type="percentage">
            <text:p>0.00%</text:p>
          </table:table-cell>
          <table:table-cell table:style-name="ce4" table:formula="of:=IF([.R$3]&gt;[.$A17];0;COMBIN(20;[.R$3])*COMBIN(60;[.$A17]-[.R$3])/COMBIN(80;[.$A17]))" office:value-type="percentage" office:value="0" calcext:value-type="percentage">
            <text:p>0.00%</text:p>
          </table:table-cell>
          <table:table-cell table:style-name="ce4" table:formula="of:=IF([.S$3]&gt;[.$A17];0;COMBIN(20;[.S$3])*COMBIN(60;[.$A17]-[.S$3])/COMBIN(80;[.$A17]))" office:value-type="percentage" office:value="0" calcext:value-type="percentage">
            <text:p>0.00%</text:p>
          </table:table-cell>
          <table:table-cell table:style-name="ce4" table:formula="of:=IF([.T$3]&gt;[.$A17];0;COMBIN(20;[.T$3])*COMBIN(60;[.$A17]-[.T$3])/COMBIN(80;[.$A17]))" office:value-type="percentage" office:value="0" calcext:value-type="percentage">
            <text:p>0.00%</text:p>
          </table:table-cell>
          <table:table-cell table:style-name="ce4" table:formula="of:=IF([.U$3]&gt;[.$A17];0;COMBIN(20;[.U$3])*COMBIN(60;[.$A17]-[.U$3])/COMBIN(80;[.$A17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table:formula="of:=IF([.B$3]&gt;[.$A18];0;COMBIN(20;[.B$3])*COMBIN(60;[.$A18]-[.B$3])/COMBIN(80;[.$A18]))" office:value-type="percentage" office:value="0.0522792011562398" calcext:value-type="percentage">
            <text:p>5.23%</text:p>
          </table:table-cell>
          <table:table-cell table:style-name="ce4" table:formula="of:=IF([.C$3]&gt;[.$A18];0;COMBIN(20;[.C$3])*COMBIN(60;[.$A18]-[.C$3])/COMBIN(80;[.$A18]))" office:value-type="percentage" office:value="0.14793901603787" calcext:value-type="percentage">
            <text:p>14.79%</text:p>
          </table:table-cell>
          <table:table-cell table:style-name="ce4" table:formula="of:=IF([.D$3]&gt;[.$A18];0;COMBIN(20;[.D$3])*COMBIN(60;[.$A18]-[.D$3])/COMBIN(80;[.$A18]))" office:value-type="percentage" office:value="0.240400901061539" calcext:value-type="percentage">
            <text:p>24.04%</text:p>
          </table:table-cell>
          <table:table-cell table:style-name="ce4" table:formula="of:=IF([.E$3]&gt;[.$A18];0;COMBIN(20;[.E$3])*COMBIN(60;[.$A18]-[.E$3])/COMBIN(80;[.$A18]))" office:value-type="percentage" office:value="0.25021318273752" calcext:value-type="percentage">
            <text:p>25.02%</text:p>
          </table:table-cell>
          <table:table-cell table:style-name="ce4" table:formula="of:=IF([.F$3]&gt;[.$A18];0;COMBIN(20;[.F$3])*COMBIN(60;[.$A18]-[.F$3])/COMBIN(80;[.$A18]))" office:value-type="percentage" office:value="0.176150080647214" calcext:value-type="percentage">
            <text:p>17.62%</text:p>
          </table:table-cell>
          <table:table-cell table:style-name="ce4" table:formula="of:=IF([.G$3]&gt;[.$A18];0;COMBIN(20;[.G$3])*COMBIN(60;[.$A18]-[.G$3])/COMBIN(80;[.$A18]))" office:value-type="percentage" office:value="0.0863480787486345" calcext:value-type="percentage">
            <text:p>8.63%</text:p>
          </table:table-cell>
          <table:table-cell table:style-name="ce4" table:formula="of:=IF([.H$3]&gt;[.$A18];0;COMBIN(20;[.H$3])*COMBIN(60;[.$A18]-[.H$3])/COMBIN(80;[.$A18]))" office:value-type="percentage" office:value="0.029889719566835" calcext:value-type="percentage">
            <text:p>2.99%</text:p>
          </table:table-cell>
          <table:table-cell table:style-name="ce4" table:formula="of:=IF([.I$3]&gt;[.$A18];0;COMBIN(20;[.I$3])*COMBIN(60;[.$A18]-[.I$3])/COMBIN(80;[.$A18]))" office:value-type="percentage" office:value="0.00733144064846896" calcext:value-type="percentage">
            <text:p>0.73%</text:p>
          </table:table-cell>
          <table:table-cell table:style-name="ce4" table:formula="of:=IF([.J$3]&gt;[.$A18];0;COMBIN(20;[.J$3])*COMBIN(60;[.$A18]-[.J$3])/COMBIN(80;[.$A18]))" office:value-type="percentage" office:value="0.00126716258121686" calcext:value-type="percentage">
            <text:p>0.13%</text:p>
          </table:table-cell>
          <table:table-cell table:style-name="ce4" table:formula="of:=IF([.K$3]&gt;[.$A18];0;COMBIN(20;[.K$3])*COMBIN(60;[.$A18]-[.K$3])/COMBIN(80;[.$A18]))" office:value-type="percentage" office:value="0.000152059509746023" calcext:value-type="percentage">
            <text:p>0.02%</text:p>
          </table:table-cell>
          <table:table-cell table:style-name="ce4" table:formula="of:=IF([.L$3]&gt;[.$A18];0;COMBIN(20;[.L$3])*COMBIN(60;[.$A18]-[.L$3])/COMBIN(80;[.$A18]))" office:value-type="percentage" office:value="0.0000123424926741902" calcext:value-type="percentage">
            <text:p>0.00%</text:p>
          </table:table-cell>
          <table:table-cell table:style-name="ce4" table:formula="of:=IF([.M$3]&gt;[.$A18];0;COMBIN(20;[.M$3])*COMBIN(60;[.$A18]-[.M$3])/COMBIN(80;[.$A18]))" office:value-type="percentage" office:value="0.000000649604877588957" calcext:value-type="percentage">
            <text:p>0.00%</text:p>
          </table:table-cell>
          <table:table-cell table:style-name="ce4" table:formula="of:=IF([.N$3]&gt;[.$A18];0;COMBIN(20;[.N$3])*COMBIN(60;[.$A18]-[.N$3])/COMBIN(80;[.$A18]))" office:value-type="percentage" office:value="0.000000020677078331744" calcext:value-type="percentage">
            <text:p>0.00%</text:p>
          </table:table-cell>
          <table:table-cell table:style-name="ce4" table:formula="of:=IF([.O$3]&gt;[.$A18];0;COMBIN(20;[.O$3])*COMBIN(60;[.$A18]-[.O$3])/COMBIN(80;[.$A18]))" office:value-type="percentage" office:value="0.000000000350458954775322" calcext:value-type="percentage">
            <text:p>0.00%</text:p>
          </table:table-cell>
          <table:table-cell table:style-name="ce4" table:formula="of:=IF([.P$3]&gt;[.$A18];0;COMBIN(20;[.P$3])*COMBIN(60;[.$A18]-[.P$3])/COMBIN(80;[.$A18]))" office:value-type="percentage" office:value="0.00000000000233639303183548" calcext:value-type="percentage">
            <text:p>0.00%</text:p>
          </table:table-cell>
          <table:table-cell table:style-name="ce4" table:formula="of:=IF([.Q$3]&gt;[.$A18];0;COMBIN(20;[.Q$3])*COMBIN(60;[.$A18]-[.Q$3])/COMBIN(80;[.$A18]))" office:value-type="percentage" office:value="0" calcext:value-type="percentage">
            <text:p>0.00%</text:p>
          </table:table-cell>
          <table:table-cell table:style-name="ce4" table:formula="of:=IF([.R$3]&gt;[.$A18];0;COMBIN(20;[.R$3])*COMBIN(60;[.$A18]-[.R$3])/COMBIN(80;[.$A18]))" office:value-type="percentage" office:value="0" calcext:value-type="percentage">
            <text:p>0.00%</text:p>
          </table:table-cell>
          <table:table-cell table:style-name="ce4" table:formula="of:=IF([.S$3]&gt;[.$A18];0;COMBIN(20;[.S$3])*COMBIN(60;[.$A18]-[.S$3])/COMBIN(80;[.$A18]))" office:value-type="percentage" office:value="0" calcext:value-type="percentage">
            <text:p>0.00%</text:p>
          </table:table-cell>
          <table:table-cell table:style-name="ce4" table:formula="of:=IF([.T$3]&gt;[.$A18];0;COMBIN(20;[.T$3])*COMBIN(60;[.$A18]-[.T$3])/COMBIN(80;[.$A18]))" office:value-type="percentage" office:value="0" calcext:value-type="percentage">
            <text:p>0.00%</text:p>
          </table:table-cell>
          <table:table-cell table:style-name="ce4" table:formula="of:=IF([.U$3]&gt;[.$A18];0;COMBIN(20;[.U$3])*COMBIN(60;[.$A18]-[.U$3])/COMBIN(80;[.$A18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formula="of:=IF([.B$3]&gt;[.$A19];0;COMBIN(20;[.B$3])*COMBIN(60;[.$A19]-[.B$3])/COMBIN(80;[.$A19]))" office:value-type="percentage" office:value="0.0394640944112744" calcext:value-type="percentage">
            <text:p>3.95%</text:p>
          </table:table-cell>
          <table:table-cell table:style-name="ce4" table:formula="of:=IF([.C$3]&gt;[.$A19];0;COMBIN(20;[.C$3])*COMBIN(60;[.$A19]-[.C$3])/COMBIN(80;[.$A19]))" office:value-type="percentage" office:value="0.122252901165361" calcext:value-type="percentage">
            <text:p>12.23%</text:p>
          </table:table-cell>
          <table:table-cell table:style-name="ce4" table:formula="of:=IF([.D$3]&gt;[.$A19];0;COMBIN(20;[.D$3])*COMBIN(60;[.$A19]-[.D$3])/COMBIN(80;[.$A19]))" office:value-type="percentage" office:value="0.218494546763624" calcext:value-type="percentage">
            <text:p>21.85%</text:p>
          </table:table-cell>
          <table:table-cell table:style-name="ce4" table:formula="of:=IF([.E$3]&gt;[.$A19];0;COMBIN(20;[.E$3])*COMBIN(60;[.$A19]-[.E$3])/COMBIN(80;[.$A19]))" office:value-type="percentage" office:value="0.251496327264379" calcext:value-type="percentage">
            <text:p>25.15%</text:p>
          </table:table-cell>
          <table:table-cell table:style-name="ce4" table:formula="of:=IF([.F$3]&gt;[.$A19];0;COMBIN(20;[.F$3])*COMBIN(60;[.$A19]-[.F$3])/COMBIN(80;[.$A19]))" office:value-type="percentage" office:value="0.197090999325554" calcext:value-type="percentage">
            <text:p>19.71%</text:p>
          </table:table-cell>
          <table:table-cell table:style-name="ce4" table:formula="of:=IF([.G$3]&gt;[.$A19];0;COMBIN(20;[.G$3])*COMBIN(60;[.$A19]-[.G$3])/COMBIN(80;[.$A19]))" office:value-type="percentage" office:value="0.108400049629055" calcext:value-type="percentage">
            <text:p>10.84%</text:p>
          </table:table-cell>
          <table:table-cell table:style-name="ce4" table:formula="of:=IF([.H$3]&gt;[.$A19];0;COMBIN(20;[.H$3])*COMBIN(60;[.$A19]-[.H$3])/COMBIN(80;[.$A19]))" office:value-type="percentage" office:value="0.0425098233839431" calcext:value-type="percentage">
            <text:p>4.25%</text:p>
          </table:table-cell>
          <table:table-cell table:style-name="ce4" table:formula="of:=IF([.I$3]&gt;[.$A19];0;COMBIN(20;[.I$3])*COMBIN(60;[.$A19]-[.I$3])/COMBIN(80;[.$A19]))" office:value-type="percentage" office:value="0.011955887826734" calcext:value-type="percentage">
            <text:p>1.20%</text:p>
          </table:table-cell>
          <table:table-cell table:style-name="ce4" table:formula="of:=IF([.J$3]&gt;[.$A19];0;COMBIN(20;[.J$3])*COMBIN(60;[.$A19]-[.J$3])/COMBIN(80;[.$A19]))" office:value-type="percentage" office:value="0.00240621641795904" calcext:value-type="percentage">
            <text:p>0.24%</text:p>
          </table:table-cell>
          <table:table-cell table:style-name="ce4" table:formula="of:=IF([.K$3]&gt;[.$A19];0;COMBIN(20;[.K$3])*COMBIN(60;[.$A19]-[.K$3])/COMBIN(80;[.$A19]))" office:value-type="percentage" office:value="0.000343108637375641" calcext:value-type="percentage">
            <text:p>0.03%</text:p>
          </table:table-cell>
          <table:table-cell table:style-name="ce4" table:formula="of:=IF([.L$3]&gt;[.$A19];0;COMBIN(20;[.L$3])*COMBIN(60;[.$A19]-[.L$3])/COMBIN(80;[.$A19]))" office:value-type="percentage" office:value="0.0000340273028802289" calcext:value-type="percentage">
            <text:p>0.00%</text:p>
          </table:table-cell>
          <table:table-cell table:style-name="ce4" table:formula="of:=IF([.M$3]&gt;[.$A19];0;COMBIN(20;[.M$3])*COMBIN(60;[.$A19]-[.M$3])/COMBIN(80;[.$A19]))" office:value-type="percentage" office:value="0.00000227861403215819" calcext:value-type="percentage">
            <text:p>0.00%</text:p>
          </table:table-cell>
          <table:table-cell table:style-name="ce4" table:formula="of:=IF([.N$3]&gt;[.$A19];0;COMBIN(20;[.N$3])*COMBIN(60;[.$A19]-[.N$3])/COMBIN(80;[.$A19]))" office:value-type="percentage" office:value="0.0000000984016855992739" calcext:value-type="percentage">
            <text:p>0.00%</text:p>
          </table:table-cell>
          <table:table-cell table:style-name="ce4" table:formula="of:=IF([.O$3]&gt;[.$A19];0;COMBIN(20;[.O$3])*COMBIN(60;[.$A19]-[.O$3])/COMBIN(80;[.$A19]))" office:value-type="percentage" office:value="0.00000000254487117929157" calcext:value-type="percentage">
            <text:p>0.00%</text:p>
          </table:table-cell>
          <table:table-cell table:style-name="ce4" table:formula="of:=IF([.P$3]&gt;[.$A19];0;COMBIN(20;[.P$3])*COMBIN(60;[.$A19]-[.P$3])/COMBIN(80;[.$A19]))" office:value-type="percentage" office:value="0.0000000000345067278548009" calcext:value-type="percentage">
            <text:p>0.00%</text:p>
          </table:table-cell>
          <table:table-cell table:style-name="ce4" table:formula="of:=IF([.Q$3]&gt;[.$A19];0;COMBIN(20;[.Q$3])*COMBIN(60;[.$A19]-[.Q$3])/COMBIN(80;[.$A19]))" office:value-type="percentage" office:value="0.000000000000179722540910421" calcext:value-type="percentage">
            <text:p>0.00%</text:p>
          </table:table-cell>
          <table:table-cell table:style-name="ce4" table:formula="of:=IF([.R$3]&gt;[.$A19];0;COMBIN(20;[.R$3])*COMBIN(60;[.$A19]-[.R$3])/COMBIN(80;[.$A19]))" office:value-type="percentage" office:value="0" calcext:value-type="percentage">
            <text:p>0.00%</text:p>
          </table:table-cell>
          <table:table-cell table:style-name="ce4" table:formula="of:=IF([.S$3]&gt;[.$A19];0;COMBIN(20;[.S$3])*COMBIN(60;[.$A19]-[.S$3])/COMBIN(80;[.$A19]))" office:value-type="percentage" office:value="0" calcext:value-type="percentage">
            <text:p>0.00%</text:p>
          </table:table-cell>
          <table:table-cell table:style-name="ce4" table:formula="of:=IF([.T$3]&gt;[.$A19];0;COMBIN(20;[.T$3])*COMBIN(60;[.$A19]-[.T$3])/COMBIN(80;[.$A19]))" office:value-type="percentage" office:value="0" calcext:value-type="percentage">
            <text:p>0.00%</text:p>
          </table:table-cell>
          <table:table-cell table:style-name="ce4" table:formula="of:=IF([.U$3]&gt;[.$A19];0;COMBIN(20;[.U$3])*COMBIN(60;[.$A19]-[.U$3])/COMBIN(80;[.$A19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table:formula="of:=IF([.B$3]&gt;[.$A20];0;COMBIN(20;[.B$3])*COMBIN(60;[.$A20]-[.B$3])/COMBIN(80;[.$A20]))" office:value-type="percentage" office:value="0.0294824533443603" calcext:value-type="percentage">
            <text:p>2.95%</text:p>
          </table:table-cell>
          <table:table-cell table:style-name="ce4" table:formula="of:=IF([.C$3]&gt;[.$A20];0;COMBIN(20;[.C$3])*COMBIN(60;[.$A20]-[.C$3])/COMBIN(80;[.$A20]))" office:value-type="percentage" office:value="0.0995851757409502" calcext:value-type="percentage">
            <text:p>9.96%</text:p>
          </table:table-cell>
          <table:table-cell table:style-name="ce4" table:formula="of:=IF([.D$3]&gt;[.$A20];0;COMBIN(20;[.D$3])*COMBIN(60;[.$A20]-[.D$3])/COMBIN(80;[.$A20]))" office:value-type="percentage" office:value="0.194840561232294" calcext:value-type="percentage">
            <text:p>19.48%</text:p>
          </table:table-cell>
          <table:table-cell table:style-name="ce4" table:formula="of:=IF([.E$3]&gt;[.$A20];0;COMBIN(20;[.E$3])*COMBIN(60;[.$A20]-[.E$3])/COMBIN(80;[.$A20]))" office:value-type="percentage" office:value="0.246659859432372" calcext:value-type="percentage">
            <text:p>24.67%</text:p>
          </table:table-cell>
          <table:table-cell table:style-name="ce4" table:formula="of:=IF([.F$3]&gt;[.$A20];0;COMBIN(20;[.F$3])*COMBIN(60;[.$A20]-[.F$3])/COMBIN(80;[.$A20]))" office:value-type="percentage" office:value="0.213771878174722" calcext:value-type="percentage">
            <text:p>21.38%</text:p>
          </table:table-cell>
          <table:table-cell table:style-name="ce4" table:formula="of:=IF([.G$3]&gt;[.$A20];0;COMBIN(20;[.G$3])*COMBIN(60;[.$A20]-[.G$3])/COMBIN(80;[.$A20]))" office:value-type="percentage" office:value="0.130880741739626" calcext:value-type="percentage">
            <text:p>13.09%</text:p>
          </table:table-cell>
          <table:table-cell table:style-name="ce4" table:formula="of:=IF([.H$3]&gt;[.$A20];0;COMBIN(20;[.H$3])*COMBIN(60;[.$A20]-[.H$3])/COMBIN(80;[.$A20]))" office:value-type="percentage" office:value="0.0575875263654354" calcext:value-type="percentage">
            <text:p>5.76%</text:p>
          </table:table-cell>
          <table:table-cell table:style-name="ce4" table:formula="of:=IF([.I$3]&gt;[.$A20];0;COMBIN(20;[.I$3])*COMBIN(60;[.$A20]-[.I$3])/COMBIN(80;[.$A20]))" office:value-type="percentage" office:value="0.0183489667340848" calcext:value-type="percentage">
            <text:p>1.83%</text:p>
          </table:table-cell>
          <table:table-cell table:style-name="ce4" table:formula="of:=IF([.J$3]&gt;[.$A20];0;COMBIN(20;[.J$3])*COMBIN(60;[.$A20]-[.J$3])/COMBIN(80;[.$A20]))" office:value-type="percentage" office:value="0.00423437693863496" calcext:value-type="percentage">
            <text:p>0.42%</text:p>
          </table:table-cell>
          <table:table-cell table:style-name="ce4" table:formula="of:=IF([.K$3]&gt;[.$A20];0;COMBIN(20;[.K$3])*COMBIN(60;[.$A20]-[.K$3])/COMBIN(80;[.$A20]))" office:value-type="percentage" office:value="0.000703066359622408" calcext:value-type="percentage">
            <text:p>0.07%</text:p>
          </table:table-cell>
          <table:table-cell table:style-name="ce4" table:formula="of:=IF([.L$3]&gt;[.$A20];0;COMBIN(20;[.L$3])*COMBIN(60;[.$A20]-[.L$3])/COMBIN(80;[.$A20]))" office:value-type="percentage" office:value="0.0000828529380026407" calcext:value-type="percentage">
            <text:p>0.01%</text:p>
          </table:table-cell>
          <table:table-cell table:style-name="ce4" table:formula="of:=IF([.M$3]&gt;[.$A20];0;COMBIN(20;[.M$3])*COMBIN(60;[.$A20]-[.M$3])/COMBIN(80;[.$A20]))" office:value-type="percentage" office:value="0.0000067788767456706" calcext:value-type="percentage">
            <text:p>0.00%</text:p>
          </table:table-cell>
          <table:table-cell table:style-name="ce4" table:formula="of:=IF([.N$3]&gt;[.$A20];0;COMBIN(20;[.N$3])*COMBIN(60;[.$A20]-[.N$3])/COMBIN(80;[.$A20]))" office:value-type="percentage" office:value="0.000000372465755256627" calcext:value-type="percentage">
            <text:p>0.00%</text:p>
          </table:table-cell>
          <table:table-cell table:style-name="ce4" table:formula="of:=IF([.O$3]&gt;[.$A20];0;COMBIN(20;[.O$3])*COMBIN(60;[.$A20]-[.O$3])/COMBIN(80;[.$A20]))" office:value-type="percentage" office:value="0.0000000130689738686536" calcext:value-type="percentage">
            <text:p>0.00%</text:p>
          </table:table-cell>
          <table:table-cell table:style-name="ce4" table:formula="of:=IF([.P$3]&gt;[.$A20];0;COMBIN(20;[.P$3])*COMBIN(60;[.$A20]-[.P$3])/COMBIN(80;[.$A20]))" office:value-type="percentage" office:value="0.000000000270392562799729" calcext:value-type="percentage">
            <text:p>0.00%</text:p>
          </table:table-cell>
          <table:table-cell table:style-name="ce4" table:formula="of:=IF([.Q$3]&gt;[.$A20];0;COMBIN(20;[.Q$3])*COMBIN(60;[.$A20]-[.Q$3])/COMBIN(80;[.$A20]))" office:value-type="percentage" office:value="0.00000000000286432799575984" calcext:value-type="percentage">
            <text:p>0.00%</text:p>
          </table:table-cell>
          <table:table-cell table:style-name="ce4" table:formula="of:=IF([.R$3]&gt;[.$A20];0;COMBIN(20;[.R$3])*COMBIN(60;[.$A20]-[.R$3])/COMBIN(80;[.$A20]))" office:value-type="percentage" office:value="0.0000000000000112326588069013" calcext:value-type="percentage">
            <text:p>0.00%</text:p>
          </table:table-cell>
          <table:table-cell table:style-name="ce4" table:formula="of:=IF([.S$3]&gt;[.$A20];0;COMBIN(20;[.S$3])*COMBIN(60;[.$A20]-[.S$3])/COMBIN(80;[.$A20]))" office:value-type="percentage" office:value="0" calcext:value-type="percentage">
            <text:p>0.00%</text:p>
          </table:table-cell>
          <table:table-cell table:style-name="ce4" table:formula="of:=IF([.T$3]&gt;[.$A20];0;COMBIN(20;[.T$3])*COMBIN(60;[.$A20]-[.T$3])/COMBIN(80;[.$A20]))" office:value-type="percentage" office:value="0" calcext:value-type="percentage">
            <text:p>0.00%</text:p>
          </table:table-cell>
          <table:table-cell table:style-name="ce4" table:formula="of:=IF([.U$3]&gt;[.$A20];0;COMBIN(20;[.U$3])*COMBIN(60;[.$A20]-[.U$3])/COMBIN(80;[.$A20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table:formula="of:=IF([.B$3]&gt;[.$A21];0;COMBIN(20;[.B$3])*COMBIN(60;[.$A21]-[.B$3])/COMBIN(80;[.$A21]))" office:value-type="percentage" office:value="0.0218021503723" calcext:value-type="percentage">
            <text:p>2.18%</text:p>
          </table:table-cell>
          <table:table-cell table:style-name="ce4" table:formula="of:=IF([.C$3]&gt;[.$A21];0;COMBIN(20;[.C$3])*COMBIN(60;[.$A21]-[.C$3])/COMBIN(80;[.$A21]))" office:value-type="percentage" office:value="0.0800238019346921" calcext:value-type="percentage">
            <text:p>8.00%</text:p>
          </table:table-cell>
          <table:table-cell table:style-name="ce4" table:formula="of:=IF([.D$3]&gt;[.$A21];0;COMBIN(20;[.D$3])*COMBIN(60;[.$A21]-[.D$3])/COMBIN(80;[.$A21]))" office:value-type="percentage" office:value="0.170717444127343" calcext:value-type="percentage">
            <text:p>17.07%</text:p>
          </table:table-cell>
          <table:table-cell table:style-name="ce4" table:formula="of:=IF([.E$3]&gt;[.$A21];0;COMBIN(20;[.E$3])*COMBIN(60;[.$A21]-[.E$3])/COMBIN(80;[.$A21]))" office:value-type="percentage" office:value="0.236592110067785" calcext:value-type="percentage">
            <text:p>23.66%</text:p>
          </table:table-cell>
          <table:table-cell table:style-name="ce4" table:formula="of:=IF([.F$3]&gt;[.$A21];0;COMBIN(20;[.F$3])*COMBIN(60;[.$A21]-[.F$3])/COMBIN(80;[.$A21]))" office:value-type="percentage" office:value="0.22551758576674" calcext:value-type="percentage">
            <text:p>22.55%</text:p>
          </table:table-cell>
          <table:table-cell table:style-name="ce4" table:formula="of:=IF([.G$3]&gt;[.$A21];0;COMBIN(20;[.G$3])*COMBIN(60;[.$A21]-[.G$3])/COMBIN(80;[.$A21]))" office:value-type="percentage" office:value="0.15269419869623" calcext:value-type="percentage">
            <text:p>15.27%</text:p>
          </table:table-cell>
          <table:table-cell table:style-name="ce4" table:formula="of:=IF([.H$3]&gt;[.$A21];0;COMBIN(20;[.H$3])*COMBIN(60;[.$A21]-[.H$3])/COMBIN(80;[.$A21]))" office:value-type="percentage" office:value="0.0747889952797862" calcext:value-type="percentage">
            <text:p>7.48%</text:p>
          </table:table-cell>
          <table:table-cell table:style-name="ce4" table:formula="of:=IF([.I$3]&gt;[.$A21];0;COMBIN(20;[.I$3])*COMBIN(60;[.$A21]-[.I$3])/COMBIN(80;[.$A21]))" office:value-type="percentage" office:value="0.0267370658125236" calcext:value-type="percentage">
            <text:p>2.67%</text:p>
          </table:table-cell>
          <table:table-cell table:style-name="ce4" table:formula="of:=IF([.J$3]&gt;[.$A21];0;COMBIN(20;[.J$3])*COMBIN(60;[.$A21]-[.J$3])/COMBIN(80;[.$A21]))" office:value-type="percentage" office:value="0.00699008256536564" calcext:value-type="percentage">
            <text:p>0.70%</text:p>
          </table:table-cell>
          <table:table-cell table:style-name="ce4" table:formula="of:=IF([.K$3]&gt;[.$A21];0;COMBIN(20;[.K$3])*COMBIN(60;[.$A21]-[.K$3])/COMBIN(80;[.$A21]))" office:value-type="percentage" office:value="0.00133080418071384" calcext:value-type="percentage">
            <text:p>0.13%</text:p>
          </table:table-cell>
          <table:table-cell table:style-name="ce4" table:formula="of:=IF([.L$3]&gt;[.$A21];0;COMBIN(20;[.L$3])*COMBIN(60;[.$A21]-[.L$3])/COMBIN(80;[.$A21]))" office:value-type="percentage" office:value="0.000182614638862963" calcext:value-type="percentage">
            <text:p>0.02%</text:p>
          </table:table-cell>
          <table:table-cell table:style-name="ce4" table:formula="of:=IF([.M$3]&gt;[.$A21];0;COMBIN(20;[.M$3])*COMBIN(60;[.$A21]-[.M$3])/COMBIN(80;[.$A21]))" office:value-type="percentage" office:value="0.0000177542010005658" calcext:value-type="percentage">
            <text:p>0.00%</text:p>
          </table:table-cell>
          <table:table-cell table:style-name="ce4" table:formula="of:=IF([.N$3]&gt;[.$A21];0;COMBIN(20;[.N$3])*COMBIN(60;[.$A21]-[.N$3])/COMBIN(80;[.$A21]))" office:value-type="percentage" office:value="0.0000011918904168212" calcext:value-type="percentage">
            <text:p>0.00%</text:p>
          </table:table-cell>
          <table:table-cell table:style-name="ce4" table:formula="of:=IF([.O$3]&gt;[.$A21];0;COMBIN(20;[.O$3])*COMBIN(60;[.$A21]-[.O$3])/COMBIN(80;[.$A21]))" office:value-type="percentage" office:value="0.0000000532093936080895" calcext:value-type="percentage">
            <text:p>0.00%</text:p>
          </table:table-cell>
          <table:table-cell table:style-name="ce4" table:formula="of:=IF([.P$3]&gt;[.$A21];0;COMBIN(20;[.P$3])*COMBIN(60;[.$A21]-[.P$3])/COMBIN(80;[.$A21]))" office:value-type="percentage" office:value="0.00000000149359701356041" calcext:value-type="percentage">
            <text:p>0.00%</text:p>
          </table:table-cell>
          <table:table-cell table:style-name="ce4" table:formula="of:=IF([.Q$3]&gt;[.$A21];0;COMBIN(20;[.Q$3])*COMBIN(60;[.$A21]-[.Q$3])/COMBIN(80;[.$A21]))" office:value-type="percentage" office:value="0.0000000000241421931071186" calcext:value-type="percentage">
            <text:p>0.00%</text:p>
          </table:table-cell>
          <table:table-cell table:style-name="ce4" table:formula="of:=IF([.R$3]&gt;[.$A21];0;COMBIN(20;[.R$3])*COMBIN(60;[.$A21]-[.R$3])/COMBIN(80;[.$A21]))" office:value-type="percentage" office:value="0.000000000000192559865261165" calcext:value-type="percentage">
            <text:p>0.00%</text:p>
          </table:table-cell>
          <table:table-cell table:style-name="ce4" table:formula="of:=IF([.S$3]&gt;[.$A21];0;COMBIN(20;[.S$3])*COMBIN(60;[.$A21]-[.S$3])/COMBIN(80;[.$A21]))" office:value-type="percentage" office:value="5.34888514614349E-016" calcext:value-type="percentage">
            <text:p>0.00%</text:p>
          </table:table-cell>
          <table:table-cell table:style-name="ce4" table:formula="of:=IF([.T$3]&gt;[.$A21];0;COMBIN(20;[.T$3])*COMBIN(60;[.$A21]-[.T$3])/COMBIN(80;[.$A21]))" office:value-type="percentage" office:value="0" calcext:value-type="percentage">
            <text:p>0.00%</text:p>
          </table:table-cell>
          <table:table-cell table:style-name="ce4" table:formula="of:=IF([.U$3]&gt;[.$A21];0;COMBIN(20;[.U$3])*COMBIN(60;[.$A21]-[.U$3])/COMBIN(80;[.$A21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table:formula="of:=IF([.B$3]&gt;[.$A22];0;COMBIN(20;[.B$3])*COMBIN(60;[.$A22]-[.B$3])/COMBIN(80;[.$A22]))" office:value-type="percentage" office:value="0.0159608932385028" calcext:value-type="percentage">
            <text:p>1.60%</text:p>
          </table:table-cell>
          <table:table-cell table:style-name="ce4" table:formula="of:=IF([.C$3]&gt;[.$A22];0;COMBIN(20;[.C$3])*COMBIN(60;[.$A22]-[.C$3])/COMBIN(80;[.$A22]))" office:value-type="percentage" office:value="0.0634723893903251" calcext:value-type="percentage">
            <text:p>6.35%</text:p>
          </table:table-cell>
          <table:table-cell table:style-name="ce4" table:formula="of:=IF([.D$3]&gt;[.$A22];0;COMBIN(20;[.D$3])*COMBIN(60;[.$A22]-[.D$3])/COMBIN(80;[.$A22]))" office:value-type="percentage" office:value="0.147140539041208" calcext:value-type="percentage">
            <text:p>14.71%</text:p>
          </table:table-cell>
          <table:table-cell table:style-name="ce4" table:formula="of:=IF([.E$3]&gt;[.$A22];0;COMBIN(20;[.E$3])*COMBIN(60;[.$A22]-[.E$3])/COMBIN(80;[.$A22]))" office:value-type="percentage" office:value="0.222345703440048" calcext:value-type="percentage">
            <text:p>22.23%</text:p>
          </table:table-cell>
          <table:table-cell table:style-name="ce4" table:formula="of:=IF([.F$3]&gt;[.$A22];0;COMBIN(20;[.F$3])*COMBIN(60;[.$A22]-[.F$3])/COMBIN(80;[.$A22]))" office:value-type="percentage" office:value="0.232012907937441" calcext:value-type="percentage">
            <text:p>23.20%</text:p>
          </table:table-cell>
          <table:table-cell table:style-name="ce4" table:formula="of:=IF([.G$3]&gt;[.$A22];0;COMBIN(20;[.G$3])*COMBIN(60;[.$A22]-[.G$3])/COMBIN(80;[.$A22]))" office:value-type="percentage" office:value="0.172775569740648" calcext:value-type="percentage">
            <text:p>17.28%</text:p>
          </table:table-cell>
          <table:table-cell table:style-name="ce4" table:formula="of:=IF([.H$3]&gt;[.$A22];0;COMBIN(20;[.H$3])*COMBIN(60;[.$A22]-[.H$3])/COMBIN(80;[.$A22]))" office:value-type="percentage" office:value="0.0935867669428508" calcext:value-type="percentage">
            <text:p>9.36%</text:p>
          </table:table-cell>
          <table:table-cell table:style-name="ce4" table:formula="of:=IF([.I$3]&gt;[.$A22];0;COMBIN(20;[.I$3])*COMBIN(60;[.$A22]-[.I$3])/COMBIN(80;[.$A22]))" office:value-type="percentage" office:value="0.0372437133752161" calcext:value-type="percentage">
            <text:p>3.72%</text:p>
          </table:table-cell>
          <table:table-cell table:style-name="ce4" table:formula="of:=IF([.J$3]&gt;[.$A22];0;COMBIN(20;[.J$3])*COMBIN(60;[.$A22]-[.J$3])/COMBIN(80;[.$A22]))" office:value-type="percentage" office:value="0.0109248225900634" calcext:value-type="percentage">
            <text:p>1.09%</text:p>
          </table:table-cell>
          <table:table-cell table:style-name="ce4" table:formula="of:=IF([.K$3]&gt;[.$A22];0;COMBIN(20;[.K$3])*COMBIN(60;[.$A22]-[.K$3])/COMBIN(80;[.$A22]))" office:value-type="percentage" office:value="0.00235633428413132" calcext:value-type="percentage">
            <text:p>0.24%</text:p>
          </table:table-cell>
          <table:table-cell table:style-name="ce4" table:formula="of:=IF([.L$3]&gt;[.$A22];0;COMBIN(20;[.L$3])*COMBIN(60;[.$A22]-[.L$3])/COMBIN(80;[.$A22]))" office:value-type="percentage" office:value="0.00037075189785283" calcext:value-type="percentage">
            <text:p>0.04%</text:p>
          </table:table-cell>
          <table:table-cell table:style-name="ce4" table:formula="of:=IF([.M$3]&gt;[.$A22];0;COMBIN(20;[.M$3])*COMBIN(60;[.$A22]-[.M$3])/COMBIN(80;[.$A22]))" office:value-type="percentage" office:value="0.0000419719129644714" calcext:value-type="percentage">
            <text:p>0.00%</text:p>
          </table:table-cell>
          <table:table-cell table:style-name="ce4" table:formula="of:=IF([.N$3]&gt;[.$A22];0;COMBIN(20;[.N$3])*COMBIN(60;[.$A22]-[.N$3])/COMBIN(80;[.$A22]))" office:value-type="percentage" office:value="0.0000033481867891886" calcext:value-type="percentage">
            <text:p>0.00%</text:p>
          </table:table-cell>
          <table:table-cell table:style-name="ce4" table:formula="of:=IF([.O$3]&gt;[.$A22];0;COMBIN(20;[.O$3])*COMBIN(60;[.$A22]-[.O$3])/COMBIN(80;[.$A22]))" office:value-type="percentage" office:value="0.000000182628370319378" calcext:value-type="percentage">
            <text:p>0.00%</text:p>
          </table:table-cell>
          <table:table-cell table:style-name="ce4" table:formula="of:=IF([.P$3]&gt;[.$A22];0;COMBIN(20;[.P$3])*COMBIN(60;[.$A22]-[.P$3])/COMBIN(80;[.$A22]))" office:value-type="percentage" office:value="0.00000000652244179712065" calcext:value-type="percentage">
            <text:p>0.00%</text:p>
          </table:table-cell>
          <table:table-cell table:style-name="ce4" table:formula="of:=IF([.Q$3]&gt;[.$A22];0;COMBIN(20;[.Q$3])*COMBIN(60;[.$A22]-[.Q$3])/COMBIN(80;[.$A22]))" office:value-type="percentage" office:value="0.000000000143036004322821" calcext:value-type="percentage">
            <text:p>0.00%</text:p>
          </table:table-cell>
          <table:table-cell table:style-name="ce4" table:formula="of:=IF([.R$3]&gt;[.$A22];0;COMBIN(20;[.R$3])*COMBIN(60;[.$A22]-[.R$3])/COMBIN(80;[.$A22]))" office:value-type="percentage" office:value="0.00000000000174080329804651" calcext:value-type="percentage">
            <text:p>0.00%</text:p>
          </table:table-cell>
          <table:table-cell table:style-name="ce4" table:formula="of:=IF([.S$3]&gt;[.$A22];0;COMBIN(20;[.S$3])*COMBIN(60;[.$A22]-[.S$3])/COMBIN(80;[.$A22]))" office:value-type="percentage" office:value="9.83504688161868E-015" calcext:value-type="percentage">
            <text:p>0.00%</text:p>
          </table:table-cell>
          <table:table-cell table:style-name="ce4" table:formula="of:=IF([.T$3]&gt;[.$A22];0;COMBIN(20;[.T$3])*COMBIN(60;[.$A22]-[.T$3])/COMBIN(80;[.$A22]))" office:value-type="percentage" office:value="1.72544682133661E-017" calcext:value-type="percentage">
            <text:p>0.00%</text:p>
          </table:table-cell>
          <table:table-cell table:style-name="ce4" table:formula="of:=IF([.U$3]&gt;[.$A22];0;COMBIN(20;[.U$3])*COMBIN(60;[.$A22]-[.U$3])/COMBIN(80;[.$A22]))" office:value-type="percentage" office:value="0" calcext:value-type="percentage">
            <text:p>0.00%</text:p>
          </table:table-cell>
          <table:table-cell table:number-columns-repeated="4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4" table:formula="of:=IF([.B$3]&gt;[.$A23];0;COMBIN(20;[.B$3])*COMBIN(60;[.$A23]-[.B$3])/COMBIN(80;[.$A23]))" office:value-type="percentage" office:value="0.0115678605007268" calcext:value-type="percentage">
            <text:p>1.16%</text:p>
          </table:table-cell>
          <table:table-cell table:style-name="ce4" table:formula="of:=IF([.C$3]&gt;[.$A23];0;COMBIN(20;[.C$3])*COMBIN(60;[.$A23]-[.C$3])/COMBIN(80;[.$A23]))" office:value-type="percentage" office:value="0.0497142576281235" calcext:value-type="percentage">
            <text:p>4.97%</text:p>
          </table:table-cell>
          <table:table-cell table:style-name="ce4" table:formula="of:=IF([.D$3]&gt;[.$A23];0;COMBIN(20;[.D$3])*COMBIN(60;[.$A23]-[.D$3])/COMBIN(80;[.$A23]))" office:value-type="percentage" office:value="0.124863716833426" calcext:value-type="percentage">
            <text:p>12.49%</text:p>
          </table:table-cell>
          <table:table-cell table:style-name="ce4" table:formula="of:=IF([.E$3]&gt;[.$A23];0;COMBIN(20;[.E$3])*COMBIN(60;[.$A23]-[.E$3])/COMBIN(80;[.$A23]))" office:value-type="percentage" office:value="0.205031898663978" calcext:value-type="percentage">
            <text:p>20.50%</text:p>
          </table:table-cell>
          <table:table-cell table:style-name="ce4" table:formula="of:=IF([.F$3]&gt;[.$A23];0;COMBIN(20;[.F$3])*COMBIN(60;[.$A23]-[.F$3])/COMBIN(80;[.$A23]))" office:value-type="percentage" office:value="0.23328073803546" calcext:value-type="percentage">
            <text:p>23.33%</text:p>
          </table:table-cell>
          <table:table-cell table:style-name="ce4" table:formula="of:=IF([.G$3]&gt;[.$A23];0;COMBIN(20;[.G$3])*COMBIN(60;[.$A23]-[.G$3])/COMBIN(80;[.$A23]))" office:value-type="percentage" office:value="0.19017451470282" calcext:value-type="percentage">
            <text:p>19.02%</text:p>
          </table:table-cell>
          <table:table-cell table:style-name="ce4" table:formula="of:=IF([.H$3]&gt;[.$A23];0;COMBIN(20;[.H$3])*COMBIN(60;[.$A23]-[.H$3])/COMBIN(80;[.$A23]))" office:value-type="percentage" office:value="0.113295455567638" calcext:value-type="percentage">
            <text:p>11.33%</text:p>
          </table:table-cell>
          <table:table-cell table:style-name="ce4" table:formula="of:=IF([.I$3]&gt;[.$A23];0;COMBIN(20;[.I$3])*COMBIN(60;[.$A23]-[.I$3])/COMBIN(80;[.$A23]))" office:value-type="percentage" office:value="0.0498618020597156" calcext:value-type="percentage">
            <text:p>4.99%</text:p>
          </table:table-cell>
          <table:table-cell table:style-name="ce4" table:formula="of:=IF([.J$3]&gt;[.$A23];0;COMBIN(20;[.J$3])*COMBIN(60;[.$A23]-[.J$3])/COMBIN(80;[.$A23]))" office:value-type="percentage" office:value="0.0162814047541928" calcext:value-type="percentage">
            <text:p>1.63%</text:p>
          </table:table-cell>
          <table:table-cell table:style-name="ce4" table:formula="of:=IF([.K$3]&gt;[.$A23];0;COMBIN(20;[.K$3])*COMBIN(60;[.$A23]-[.K$3])/COMBIN(80;[.$A23]))" office:value-type="percentage" office:value="0.00394009995051467" calcext:value-type="percentage">
            <text:p>0.39%</text:p>
          </table:table-cell>
          <table:table-cell table:style-name="ce4" table:formula="of:=IF([.L$3]&gt;[.$A23];0;COMBIN(20;[.L$3])*COMBIN(60;[.$A23]-[.L$3])/COMBIN(80;[.$A23]))" office:value-type="percentage" office:value="0.000702335107043613" calcext:value-type="percentage">
            <text:p>0.07%</text:p>
          </table:table-cell>
          <table:table-cell table:style-name="ce4" table:formula="of:=IF([.M$3]&gt;[.$A23];0;COMBIN(20;[.M$3])*COMBIN(60;[.$A23]-[.M$3])/COMBIN(80;[.$A23]))" office:value-type="percentage" office:value="0.0000911684994720075" calcext:value-type="percentage">
            <text:p>0.01%</text:p>
          </table:table-cell>
          <table:table-cell table:style-name="ce4" table:formula="of:=IF([.N$3]&gt;[.$A23];0;COMBIN(20;[.N$3])*COMBIN(60;[.$A23]-[.N$3])/COMBIN(80;[.$A23]))" office:value-type="percentage" office:value="0.00000846848180872058" calcext:value-type="percentage">
            <text:p>0.00%</text:p>
          </table:table-cell>
          <table:table-cell table:style-name="ce4" table:formula="of:=IF([.O$3]&gt;[.$A23];0;COMBIN(20;[.O$3])*COMBIN(60;[.$A23]-[.O$3])/COMBIN(80;[.$A23]))" office:value-type="percentage" office:value="0.000000548883080194852" calcext:value-type="percentage">
            <text:p>0.00%</text:p>
          </table:table-cell>
          <table:table-cell table:style-name="ce4" table:formula="of:=IF([.P$3]&gt;[.$A23];0;COMBIN(20;[.P$3])*COMBIN(60;[.$A23]-[.P$3])/COMBIN(80;[.$A23]))" office:value-type="percentage" office:value="0.0000000239512616812299" calcext:value-type="percentage">
            <text:p>0.00%</text:p>
          </table:table-cell>
          <table:table-cell table:style-name="ce4" table:formula="of:=IF([.Q$3]&gt;[.$A23];0;COMBIN(20;[.Q$3])*COMBIN(60;[.$A23]-[.Q$3])/COMBIN(80;[.$A23]))" office:value-type="percentage" office:value="0.000000000668282971016459" calcext:value-type="percentage">
            <text:p>0.00%</text:p>
          </table:table-cell>
          <table:table-cell table:style-name="ce4" table:formula="of:=IF([.R$3]&gt;[.$A23];0;COMBIN(20;[.R$3])*COMBIN(60;[.$A23]-[.R$3])/COMBIN(80;[.$A23]))" office:value-type="percentage" office:value="0.0000000000110346001406227" calcext:value-type="percentage">
            <text:p>0.00%</text:p>
          </table:table-cell>
          <table:table-cell table:style-name="ce4" table:formula="of:=IF([.S$3]&gt;[.$A23];0;COMBIN(20;[.S$3])*COMBIN(60;[.$A23]-[.S$3])/COMBIN(80;[.$A23]))" office:value-type="percentage" office:value="0.0000000000000951258632812298" calcext:value-type="percentage">
            <text:p>0.00%</text:p>
          </table:table-cell>
          <table:table-cell table:style-name="ce4" table:formula="of:=IF([.T$3]&gt;[.$A23];0;COMBIN(20;[.T$3])*COMBIN(60;[.$A23]-[.T$3])/COMBIN(80;[.$A23]))" office:value-type="percentage" office:value="3.39432161574415E-016" calcext:value-type="percentage">
            <text:p>0.00%</text:p>
          </table:table-cell>
          <table:table-cell table:style-name="ce4" table:formula="of:=IF([.U$3]&gt;[.$A23];0;COMBIN(20;[.U$3])*COMBIN(60;[.$A23]-[.U$3])/COMBIN(80;[.$A23]))" office:value-type="percentage" office:value="2.82860134645346E-019" calcext:value-type="percentage">
            <text:p>0.00%</text:p>
          </table:table-cell>
          <table:table-cell table:number-columns-repeated="4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4" table:formula="of:=IF([.B$3]&gt;[.$A24];0;COMBIN(20;[.B$3])*COMBIN(60;[.$A24]-[.B$3])/COMBIN(80;[.$A24]))" office:value-type="percentage" office:value="0.00000148538238866357" calcext:value-type="percentage">
            <text:p>0.00%</text:p>
          </table:table-cell>
          <table:table-cell table:style-name="ce4" table:formula="of:=IF([.C$3]&gt;[.$A24];0;COMBIN(20;[.C$3])*COMBIN(60;[.$A24]-[.C$3])/COMBIN(80;[.$A24]))" office:value-type="percentage" office:value="0.0000250151897727206" calcext:value-type="percentage">
            <text:p>0.00%</text:p>
          </table:table-cell>
          <table:table-cell table:style-name="ce4" table:formula="of:=IF([.D$3]&gt;[.$A24];0;COMBIN(20;[.D$3])*COMBIN(60;[.$A24]-[.D$3])/COMBIN(80;[.$A24]))" office:value-type="percentage" office:value="0.000247976663833926" calcext:value-type="percentage">
            <text:p>0.02%</text:p>
          </table:table-cell>
          <table:table-cell table:style-name="ce4" table:formula="of:=IF([.E$3]&gt;[.$A24];0;COMBIN(20;[.E$3])*COMBIN(60;[.$A24]-[.E$3])/COMBIN(80;[.$A24]))" office:value-type="percentage" office:value="0.00162476376616187" calcext:value-type="percentage">
            <text:p>0.16%</text:p>
          </table:table-cell>
          <table:table-cell table:style-name="ce4" table:formula="of:=IF([.F$3]&gt;[.$A24];0;COMBIN(20;[.F$3])*COMBIN(60;[.$A24]-[.F$3])/COMBIN(80;[.$A24]))" office:value-type="percentage" office:value="0.00748691143447389" calcext:value-type="percentage">
            <text:p>0.75%</text:p>
          </table:table-cell>
          <table:table-cell table:style-name="ce4" table:formula="of:=IF([.G$3]&gt;[.$A24];0;COMBIN(20;[.G$3])*COMBIN(60;[.$A24]-[.G$3])/COMBIN(80;[.$A24]))" office:value-type="percentage" office:value="0.0251963365583256" calcext:value-type="percentage">
            <text:p>2.52%</text:p>
          </table:table-cell>
          <table:table-cell table:style-name="ce4" table:formula="of:=IF([.H$3]&gt;[.$A24];0;COMBIN(20;[.H$3])*COMBIN(60;[.$A24]-[.H$3])/COMBIN(80;[.$A24]))" office:value-type="percentage" office:value="0.0634574402209682" calcext:value-type="percentage">
            <text:p>6.35%</text:p>
          </table:table-cell>
          <table:table-cell table:style-name="ce4" table:formula="of:=IF([.I$3]&gt;[.$A24];0;COMBIN(20;[.I$3])*COMBIN(60;[.$A24]-[.I$3])/COMBIN(80;[.$A24]))" office:value-type="percentage" office:value="0.121532329708908" calcext:value-type="percentage">
            <text:p>12.15%</text:p>
          </table:table-cell>
          <table:table-cell table:style-name="ce4" table:formula="of:=IF([.J$3]&gt;[.$A24];0;COMBIN(20;[.J$3])*COMBIN(60;[.$A24]-[.J$3])/COMBIN(80;[.$A24]))" office:value-type="percentage" office:value="0.178806186238393" calcext:value-type="percentage">
            <text:p>17.88%</text:p>
          </table:table-cell>
          <table:table-cell table:style-name="ce4" table:formula="of:=IF([.K$3]&gt;[.$A24];0;COMBIN(20;[.K$3])*COMBIN(60;[.$A24]-[.K$3])/COMBIN(80;[.$A24]))" office:value-type="percentage" office:value="0.203243031690973" calcext:value-type="percentage">
            <text:p>20.32%</text:p>
          </table:table-cell>
          <table:table-cell table:style-name="ce4" table:formula="of:=IF([.L$3]&gt;[.$A24];0;COMBIN(20;[.L$3])*COMBIN(60;[.$A24]-[.L$3])/COMBIN(80;[.$A24]))" office:value-type="percentage" office:value="0.178806186238393" calcext:value-type="percentage">
            <text:p>17.88%</text:p>
          </table:table-cell>
          <table:table-cell table:style-name="ce4" table:formula="of:=IF([.M$3]&gt;[.$A24];0;COMBIN(20;[.M$3])*COMBIN(60;[.$A24]-[.M$3])/COMBIN(80;[.$A24]))" office:value-type="percentage" office:value="0.121532329708908" calcext:value-type="percentage">
            <text:p>12.15%</text:p>
          </table:table-cell>
          <table:table-cell table:style-name="ce4" table:formula="of:=IF([.N$3]&gt;[.$A24];0;COMBIN(20;[.N$3])*COMBIN(60;[.$A24]-[.N$3])/COMBIN(80;[.$A24]))" office:value-type="percentage" office:value="0.0634574402209682" calcext:value-type="percentage">
            <text:p>6.35%</text:p>
          </table:table-cell>
          <table:table-cell table:style-name="ce4" table:formula="of:=IF([.O$3]&gt;[.$A24];0;COMBIN(20;[.O$3])*COMBIN(60;[.$A24]-[.O$3])/COMBIN(80;[.$A24]))" office:value-type="percentage" office:value="0.0251963365583256" calcext:value-type="percentage">
            <text:p>2.52%</text:p>
          </table:table-cell>
          <table:table-cell table:style-name="ce4" table:formula="of:=IF([.P$3]&gt;[.$A24];0;COMBIN(20;[.P$3])*COMBIN(60;[.$A24]-[.P$3])/COMBIN(80;[.$A24]))" office:value-type="percentage" office:value="0.0074869114344739" calcext:value-type="percentage">
            <text:p>0.75%</text:p>
          </table:table-cell>
          <table:table-cell table:style-name="ce4" table:formula="of:=IF([.Q$3]&gt;[.$A24];0;COMBIN(20;[.Q$3])*COMBIN(60;[.$A24]-[.Q$3])/COMBIN(80;[.$A24]))" office:value-type="percentage" office:value="0.00162476376616187" calcext:value-type="percentage">
            <text:p>0.16%</text:p>
          </table:table-cell>
          <table:table-cell table:style-name="ce4" table:formula="of:=IF([.R$3]&gt;[.$A24];0;COMBIN(20;[.R$3])*COMBIN(60;[.$A24]-[.R$3])/COMBIN(80;[.$A24]))" office:value-type="percentage" office:value="0.000247976663833926" calcext:value-type="percentage">
            <text:p>0.02%</text:p>
          </table:table-cell>
          <table:table-cell table:style-name="ce4" table:formula="of:=IF([.S$3]&gt;[.$A24];0;COMBIN(20;[.S$3])*COMBIN(60;[.$A24]-[.S$3])/COMBIN(80;[.$A24]))" office:value-type="percentage" office:value="0.0000250151897727206" calcext:value-type="percentage">
            <text:p>0.00%</text:p>
          </table:table-cell>
          <table:table-cell table:style-name="ce4" table:formula="of:=IF([.T$3]&gt;[.$A24];0;COMBIN(20;[.T$3])*COMBIN(60;[.$A24]-[.T$3])/COMBIN(80;[.$A24]))" office:value-type="percentage" office:value="0.00000148538238866357" calcext:value-type="percentage">
            <text:p>0.00%</text:p>
          </table:table-cell>
          <table:table-cell table:style-name="ce4" table:formula="of:=IF([.U$3]&gt;[.$A24];0;COMBIN(20;[.U$3])*COMBIN(60;[.$A24]-[.U$3])/COMBIN(80;[.$A24]))" office:value-type="percentage" office:value="0.0000000389912877024188" calcext:value-type="percentage">
            <text:p>0.00%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cked / Caught Payou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3" calcext:value-type="float">
            <text:p><text:s/>3.00 </text:p>
          </table:table-cell>
          <table:table-cell table:style-name="ce5" table:number-columns-repeated="19"/>
          <table:table-cell table:number-columns-repeated="4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2" calcext:value-type="float">
            <text:p><text:s/>12.00 </text:p>
          </table:table-cell>
          <table:table-cell table:style-name="ce5" table:number-columns-repeated="18"/>
          <table:table-cell table:number-columns-repeated="4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" calcext:value-type="float">
            <text:p><text:s/>1.00 </text:p>
          </table:table-cell>
          <table:table-cell table:style-name="ce5" office:value-type="float" office:value="44" calcext:value-type="float">
            <text:p><text:s/>44.00 </text:p>
          </table:table-cell>
          <table:table-cell table:style-name="ce5" table:number-columns-repeated="17"/>
          <table:table-cell table:number-columns-repeated="4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" calcext:value-type="float">
            <text:p><text:s/>1.00 </text:p>
          </table:table-cell>
          <table:table-cell table:style-name="ce5" office:value-type="float" office:value="4" calcext:value-type="float">
            <text:p><text:s/>4.00 </text:p>
          </table:table-cell>
          <table:table-cell table:style-name="ce5" office:value-type="float" office:value="120" calcext:value-type="float">
            <text:p><text:s/>120.00 </text:p>
          </table:table-cell>
          <table:table-cell table:style-name="ce5" table:number-columns-repeated="16"/>
          <table:table-cell table:number-columns-repeated="4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2" calcext:value-type="float">
            <text:p><text:s/>2.00 </text:p>
          </table:table-cell>
          <table:table-cell table:style-name="ce5" office:value-type="float" office:value="14" calcext:value-type="float">
            <text:p><text:s/>14.00 </text:p>
          </table:table-cell>
          <table:table-cell table:style-name="ce5" office:value-type="float" office:value="640" calcext:value-type="float">
            <text:p><text:s/>640.00 </text:p>
          </table:table-cell>
          <table:table-cell table:style-name="ce5" table:number-columns-repeated="15"/>
          <table:table-cell table:number-columns-repeated="4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1" calcext:value-type="float">
            <text:p><text:s/>1.00 </text:p>
          </table:table-cell>
          <table:table-cell table:style-name="ce5" office:value-type="float" office:value="5" calcext:value-type="float">
            <text:p><text:s/>5.00 </text:p>
          </table:table-cell>
          <table:table-cell table:style-name="ce5" office:value-type="float" office:value="80" calcext:value-type="float">
            <text:p><text:s/>80.00 </text:p>
          </table:table-cell>
          <table:table-cell table:style-name="ce5" office:value-type="float" office:value="1800" calcext:value-type="float">
            <text:p><text:s/>1,800.00 </text:p>
          </table:table-cell>
          <table:table-cell table:style-name="ce5" table:number-columns-repeated="14"/>
          <table:table-cell table:number-columns-repeated="4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<text:s/>- </text:p>
          </table:table-cell>
          <table:table-cell table:style-name="ce5" office:value-type="float" office:value="3" calcext:value-type="float">
            <text:p><text:s/>3.00 </text:p>
          </table:table-cell>
          <table:table-cell table:style-name="ce5" office:value-type="float" office:value="12" calcext:value-type="float">
            <text:p><text:s/>12.00 </text:p>
          </table:table-cell>
          <table:table-cell table:style-name="ce5" office:value-type="float" office:value="125" calcext:value-type="float">
            <text:p><text:s/>125.00 </text:p>
          </table:table-cell>
          <table:table-cell table:style-name="ce5" office:value-type="float" office:value="5000" calcext:value-type="float">
            <text:p><text:s/>5,000.00 </text:p>
          </table:table-cell>
          <table:table-cell table:style-name="ce5" table:number-columns-repeated="13"/>
          <table:table-cell table:number-columns-repeated="4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table:style-name="ce5" office:value-type="float" office:value="0" calcext:value-type="float">
            <text:p><text:s/>- </text:p>
          </table:table-cell>
          <table:table-cell table:style-name="ce5" office:value-type="float" office:value="7" calcext:value-type="float">
            <text:p><text:s/>7.00 </text:p>
          </table:table-cell>
          <table:table-cell table:style-name="ce5" office:value-type="float" office:value="60" calcext:value-type="float">
            <text:p><text:s/>60.00 </text:p>
          </table:table-cell>
          <table:table-cell table:style-name="ce5" office:value-type="float" office:value="675" calcext:value-type="float">
            <text:p><text:s/>675.00 </text:p>
          </table:table-cell>
          <table:table-cell table:style-name="ce5" office:value-type="float" office:value="25000" calcext:value-type="float">
            <text:p><text:s/>25,000.00 </text:p>
          </table:table-cell>
          <table:table-cell table:style-name="ce5" table:number-columns-repeated="12"/>
          <table:table-cell table:number-columns-repeated="4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4" table:style-name="ce5" office:value-type="float" office:value="0" calcext:value-type="float">
            <text:p><text:s/>- </text:p>
          </table:table-cell>
          <table:table-cell table:style-name="ce5" office:value-type="float" office:value="5" calcext:value-type="float">
            <text:p><text:s/>5.00 </text:p>
          </table:table-cell>
          <table:table-cell table:style-name="ce5" office:value-type="float" office:value="20" calcext:value-type="float">
            <text:p><text:s/>20.00 </text:p>
          </table:table-cell>
          <table:table-cell table:style-name="ce5" office:value-type="float" office:value="210" calcext:value-type="float">
            <text:p><text:s/>210.00 </text:p>
          </table:table-cell>
          <table:table-cell table:style-name="ce5" office:value-type="float" office:value="2500" calcext:value-type="float">
            <text:p><text:s/>2,500.00 </text:p>
          </table:table-cell>
          <table:table-cell table:style-name="ce5" office:value-type="float" office:value="100000" calcext:value-type="float">
            <text:p><text:s/>100,000.00 </text:p>
          </table:table-cell>
          <table:table-cell table:style-name="ce5" table:number-columns-repeated="11"/>
          <table:table-cell table:number-columns-repeated="4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5" office:value-type="float" office:value="0" calcext:value-type="float">
            <text:p><text:s/>- </text:p>
          </table:table-cell>
          <table:table-cell table:style-name="ce5" office:value-type="float" office:value="2" calcext:value-type="float">
            <text:p><text:s/>2.00 </text:p>
          </table:table-cell>
          <table:table-cell table:style-name="ce5" office:value-type="float" office:value="6" calcext:value-type="float">
            <text:p><text:s/>6.00 </text:p>
          </table:table-cell>
          <table:table-cell table:style-name="ce5" office:value-type="float" office:value="50" calcext:value-type="float">
            <text:p><text:s/>50.00 </text:p>
          </table:table-cell>
          <table:table-cell table:style-name="ce5" office:value-type="float" office:value="580" calcext:value-type="float">
            <text:p><text:s/>580.00 </text:p>
          </table:table-cell>
          <table:table-cell table:style-name="ce5" office:value-type="float" office:value="10000" calcext:value-type="float">
            <text:p><text:s/>10,000.00 </text:p>
          </table:table-cell>
          <table:table-cell table:style-name="ce5" office:value-type="float" office:value="1000000" calcext:value-type="float">
            <text:p><text:s/>1,000,000.00 </text:p>
          </table:table-cell>
          <table:table-cell table:style-name="ce5" table:number-columns-repeated="10"/>
          <table:table-cell table:number-columns-repeated="4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1" table:style-name="ce5" office:value-type="float" office:value="0" calcext:value-type="float">
            <text:p><text:s/>- </text:p>
          </table:table-cell>
          <table:table-cell table:style-name="ce5" table:number-columns-repeated="9"/>
          <table:table-cell table:number-columns-repeated="4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number-columns-repeated="5"/>
          <table:table-cell table:number-columns-repeated="7" table:style-name="ce5" office:value-type="float" office:value="0" calcext:value-type="float">
            <text:p><text:s/>- </text:p>
          </table:table-cell>
          <table:table-cell table:style-name="ce5" table:number-columns-repeated="8"/>
          <table:table-cell table:number-columns-repeated="4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3" table:style-name="ce5" office:value-type="float" office:value="0" calcext:value-type="float">
            <text:p><text:s/>- </text:p>
          </table:table-cell>
          <table:table-cell table:style-name="ce5" table:number-columns-repeated="7"/>
          <table:table-cell table:number-columns-repeated="4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4" table:style-name="ce5" office:value-type="float" office:value="0" calcext:value-type="float">
            <text:p><text:s/>- </text:p>
          </table:table-cell>
          <table:table-cell table:style-name="ce5" table:number-columns-repeated="6"/>
          <table:table-cell table:number-columns-repeated="4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2" calcext:value-type="float">
            <text:p><text:s/>2.00 </text:p>
          </table:table-cell>
          <table:table-cell table:style-name="ce5" office:value-type="float" office:value="4" calcext:value-type="float">
            <text:p><text:s/>4.00 </text:p>
          </table:table-cell>
          <table:table-cell table:style-name="ce5" office:value-type="float" office:value="20" calcext:value-type="float">
            <text:p><text:s/>20.00 </text:p>
          </table:table-cell>
          <table:table-cell table:style-name="ce5" office:value-type="float" office:value="50" calcext:value-type="float">
            <text:p><text:s/>50.00 </text:p>
          </table:table-cell>
          <table:table-cell table:style-name="ce5" office:value-type="float" office:value="250" calcext:value-type="float">
            <text:p><text:s/>250.00 </text:p>
          </table:table-cell>
          <table:table-cell table:style-name="ce5" office:value-type="float" office:value="2000" calcext:value-type="float">
            <text:p><text:s/>2,000.00 </text:p>
          </table:table-cell>
          <table:table-cell table:style-name="ce5" office:value-type="float" office:value="12000" calcext:value-type="float">
            <text:p><text:s/>12,000.00 </text:p>
          </table:table-cell>
          <table:table-cell table:style-name="ce5" office:value-type="float" office:value="50000" calcext:value-type="float">
            <text:p><text:s/>50,000.00 </text:p>
          </table:table-cell>
          <table:table-cell table:style-name="ce5" office:value-type="float" office:value="100000" calcext:value-type="float">
            <text:p><text:s/>100,000.00 </text:p>
          </table:table-cell>
          <table:table-cell table:style-name="ce5" office:value-type="float" office:value="250000" calcext:value-type="float">
            <text:p><text:s/>250,000.00 </text:p>
          </table:table-cell>
          <table:table-cell table:style-name="ce5" table:number-columns-repeated="5"/>
          <table:table-cell table:number-columns-repeated="4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6" table:style-name="ce5" office:value-type="float" office:value="0" calcext:value-type="float">
            <text:p><text:s/>- </text:p>
          </table:table-cell>
          <table:table-cell table:style-name="ce5" table:number-columns-repeated="4"/>
          <table:table-cell table:number-columns-repeated="4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7" table:style-name="ce5" office:value-type="float" office:value="0" calcext:value-type="float">
            <text:p><text:s/>- </text:p>
          </table:table-cell>
          <table:table-cell table:style-name="ce5" table:number-columns-repeated="3"/>
          <table:table-cell table:number-columns-repeated="4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8" table:style-name="ce5" office:value-type="float" office:value="0" calcext:value-type="float">
            <text:p><text:s/>- </text:p>
          </table:table-cell>
          <table:table-cell table:style-name="ce5" table:number-columns-repeated="2"/>
          <table:table-cell table:number-columns-repeated="4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9" table:style-name="ce5" office:value-type="float" office:value="0" calcext:value-type="float">
            <text:p><text:s/>- </text:p>
          </table:table-cell>
          <table:table-cell table:style-name="ce5"/>
          <table:table-cell table:number-columns-repeated="4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10" calcext:value-type="float">
            <text:p><text:s/>10.00 </text:p>
          </table:table-cell>
          <table:table-cell table:style-name="ce5" office:value-type="float" office:value="2" calcext:value-type="float">
            <text:p><text:s/>2.0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2" calcext:value-type="float">
            <text:p><text:s/>2.00 </text:p>
          </table:table-cell>
          <table:table-cell table:style-name="ce5" office:value-type="float" office:value="7" calcext:value-type="float">
            <text:p><text:s/>7.00 </text:p>
          </table:table-cell>
          <table:table-cell table:style-name="ce5" office:value-type="float" office:value="20" calcext:value-type="float">
            <text:p><text:s/>20.00 </text:p>
          </table:table-cell>
          <table:table-cell table:style-name="ce5" office:value-type="float" office:value="100" calcext:value-type="float">
            <text:p><text:s/>100.00 </text:p>
          </table:table-cell>
          <table:table-cell table:style-name="ce5" office:value-type="float" office:value="450" calcext:value-type="float">
            <text:p><text:s/>450.00 </text:p>
          </table:table-cell>
          <table:table-cell table:style-name="ce5" office:value-type="float" office:value="1200" calcext:value-type="float">
            <text:p><text:s/>1,200.00 </text:p>
          </table:table-cell>
          <table:table-cell table:style-name="ce5" office:value-type="float" office:value="5000" calcext:value-type="float">
            <text:p><text:s/>5,000.00 </text:p>
          </table:table-cell>
          <table:table-cell table:style-name="ce5" office:value-type="float" office:value="10000" calcext:value-type="float">
            <text:p><text:s/>10,000.00 </text:p>
          </table:table-cell>
          <table:table-cell table:style-name="ce5" office:value-type="float" office:value="15000" calcext:value-type="float">
            <text:p><text:s/>15,000.00 </text:p>
          </table:table-cell>
          <table:table-cell table:style-name="ce5" office:value-type="float" office:value="25000" calcext:value-type="float">
            <text:p><text:s/>25,000.00 </text:p>
          </table:table-cell>
          <table:table-cell table:style-name="ce5" office:value-type="float" office:value="50000" calcext:value-type="float">
            <text:p><text:s/>50,000.00 </text:p>
          </table:table-cell>
          <table:table-cell table:style-name="ce5" office:value-type="float" office:value="100000" calcext:value-type="float">
            <text:p><text:s/>100,000.00 </text:p>
          </table:table-cell>
          <table:table-cell table:style-name="ce5" office:value-type="float" office:value="250000" calcext:value-type="float">
            <text:p><text:s/>250,000.00 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cked / Caught Expect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table:formula="of:=[.B4]*[.B27]" office:value-type="float" office:value="0.75" calcext:value-type="float">
            <text:p><text:s/>0.75 </text:p>
          </table:table-cell>
          <table:table-cell table:style-name="ce5" table:formula="of:=[.C4]*[.C27]" office:value-type="float" office:value="0" calcext:value-type="float">
            <text:p><text:s/>- </text:p>
          </table:table-cell>
          <table:table-cell table:style-name="ce5" table:formula="of:=#REF!*[.D27]" office:value-type="float" office:value="0" calcext:value-type="float">
            <text:p><text:s/>- </text:p>
          </table:table-cell>
          <table:table-cell table:style-name="ce5" table:formula="of:=#REF!*[.E27]" office:value-type="float" office:value="0" calcext:value-type="float">
            <text:p><text:s/>- </text:p>
          </table:table-cell>
          <table:table-cell table:style-name="ce5" table:formula="of:=#REF!*[.F27]" office:value-type="float" office:value="0" calcext:value-type="float">
            <text:p><text:s/>- </text:p>
          </table:table-cell>
          <table:table-cell table:style-name="ce5" table:formula="of:=#REF!*[.G27]" office:value-type="float" office:value="0" calcext:value-type="float">
            <text:p><text:s/>- </text:p>
          </table:table-cell>
          <table:table-cell table:style-name="ce5" table:formula="of:=#REF!*[.H27]" office:value-type="float" office:value="0" calcext:value-type="float">
            <text:p><text:s/>- </text:p>
          </table:table-cell>
          <table:table-cell table:style-name="ce5" table:formula="of:=#REF!*[.I27]" office:value-type="float" office:value="0" calcext:value-type="float">
            <text:p><text:s/>- </text:p>
          </table:table-cell>
          <table:table-cell table:style-name="ce5" table:formula="of:=#REF!*[.J27]" office:value-type="float" office:value="0" calcext:value-type="float">
            <text:p><text:s/>- </text:p>
          </table:table-cell>
          <table:table-cell table:style-name="ce5" table:formula="of:=#REF!*[.K27]" office:value-type="float" office:value="0" calcext:value-type="float">
            <text:p><text:s/>- </text:p>
          </table:table-cell>
          <table:table-cell table:style-name="ce5" table:formula="of:=#REF!*[.L27]" office:value-type="float" office:value="0" calcext:value-type="float">
            <text:p><text:s/>- </text:p>
          </table:table-cell>
          <table:table-cell table:style-name="ce5" table:formula="of:=#REF!*[.M27]" office:value-type="float" office:value="0" calcext:value-type="float">
            <text:p><text:s/>- </text:p>
          </table:table-cell>
          <table:table-cell table:style-name="ce5" table:formula="of:=#REF!*[.N27]" office:value-type="float" office:value="0" calcext:value-type="float">
            <text:p><text:s/>- </text:p>
          </table:table-cell>
          <table:table-cell table:style-name="ce5" table:formula="of:=#REF!*[.O27]" office:value-type="float" office:value="0" calcext:value-type="float">
            <text:p><text:s/>- </text:p>
          </table:table-cell>
          <table:table-cell table:style-name="ce5" table:formula="of:=#REF!*[.P27]" office:value-type="float" office:value="0" calcext:value-type="float">
            <text:p><text:s/>- </text:p>
          </table:table-cell>
          <table:table-cell table:style-name="ce5" table:formula="of:=#REF!*[.Q27]" office:value-type="float" office:value="0" calcext:value-type="float">
            <text:p><text:s/>- </text:p>
          </table:table-cell>
          <table:table-cell table:style-name="ce5" table:formula="of:=#REF!*[.R27]" office:value-type="float" office:value="0" calcext:value-type="float">
            <text:p><text:s/>- </text:p>
          </table:table-cell>
          <table:table-cell table:style-name="ce5" table:formula="of:=#REF!*[.S27]" office:value-type="float" office:value="0" calcext:value-type="float">
            <text:p><text:s/>- </text:p>
          </table:table-cell>
          <table:table-cell table:style-name="ce5" table:formula="of:=#REF!*[.T27]" office:value-type="float" office:value="0" calcext:value-type="float">
            <text:p><text:s/>- </text:p>
          </table:table-cell>
          <table:table-cell table:style-name="ce5" table:formula="of:=#REF!*[.U27]" office:value-type="float" office:value="0" calcext:value-type="float">
            <text:p><text:s/>- </text:p>
          </table:table-cell>
          <table:table-cell table:style-name="ce6" table:formula="of:=SUM([.B49:.U49])" office:value-type="float" office:value="0.75" calcext:value-type="float">
            <text:p><text:s/>$0.750 </text:p>
          </table:table-cell>
          <table:table-cell table:number-columns-repeated="4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table:formula="of:=[.B5]*[.B28]" office:value-type="float" office:value="0" calcext:value-type="float">
            <text:p><text:s/>- </text:p>
          </table:table-cell>
          <table:table-cell table:style-name="ce5" table:formula="of:=[.C5]*[.C28]" office:value-type="float" office:value="0.721518987341772" calcext:value-type="float">
            <text:p><text:s/>0.72 </text:p>
          </table:table-cell>
          <table:table-cell table:style-name="ce5" table:formula="of:=#REF!*[.D28]" office:value-type="float" office:value="0" calcext:value-type="float">
            <text:p><text:s/>- </text:p>
          </table:table-cell>
          <table:table-cell table:style-name="ce5" table:formula="of:=#REF!*[.E28]" office:value-type="float" office:value="0" calcext:value-type="float">
            <text:p><text:s/>- </text:p>
          </table:table-cell>
          <table:table-cell table:style-name="ce5" table:formula="of:=#REF!*[.F28]" office:value-type="float" office:value="0" calcext:value-type="float">
            <text:p><text:s/>- </text:p>
          </table:table-cell>
          <table:table-cell table:style-name="ce5" table:formula="of:=#REF!*[.G28]" office:value-type="float" office:value="0" calcext:value-type="float">
            <text:p><text:s/>- </text:p>
          </table:table-cell>
          <table:table-cell table:style-name="ce5" table:formula="of:=#REF!*[.H28]" office:value-type="float" office:value="0" calcext:value-type="float">
            <text:p><text:s/>- </text:p>
          </table:table-cell>
          <table:table-cell table:style-name="ce5" table:formula="of:=#REF!*[.I28]" office:value-type="float" office:value="0" calcext:value-type="float">
            <text:p><text:s/>- </text:p>
          </table:table-cell>
          <table:table-cell table:style-name="ce5" table:formula="of:=#REF!*[.J28]" office:value-type="float" office:value="0" calcext:value-type="float">
            <text:p><text:s/>- </text:p>
          </table:table-cell>
          <table:table-cell table:style-name="ce5" table:formula="of:=#REF!*[.K28]" office:value-type="float" office:value="0" calcext:value-type="float">
            <text:p><text:s/>- </text:p>
          </table:table-cell>
          <table:table-cell table:style-name="ce5" table:formula="of:=#REF!*[.L28]" office:value-type="float" office:value="0" calcext:value-type="float">
            <text:p><text:s/>- </text:p>
          </table:table-cell>
          <table:table-cell table:style-name="ce5" table:formula="of:=#REF!*[.M28]" office:value-type="float" office:value="0" calcext:value-type="float">
            <text:p><text:s/>- </text:p>
          </table:table-cell>
          <table:table-cell table:style-name="ce5" table:formula="of:=#REF!*[.N28]" office:value-type="float" office:value="0" calcext:value-type="float">
            <text:p><text:s/>- </text:p>
          </table:table-cell>
          <table:table-cell table:style-name="ce5" table:formula="of:=#REF!*[.O28]" office:value-type="float" office:value="0" calcext:value-type="float">
            <text:p><text:s/>- </text:p>
          </table:table-cell>
          <table:table-cell table:style-name="ce5" table:formula="of:=#REF!*[.P28]" office:value-type="float" office:value="0" calcext:value-type="float">
            <text:p><text:s/>- </text:p>
          </table:table-cell>
          <table:table-cell table:style-name="ce5" table:formula="of:=#REF!*[.Q28]" office:value-type="float" office:value="0" calcext:value-type="float">
            <text:p><text:s/>- </text:p>
          </table:table-cell>
          <table:table-cell table:style-name="ce5" table:formula="of:=#REF!*[.R28]" office:value-type="float" office:value="0" calcext:value-type="float">
            <text:p><text:s/>- </text:p>
          </table:table-cell>
          <table:table-cell table:style-name="ce5" table:formula="of:=#REF!*[.S28]" office:value-type="float" office:value="0" calcext:value-type="float">
            <text:p><text:s/>- </text:p>
          </table:table-cell>
          <table:table-cell table:style-name="ce5" table:formula="of:=#REF!*[.T28]" office:value-type="float" office:value="0" calcext:value-type="float">
            <text:p><text:s/>- </text:p>
          </table:table-cell>
          <table:table-cell table:style-name="ce5" table:formula="of:=#REF!*[.U28]" office:value-type="float" office:value="0" calcext:value-type="float">
            <text:p><text:s/>- </text:p>
          </table:table-cell>
          <table:table-cell table:style-name="ce6" table:formula="of:=SUM([.B50:.U50])" office:value-type="float" office:value="0.721518987341772" calcext:value-type="float">
            <text:p><text:s/>$0.722 </text:p>
          </table:table-cell>
          <table:table-cell table:number-columns-repeated="4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formula="of:=[.B6]*[.B29]" office:value-type="float" office:value="0" calcext:value-type="float">
            <text:p><text:s/>- </text:p>
          </table:table-cell>
          <table:table-cell table:style-name="ce5" table:formula="of:=[.C6]*[.C29]" office:value-type="float" office:value="0.138753651411879" calcext:value-type="float">
            <text:p><text:s/>0.14 </text:p>
          </table:table-cell>
          <table:table-cell table:style-name="ce5" table:formula="of:=[.D6]*[.D29]" office:value-type="float" office:value="0.610516066212268" calcext:value-type="float">
            <text:p><text:s/>0.61 </text:p>
          </table:table-cell>
          <table:table-cell table:style-name="ce5" table:formula="of:=#REF!*[.E29]" office:value-type="float" office:value="0" calcext:value-type="float">
            <text:p><text:s/>- </text:p>
          </table:table-cell>
          <table:table-cell table:style-name="ce5" table:formula="of:=#REF!*[.F29]" office:value-type="float" office:value="0" calcext:value-type="float">
            <text:p><text:s/>- </text:p>
          </table:table-cell>
          <table:table-cell table:style-name="ce5" table:formula="of:=#REF!*[.G29]" office:value-type="float" office:value="0" calcext:value-type="float">
            <text:p><text:s/>- </text:p>
          </table:table-cell>
          <table:table-cell table:style-name="ce5" table:formula="of:=#REF!*[.H29]" office:value-type="float" office:value="0" calcext:value-type="float">
            <text:p><text:s/>- </text:p>
          </table:table-cell>
          <table:table-cell table:style-name="ce5" table:formula="of:=#REF!*[.I29]" office:value-type="float" office:value="0" calcext:value-type="float">
            <text:p><text:s/>- </text:p>
          </table:table-cell>
          <table:table-cell table:style-name="ce5" table:formula="of:=#REF!*[.J29]" office:value-type="float" office:value="0" calcext:value-type="float">
            <text:p><text:s/>- </text:p>
          </table:table-cell>
          <table:table-cell table:style-name="ce5" table:formula="of:=#REF!*[.K29]" office:value-type="float" office:value="0" calcext:value-type="float">
            <text:p><text:s/>- </text:p>
          </table:table-cell>
          <table:table-cell table:style-name="ce5" table:formula="of:=#REF!*[.L29]" office:value-type="float" office:value="0" calcext:value-type="float">
            <text:p><text:s/>- </text:p>
          </table:table-cell>
          <table:table-cell table:style-name="ce5" table:formula="of:=#REF!*[.M29]" office:value-type="float" office:value="0" calcext:value-type="float">
            <text:p><text:s/>- </text:p>
          </table:table-cell>
          <table:table-cell table:style-name="ce5" table:formula="of:=#REF!*[.N29]" office:value-type="float" office:value="0" calcext:value-type="float">
            <text:p><text:s/>- </text:p>
          </table:table-cell>
          <table:table-cell table:style-name="ce5" table:formula="of:=#REF!*[.O29]" office:value-type="float" office:value="0" calcext:value-type="float">
            <text:p><text:s/>- </text:p>
          </table:table-cell>
          <table:table-cell table:style-name="ce5" table:formula="of:=#REF!*[.P29]" office:value-type="float" office:value="0" calcext:value-type="float">
            <text:p><text:s/>- </text:p>
          </table:table-cell>
          <table:table-cell table:style-name="ce5" table:formula="of:=#REF!*[.Q29]" office:value-type="float" office:value="0" calcext:value-type="float">
            <text:p><text:s/>- </text:p>
          </table:table-cell>
          <table:table-cell table:style-name="ce5" table:formula="of:=#REF!*[.R29]" office:value-type="float" office:value="0" calcext:value-type="float">
            <text:p><text:s/>- </text:p>
          </table:table-cell>
          <table:table-cell table:style-name="ce5" table:formula="of:=#REF!*[.S29]" office:value-type="float" office:value="0" calcext:value-type="float">
            <text:p><text:s/>- </text:p>
          </table:table-cell>
          <table:table-cell table:style-name="ce5" table:formula="of:=#REF!*[.T29]" office:value-type="float" office:value="0" calcext:value-type="float">
            <text:p><text:s/>- </text:p>
          </table:table-cell>
          <table:table-cell table:style-name="ce5" table:formula="of:=#REF!*[.U29]" office:value-type="float" office:value="0" calcext:value-type="float">
            <text:p><text:s/>- </text:p>
          </table:table-cell>
          <table:table-cell table:style-name="ce6" table:formula="of:=SUM([.B51:.U51])" office:value-type="float" office:value="0.749269717624147" calcext:value-type="float">
            <text:p><text:s/>$0.749 </text:p>
          </table:table-cell>
          <table:table-cell table:number-columns-repeated="4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formula="of:=[.B7]*[.B30]" office:value-type="float" office:value="0" calcext:value-type="float">
            <text:p><text:s/>- </text:p>
          </table:table-cell>
          <table:table-cell table:style-name="ce5" table:formula="of:=[.C7]*[.C30]" office:value-type="float" office:value="0.212635465800023" calcext:value-type="float">
            <text:p><text:s/>0.21 </text:p>
          </table:table-cell>
          <table:table-cell table:style-name="ce5" table:formula="of:=[.D7]*[.D30]" office:value-type="float" office:value="0.172991565396629" calcext:value-type="float">
            <text:p><text:s/>0.17 </text:p>
          </table:table-cell>
          <table:table-cell table:style-name="ce5" table:formula="of:=[.E7]*[.E30]" office:value-type="float" office:value="0.367607076467836" calcext:value-type="float">
            <text:p><text:s/>0.37 </text:p>
          </table:table-cell>
          <table:table-cell table:style-name="ce5" table:formula="of:=#REF!*[.F30]" office:value-type="float" office:value="0" calcext:value-type="float">
            <text:p><text:s/>- </text:p>
          </table:table-cell>
          <table:table-cell table:style-name="ce5" table:formula="of:=#REF!*[.G30]" office:value-type="float" office:value="0" calcext:value-type="float">
            <text:p><text:s/>- </text:p>
          </table:table-cell>
          <table:table-cell table:style-name="ce5" table:formula="of:=#REF!*[.H30]" office:value-type="float" office:value="0" calcext:value-type="float">
            <text:p><text:s/>- </text:p>
          </table:table-cell>
          <table:table-cell table:style-name="ce5" table:formula="of:=#REF!*[.I30]" office:value-type="float" office:value="0" calcext:value-type="float">
            <text:p><text:s/>- </text:p>
          </table:table-cell>
          <table:table-cell table:style-name="ce5" table:formula="of:=#REF!*[.J30]" office:value-type="float" office:value="0" calcext:value-type="float">
            <text:p><text:s/>- </text:p>
          </table:table-cell>
          <table:table-cell table:style-name="ce5" table:formula="of:=#REF!*[.K30]" office:value-type="float" office:value="0" calcext:value-type="float">
            <text:p><text:s/>- </text:p>
          </table:table-cell>
          <table:table-cell table:style-name="ce5" table:formula="of:=#REF!*[.L30]" office:value-type="float" office:value="0" calcext:value-type="float">
            <text:p><text:s/>- </text:p>
          </table:table-cell>
          <table:table-cell table:style-name="ce5" table:formula="of:=#REF!*[.M30]" office:value-type="float" office:value="0" calcext:value-type="float">
            <text:p><text:s/>- </text:p>
          </table:table-cell>
          <table:table-cell table:style-name="ce5" table:formula="of:=#REF!*[.N30]" office:value-type="float" office:value="0" calcext:value-type="float">
            <text:p><text:s/>- </text:p>
          </table:table-cell>
          <table:table-cell table:style-name="ce5" table:formula="of:=#REF!*[.O30]" office:value-type="float" office:value="0" calcext:value-type="float">
            <text:p><text:s/>- </text:p>
          </table:table-cell>
          <table:table-cell table:style-name="ce5" table:formula="of:=#REF!*[.P30]" office:value-type="float" office:value="0" calcext:value-type="float">
            <text:p><text:s/>- </text:p>
          </table:table-cell>
          <table:table-cell table:style-name="ce5" table:formula="of:=#REF!*[.Q30]" office:value-type="float" office:value="0" calcext:value-type="float">
            <text:p><text:s/>- </text:p>
          </table:table-cell>
          <table:table-cell table:style-name="ce5" table:formula="of:=#REF!*[.R30]" office:value-type="float" office:value="0" calcext:value-type="float">
            <text:p><text:s/>- </text:p>
          </table:table-cell>
          <table:table-cell table:style-name="ce5" table:formula="of:=#REF!*[.S30]" office:value-type="float" office:value="0" calcext:value-type="float">
            <text:p><text:s/>- </text:p>
          </table:table-cell>
          <table:table-cell table:style-name="ce5" table:formula="of:=#REF!*[.T30]" office:value-type="float" office:value="0" calcext:value-type="float">
            <text:p><text:s/>- </text:p>
          </table:table-cell>
          <table:table-cell table:style-name="ce5" table:formula="of:=#REF!*[.U30]" office:value-type="float" office:value="0" calcext:value-type="float">
            <text:p><text:s/>- </text:p>
          </table:table-cell>
          <table:table-cell table:style-name="ce6" table:formula="of:=SUM([.B52:.U52])" office:value-type="float" office:value="0.753234107664487" calcext:value-type="float">
            <text:p><text:s/>$0.753 </text:p>
          </table:table-cell>
          <table:table-cell table:number-columns-repeated="4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formula="of:=[.B8]*[.B31]" office:value-type="float" office:value="0" calcext:value-type="float">
            <text:p><text:s/>- </text:p>
          </table:table-cell>
          <table:table-cell table:style-name="ce5" table:formula="of:=[.C8]*[.C31]" office:value-type="float" office:value="0" calcext:value-type="float">
            <text:p><text:s/>- </text:p>
          </table:table-cell>
          <table:table-cell table:style-name="ce5" table:formula="of:=[.D8]*[.D31]" office:value-type="float" office:value="0.167870104578965" calcext:value-type="float">
            <text:p><text:s/>0.17 </text:p>
          </table:table-cell>
          <table:table-cell table:style-name="ce5" table:formula="of:=[.E8]*[.E31]" office:value-type="float" office:value="0.169292732583871" calcext:value-type="float">
            <text:p><text:s/>0.17 </text:p>
          </table:table-cell>
          <table:table-cell table:style-name="ce5" table:formula="of:=[.F8]*[.F31]" office:value-type="float" office:value="0.412751805156869" calcext:value-type="float">
            <text:p><text:s/>0.41 </text:p>
          </table:table-cell>
          <table:table-cell table:style-name="ce5" table:formula="of:=#REF!*[.G31]" office:value-type="float" office:value="0" calcext:value-type="float">
            <text:p><text:s/>- </text:p>
          </table:table-cell>
          <table:table-cell table:style-name="ce5" table:formula="of:=#REF!*[.H31]" office:value-type="float" office:value="0" calcext:value-type="float">
            <text:p><text:s/>- </text:p>
          </table:table-cell>
          <table:table-cell table:style-name="ce5" table:formula="of:=#REF!*[.I31]" office:value-type="float" office:value="0" calcext:value-type="float">
            <text:p><text:s/>- </text:p>
          </table:table-cell>
          <table:table-cell table:style-name="ce5" table:formula="of:=#REF!*[.J31]" office:value-type="float" office:value="0" calcext:value-type="float">
            <text:p><text:s/>- </text:p>
          </table:table-cell>
          <table:table-cell table:style-name="ce5" table:formula="of:=#REF!*[.K31]" office:value-type="float" office:value="0" calcext:value-type="float">
            <text:p><text:s/>- </text:p>
          </table:table-cell>
          <table:table-cell table:style-name="ce5" table:formula="of:=#REF!*[.L31]" office:value-type="float" office:value="0" calcext:value-type="float">
            <text:p><text:s/>- </text:p>
          </table:table-cell>
          <table:table-cell table:style-name="ce5" table:formula="of:=#REF!*[.M31]" office:value-type="float" office:value="0" calcext:value-type="float">
            <text:p><text:s/>- </text:p>
          </table:table-cell>
          <table:table-cell table:style-name="ce5" table:formula="of:=#REF!*[.N31]" office:value-type="float" office:value="0" calcext:value-type="float">
            <text:p><text:s/>- </text:p>
          </table:table-cell>
          <table:table-cell table:style-name="ce5" table:formula="of:=#REF!*[.O31]" office:value-type="float" office:value="0" calcext:value-type="float">
            <text:p><text:s/>- </text:p>
          </table:table-cell>
          <table:table-cell table:style-name="ce5" table:formula="of:=#REF!*[.P31]" office:value-type="float" office:value="0" calcext:value-type="float">
            <text:p><text:s/>- </text:p>
          </table:table-cell>
          <table:table-cell table:style-name="ce5" table:formula="of:=#REF!*[.Q31]" office:value-type="float" office:value="0" calcext:value-type="float">
            <text:p><text:s/>- </text:p>
          </table:table-cell>
          <table:table-cell table:style-name="ce5" table:formula="of:=#REF!*[.R31]" office:value-type="float" office:value="0" calcext:value-type="float">
            <text:p><text:s/>- </text:p>
          </table:table-cell>
          <table:table-cell table:style-name="ce5" table:formula="of:=#REF!*[.S31]" office:value-type="float" office:value="0" calcext:value-type="float">
            <text:p><text:s/>- </text:p>
          </table:table-cell>
          <table:table-cell table:style-name="ce5" table:formula="of:=#REF!*[.T31]" office:value-type="float" office:value="0" calcext:value-type="float">
            <text:p><text:s/>- </text:p>
          </table:table-cell>
          <table:table-cell table:style-name="ce5" table:formula="of:=#REF!*[.U31]" office:value-type="float" office:value="0" calcext:value-type="float">
            <text:p><text:s/>- </text:p>
          </table:table-cell>
          <table:table-cell table:style-name="ce6" table:formula="of:=SUM([.B53:.U53])" office:value-type="float" office:value="0.749914642319705" calcext:value-type="float">
            <text:p><text:s/>$0.750 </text:p>
          </table:table-cell>
          <table:table-cell table:number-columns-repeated="4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formula="of:=[.B9]*[.B32]" office:value-type="float" office:value="0" calcext:value-type="float">
            <text:p><text:s/>- </text:p>
          </table:table-cell>
          <table:table-cell table:style-name="ce5" table:formula="of:=[.C9]*[.C32]" office:value-type="float" office:value="0" calcext:value-type="float">
            <text:p><text:s/>- </text:p>
          </table:table-cell>
          <table:table-cell table:style-name="ce5" table:formula="of:=[.D9]*[.D32]" office:value-type="float" office:value="0.129819547541067" calcext:value-type="float">
            <text:p><text:s/>0.13 </text:p>
          </table:table-cell>
          <table:table-cell table:style-name="ce5" table:formula="of:=[.E9]*[.E32]" office:value-type="float" office:value="0.14268958889212" calcext:value-type="float">
            <text:p><text:s/>0.14 </text:p>
          </table:table-cell>
          <table:table-cell table:style-name="ce5" table:formula="of:=[.F9]*[.F32]" office:value-type="float" office:value="0.247651083094121" calcext:value-type="float">
            <text:p><text:s/>0.25 </text:p>
          </table:table-cell>
          <table:table-cell table:style-name="ce5" table:formula="of:=[.G9]*[.G32]" office:value-type="float" office:value="0.232172890400738" calcext:value-type="float">
            <text:p><text:s/>0.23 </text:p>
          </table:table-cell>
          <table:table-cell table:style-name="ce5" table:formula="of:=#REF!*[.H32]" office:value-type="float" office:value="0" calcext:value-type="float">
            <text:p><text:s/>- </text:p>
          </table:table-cell>
          <table:table-cell table:style-name="ce5" table:formula="of:=#REF!*[.I32]" office:value-type="float" office:value="0" calcext:value-type="float">
            <text:p><text:s/>- </text:p>
          </table:table-cell>
          <table:table-cell table:style-name="ce5" table:formula="of:=#REF!*[.J32]" office:value-type="float" office:value="0" calcext:value-type="float">
            <text:p><text:s/>- </text:p>
          </table:table-cell>
          <table:table-cell table:style-name="ce5" table:formula="of:=#REF!*[.K32]" office:value-type="float" office:value="0" calcext:value-type="float">
            <text:p><text:s/>- </text:p>
          </table:table-cell>
          <table:table-cell table:style-name="ce5" table:formula="of:=#REF!*[.L32]" office:value-type="float" office:value="0" calcext:value-type="float">
            <text:p><text:s/>- </text:p>
          </table:table-cell>
          <table:table-cell table:style-name="ce5" table:formula="of:=#REF!*[.M32]" office:value-type="float" office:value="0" calcext:value-type="float">
            <text:p><text:s/>- </text:p>
          </table:table-cell>
          <table:table-cell table:style-name="ce5" table:formula="of:=#REF!*[.N32]" office:value-type="float" office:value="0" calcext:value-type="float">
            <text:p><text:s/>- </text:p>
          </table:table-cell>
          <table:table-cell table:style-name="ce5" table:formula="of:=#REF!*[.O32]" office:value-type="float" office:value="0" calcext:value-type="float">
            <text:p><text:s/>- </text:p>
          </table:table-cell>
          <table:table-cell table:style-name="ce5" table:formula="of:=#REF!*[.P32]" office:value-type="float" office:value="0" calcext:value-type="float">
            <text:p><text:s/>- </text:p>
          </table:table-cell>
          <table:table-cell table:style-name="ce5" table:formula="of:=#REF!*[.Q32]" office:value-type="float" office:value="0" calcext:value-type="float">
            <text:p><text:s/>- </text:p>
          </table:table-cell>
          <table:table-cell table:style-name="ce5" table:formula="of:=#REF!*[.R32]" office:value-type="float" office:value="0" calcext:value-type="float">
            <text:p><text:s/>- </text:p>
          </table:table-cell>
          <table:table-cell table:style-name="ce5" table:formula="of:=#REF!*[.S32]" office:value-type="float" office:value="0" calcext:value-type="float">
            <text:p><text:s/>- </text:p>
          </table:table-cell>
          <table:table-cell table:style-name="ce5" table:formula="of:=#REF!*[.T32]" office:value-type="float" office:value="0" calcext:value-type="float">
            <text:p><text:s/>- </text:p>
          </table:table-cell>
          <table:table-cell table:style-name="ce5" table:formula="of:=#REF!*[.U32]" office:value-type="float" office:value="0" calcext:value-type="float">
            <text:p><text:s/>- </text:p>
          </table:table-cell>
          <table:table-cell table:style-name="ce6" table:formula="of:=SUM([.B54:.U54])" office:value-type="float" office:value="0.752333109928046" calcext:value-type="float">
            <text:p><text:s/>$0.752 </text:p>
          </table:table-cell>
          <table:table-cell table:number-columns-repeated="4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formula="of:=[.B10]*[.B33]" office:value-type="float" office:value="0" calcext:value-type="float">
            <text:p><text:s/>- </text:p>
          </table:table-cell>
          <table:table-cell table:style-name="ce5" table:formula="of:=[.C10]*[.C33]" office:value-type="float" office:value="0" calcext:value-type="float">
            <text:p><text:s/>- </text:p>
          </table:table-cell>
          <table:table-cell table:style-name="ce5" table:formula="of:=#REF!*[.D33]" office:value-type="float" office:value="0" calcext:value-type="float">
            <text:p><text:s/>- </text:p>
          </table:table-cell>
          <table:table-cell table:style-name="ce5" table:formula="of:=[.E10]*[.E33]" office:value-type="float" office:value="0.156572900243786" calcext:value-type="float">
            <text:p><text:s/>0.16 </text:p>
          </table:table-cell>
          <table:table-cell table:style-name="ce5" table:formula="of:=[.F10]*[.F33]" office:value-type="float" office:value="0.103662058092438" calcext:value-type="float">
            <text:p><text:s/>0.10 </text:p>
          </table:table-cell>
          <table:table-cell table:style-name="ce5" table:formula="of:=[.G10]*[.G33]" office:value-type="float" office:value="0.0915095851804712" calcext:value-type="float">
            <text:p><text:s/>0.09 </text:p>
          </table:table-cell>
          <table:table-cell table:style-name="ce5" table:formula="of:=[.H10]*[.H33]" office:value-type="float" office:value="0.122012780240629" calcext:value-type="float">
            <text:p><text:s/>0.12 </text:p>
          </table:table-cell>
          <table:table-cell table:style-name="ce5" table:formula="of:=#REF!*[.I33]" office:value-type="float" office:value="0" calcext:value-type="float">
            <text:p><text:s/>- </text:p>
          </table:table-cell>
          <table:table-cell table:style-name="ce5" table:formula="of:=#REF!*[.J33]" office:value-type="float" office:value="0" calcext:value-type="float">
            <text:p><text:s/>- </text:p>
          </table:table-cell>
          <table:table-cell table:style-name="ce5" table:formula="of:=#REF!*[.K33]" office:value-type="float" office:value="0" calcext:value-type="float">
            <text:p><text:s/>- </text:p>
          </table:table-cell>
          <table:table-cell table:style-name="ce5" table:formula="of:=#REF!*[.L33]" office:value-type="float" office:value="0" calcext:value-type="float">
            <text:p><text:s/>- </text:p>
          </table:table-cell>
          <table:table-cell table:style-name="ce5" table:formula="of:=#REF!*[.M33]" office:value-type="float" office:value="0" calcext:value-type="float">
            <text:p><text:s/>- </text:p>
          </table:table-cell>
          <table:table-cell table:style-name="ce5" table:formula="of:=#REF!*[.N33]" office:value-type="float" office:value="0" calcext:value-type="float">
            <text:p><text:s/>- </text:p>
          </table:table-cell>
          <table:table-cell table:style-name="ce5" table:formula="of:=#REF!*[.O33]" office:value-type="float" office:value="0" calcext:value-type="float">
            <text:p><text:s/>- </text:p>
          </table:table-cell>
          <table:table-cell table:style-name="ce5" table:formula="of:=#REF!*[.P33]" office:value-type="float" office:value="0" calcext:value-type="float">
            <text:p><text:s/>- </text:p>
          </table:table-cell>
          <table:table-cell table:style-name="ce5" table:formula="of:=#REF!*[.Q33]" office:value-type="float" office:value="0" calcext:value-type="float">
            <text:p><text:s/>- </text:p>
          </table:table-cell>
          <table:table-cell table:style-name="ce5" table:formula="of:=#REF!*[.R33]" office:value-type="float" office:value="0" calcext:value-type="float">
            <text:p><text:s/>- </text:p>
          </table:table-cell>
          <table:table-cell table:style-name="ce5" table:formula="of:=#REF!*[.S33]" office:value-type="float" office:value="0" calcext:value-type="float">
            <text:p><text:s/>- </text:p>
          </table:table-cell>
          <table:table-cell table:style-name="ce5" table:formula="of:=#REF!*[.T33]" office:value-type="float" office:value="0" calcext:value-type="float">
            <text:p><text:s/>- </text:p>
          </table:table-cell>
          <table:table-cell table:style-name="ce5" table:formula="of:=#REF!*[.U33]" office:value-type="float" office:value="0" calcext:value-type="float">
            <text:p><text:s/>- </text:p>
          </table:table-cell>
          <table:table-cell table:style-name="ce6" table:formula="of:=SUM([.B55:.U55])" office:value-type="float" office:value="0.473757323757324" calcext:value-type="float">
            <text:p><text:s/>$0.474 </text:p>
          </table:table-cell>
          <table:table-cell table:number-columns-repeated="4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formula="of:=[.B11]*[.B34]" office:value-type="float" office:value="0" calcext:value-type="float">
            <text:p><text:s/>- </text:p>
          </table:table-cell>
          <table:table-cell table:style-name="ce5" table:formula="of:=[.C11]*[.C34]" office:value-type="float" office:value="0" calcext:value-type="float">
            <text:p><text:s/>- </text:p>
          </table:table-cell>
          <table:table-cell table:style-name="ce5" table:formula="of:=#REF!*[.D34]" office:value-type="float" office:value="0" calcext:value-type="float">
            <text:p><text:s/>- </text:p>
          </table:table-cell>
          <table:table-cell table:style-name="ce5" table:formula="of:=#REF!*[.E34]" office:value-type="float" office:value="0" calcext:value-type="float">
            <text:p><text:s/>- </text:p>
          </table:table-cell>
          <table:table-cell table:style-name="ce5" table:formula="of:=[.F11]*[.F34]" office:value-type="float" office:value="0.128118099194916" calcext:value-type="float">
            <text:p><text:s/>0.13 </text:p>
          </table:table-cell>
          <table:table-cell table:style-name="ce5" table:formula="of:=[.G11]*[.G34]" office:value-type="float" office:value="0.142002819304709" calcext:value-type="float">
            <text:p><text:s/>0.14 </text:p>
          </table:table-cell>
          <table:table-cell table:style-name="ce5" table:formula="of:=[.H11]*[.H34]" office:value-type="float" office:value="0.108307235062914" calcext:value-type="float">
            <text:p><text:s/>0.11 </text:p>
          </table:table-cell>
          <table:table-cell table:style-name="ce5" table:formula="of:=[.I11]*[.I34]" office:value-type="float" office:value="0.108641516652614" calcext:value-type="float">
            <text:p><text:s/>0.11 </text:p>
          </table:table-cell>
          <table:table-cell table:style-name="ce5" table:formula="of:=#REF!*[.J34]" office:value-type="float" office:value="0" calcext:value-type="float">
            <text:p><text:s/>- </text:p>
          </table:table-cell>
          <table:table-cell table:style-name="ce5" table:formula="of:=#REF!*[.K34]" office:value-type="float" office:value="0" calcext:value-type="float">
            <text:p><text:s/>- </text:p>
          </table:table-cell>
          <table:table-cell table:style-name="ce5" table:formula="of:=#REF!*[.L34]" office:value-type="float" office:value="0" calcext:value-type="float">
            <text:p><text:s/>- </text:p>
          </table:table-cell>
          <table:table-cell table:style-name="ce5" table:formula="of:=#REF!*[.M34]" office:value-type="float" office:value="0" calcext:value-type="float">
            <text:p><text:s/>- </text:p>
          </table:table-cell>
          <table:table-cell table:style-name="ce5" table:formula="of:=#REF!*[.N34]" office:value-type="float" office:value="0" calcext:value-type="float">
            <text:p><text:s/>- </text:p>
          </table:table-cell>
          <table:table-cell table:style-name="ce5" table:formula="of:=#REF!*[.O34]" office:value-type="float" office:value="0" calcext:value-type="float">
            <text:p><text:s/>- </text:p>
          </table:table-cell>
          <table:table-cell table:style-name="ce5" table:formula="of:=#REF!*[.P34]" office:value-type="float" office:value="0" calcext:value-type="float">
            <text:p><text:s/>- </text:p>
          </table:table-cell>
          <table:table-cell table:style-name="ce5" table:formula="of:=#REF!*[.Q34]" office:value-type="float" office:value="0" calcext:value-type="float">
            <text:p><text:s/>- </text:p>
          </table:table-cell>
          <table:table-cell table:style-name="ce5" table:formula="of:=#REF!*[.R34]" office:value-type="float" office:value="0" calcext:value-type="float">
            <text:p><text:s/>- </text:p>
          </table:table-cell>
          <table:table-cell table:style-name="ce5" table:formula="of:=#REF!*[.S34]" office:value-type="float" office:value="0" calcext:value-type="float">
            <text:p><text:s/>- </text:p>
          </table:table-cell>
          <table:table-cell table:style-name="ce5" table:formula="of:=#REF!*[.T34]" office:value-type="float" office:value="0" calcext:value-type="float">
            <text:p><text:s/>- </text:p>
          </table:table-cell>
          <table:table-cell table:style-name="ce5" table:formula="of:=#REF!*[.U34]" office:value-type="float" office:value="0" calcext:value-type="float">
            <text:p><text:s/>- </text:p>
          </table:table-cell>
          <table:table-cell table:style-name="ce6" table:formula="of:=SUM([.B56:.U56])" office:value-type="float" office:value="0.487069670215154" calcext:value-type="float">
            <text:p><text:s/>$0.487 </text:p>
          </table:table-cell>
          <table:table-cell table:number-columns-repeated="4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formula="of:=[.B12]*[.B35]" office:value-type="float" office:value="0" calcext:value-type="float">
            <text:p><text:s/>- </text:p>
          </table:table-cell>
          <table:table-cell table:style-name="ce5" table:formula="of:=[.C12]*[.C35]" office:value-type="float" office:value="0" calcext:value-type="float">
            <text:p><text:s/>- </text:p>
          </table:table-cell>
          <table:table-cell table:style-name="ce5" table:formula="of:=#REF!*[.D35]" office:value-type="float" office:value="0" calcext:value-type="float">
            <text:p><text:s/>- </text:p>
          </table:table-cell>
          <table:table-cell table:style-name="ce5" table:formula="of:=#REF!*[.E35]" office:value-type="float" office:value="0" calcext:value-type="float">
            <text:p><text:s/>- </text:p>
          </table:table-cell>
          <table:table-cell table:style-name="ce5" table:formula="of:=[.F12]*[.F35]" office:value-type="float" office:value="0.163007402993531" calcext:value-type="float">
            <text:p><text:s/>0.16 </text:p>
          </table:table-cell>
          <table:table-cell table:style-name="ce5" table:formula="of:=[.G12]*[.G35]" office:value-type="float" office:value="0.11439115999546" calcext:value-type="float">
            <text:p><text:s/>0.11 </text:p>
          </table:table-cell>
          <table:table-cell table:style-name="ce5" table:formula="of:=[.H12]*[.H35]" office:value-type="float" office:value="0.124252466891621" calcext:value-type="float">
            <text:p><text:s/>0.12 </text:p>
          </table:table-cell>
          <table:table-cell table:style-name="ce5" table:formula="of:=[.I12]*[.I35]" office:value-type="float" office:value="0.0814811374894607" calcext:value-type="float">
            <text:p><text:s/>0.08 </text:p>
          </table:table-cell>
          <table:table-cell table:style-name="ce5" table:formula="of:=[.J12]*[.J35]" office:value-type="float" office:value="0.0724276777684095" calcext:value-type="float">
            <text:p><text:s/>0.07 </text:p>
          </table:table-cell>
          <table:table-cell table:style-name="ce5" table:formula="of:=#REF!*[.K35]" office:value-type="float" office:value="0" calcext:value-type="float">
            <text:p><text:s/>- </text:p>
          </table:table-cell>
          <table:table-cell table:style-name="ce5" table:formula="of:=#REF!*[.L35]" office:value-type="float" office:value="0" calcext:value-type="float">
            <text:p><text:s/>- </text:p>
          </table:table-cell>
          <table:table-cell table:style-name="ce5" table:formula="of:=#REF!*[.M35]" office:value-type="float" office:value="0" calcext:value-type="float">
            <text:p><text:s/>- </text:p>
          </table:table-cell>
          <table:table-cell table:style-name="ce5" table:formula="of:=#REF!*[.N35]" office:value-type="float" office:value="0" calcext:value-type="float">
            <text:p><text:s/>- </text:p>
          </table:table-cell>
          <table:table-cell table:style-name="ce5" table:formula="of:=#REF!*[.O35]" office:value-type="float" office:value="0" calcext:value-type="float">
            <text:p><text:s/>- </text:p>
          </table:table-cell>
          <table:table-cell table:style-name="ce5" table:formula="of:=#REF!*[.P35]" office:value-type="float" office:value="0" calcext:value-type="float">
            <text:p><text:s/>- </text:p>
          </table:table-cell>
          <table:table-cell table:style-name="ce5" table:formula="of:=#REF!*[.Q35]" office:value-type="float" office:value="0" calcext:value-type="float">
            <text:p><text:s/>- </text:p>
          </table:table-cell>
          <table:table-cell table:style-name="ce5" table:formula="of:=#REF!*[.R35]" office:value-type="float" office:value="0" calcext:value-type="float">
            <text:p><text:s/>- </text:p>
          </table:table-cell>
          <table:table-cell table:style-name="ce5" table:formula="of:=#REF!*[.S35]" office:value-type="float" office:value="0" calcext:value-type="float">
            <text:p><text:s/>- </text:p>
          </table:table-cell>
          <table:table-cell table:style-name="ce5" table:formula="of:=#REF!*[.T35]" office:value-type="float" office:value="0" calcext:value-type="float">
            <text:p><text:s/>- </text:p>
          </table:table-cell>
          <table:table-cell table:style-name="ce5" table:formula="of:=#REF!*[.U35]" office:value-type="float" office:value="0" calcext:value-type="float">
            <text:p><text:s/>- </text:p>
          </table:table-cell>
          <table:table-cell table:style-name="ce6" table:formula="of:=SUM([.B57:.U57])" office:value-type="float" office:value="0.555559845138482" calcext:value-type="float">
            <text:p><text:s/>$0.556 </text:p>
          </table:table-cell>
          <table:table-cell table:number-columns-repeated="4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formula="of:=[.B13]*[.B36]" office:value-type="float" office:value="0" calcext:value-type="float">
            <text:p><text:s/>- </text:p>
          </table:table-cell>
          <table:table-cell table:style-name="ce5" table:formula="of:=[.C13]*[.C36]" office:value-type="float" office:value="0" calcext:value-type="float">
            <text:p><text:s/>- </text:p>
          </table:table-cell>
          <table:table-cell table:style-name="ce5" table:formula="of:=#REF!*[.D36]" office:value-type="float" office:value="0" calcext:value-type="float">
            <text:p><text:s/>- </text:p>
          </table:table-cell>
          <table:table-cell table:style-name="ce5" table:formula="of:=#REF!*[.E36]" office:value-type="float" office:value="0" calcext:value-type="float">
            <text:p><text:s/>- </text:p>
          </table:table-cell>
          <table:table-cell table:style-name="ce5" table:formula="of:=[.F13]*[.F36]" office:value-type="float" office:value="0.102855375410003" calcext:value-type="float">
            <text:p><text:s/>0.10 </text:p>
          </table:table-cell>
          <table:table-cell table:style-name="ce5" table:formula="of:=[.G13]*[.G36]" office:value-type="float" office:value="0.0688763674620552" calcext:value-type="float">
            <text:p><text:s/>0.07 </text:p>
          </table:table-cell>
          <table:table-cell table:style-name="ce5" table:formula="of:=[.H13]*[.H36]" office:value-type="float" office:value="0.0805571549263805" calcext:value-type="float">
            <text:p><text:s/>0.08 </text:p>
          </table:table-cell>
          <table:table-cell table:style-name="ce5" table:formula="of:=[.I13]*[.I36]" office:value-type="float" office:value="0.0785432260532209" calcext:value-type="float">
            <text:p><text:s/>0.08 </text:p>
          </table:table-cell>
          <table:table-cell table:style-name="ce5" table:formula="of:=[.J13]*[.J36]" office:value-type="float" office:value="0.061206488254994" calcext:value-type="float">
            <text:p><text:s/>0.06 </text:p>
          </table:table-cell>
          <table:table-cell table:style-name="ce5" table:formula="of:=[.K13]*[.K36]" office:value-type="float" office:value="0.112211895134156" calcext:value-type="float">
            <text:p><text:s/>0.11 </text:p>
          </table:table-cell>
          <table:table-cell table:style-name="ce5" table:formula="of:=#REF!*[.L36]" office:value-type="float" office:value="0" calcext:value-type="float">
            <text:p><text:s/>- </text:p>
          </table:table-cell>
          <table:table-cell table:style-name="ce5" table:formula="of:=#REF!*[.M36]" office:value-type="float" office:value="0" calcext:value-type="float">
            <text:p><text:s/>- </text:p>
          </table:table-cell>
          <table:table-cell table:style-name="ce5" table:formula="of:=#REF!*[.N36]" office:value-type="float" office:value="0" calcext:value-type="float">
            <text:p><text:s/>- </text:p>
          </table:table-cell>
          <table:table-cell table:style-name="ce5" table:formula="of:=#REF!*[.O36]" office:value-type="float" office:value="0" calcext:value-type="float">
            <text:p><text:s/>- </text:p>
          </table:table-cell>
          <table:table-cell table:style-name="ce5" table:formula="of:=#REF!*[.P36]" office:value-type="float" office:value="0" calcext:value-type="float">
            <text:p><text:s/>- </text:p>
          </table:table-cell>
          <table:table-cell table:style-name="ce5" table:formula="of:=#REF!*[.Q36]" office:value-type="float" office:value="0" calcext:value-type="float">
            <text:p><text:s/>- </text:p>
          </table:table-cell>
          <table:table-cell table:style-name="ce5" table:formula="of:=#REF!*[.R36]" office:value-type="float" office:value="0" calcext:value-type="float">
            <text:p><text:s/>- </text:p>
          </table:table-cell>
          <table:table-cell table:style-name="ce5" table:formula="of:=#REF!*[.S36]" office:value-type="float" office:value="0" calcext:value-type="float">
            <text:p><text:s/>- </text:p>
          </table:table-cell>
          <table:table-cell table:style-name="ce5" table:formula="of:=#REF!*[.T36]" office:value-type="float" office:value="0" calcext:value-type="float">
            <text:p><text:s/>- </text:p>
          </table:table-cell>
          <table:table-cell table:style-name="ce5" table:formula="of:=#REF!*[.U36]" office:value-type="float" office:value="0" calcext:value-type="float">
            <text:p><text:s/>- </text:p>
          </table:table-cell>
          <table:table-cell table:style-name="ce6" table:formula="of:=SUM([.B58:.U58])" office:value-type="float" office:value="0.504250507240809" calcext:value-type="float">
            <text:p><text:s/>$0.504 </text:p>
          </table:table-cell>
          <table:table-cell table:number-columns-repeated="4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table:formula="of:=[.B14]*[.B37]" office:value-type="float" office:value="0" calcext:value-type="float">
            <text:p><text:s/>- </text:p>
          </table:table-cell>
          <table:table-cell table:style-name="ce5" table:formula="of:=[.C14]*[.C37]" office:value-type="float" office:value="0" calcext:value-type="float">
            <text:p><text:s/>- </text:p>
          </table:table-cell>
          <table:table-cell table:style-name="ce5" table:formula="of:=#REF!*[.D37]" office:value-type="float" office:value="0" calcext:value-type="float">
            <text:p><text:s/>- </text:p>
          </table:table-cell>
          <table:table-cell table:style-name="ce5" table:formula="of:=#REF!*[.E37]" office:value-type="float" office:value="0" calcext:value-type="float">
            <text:p><text:s/>- </text:p>
          </table:table-cell>
          <table:table-cell table:style-name="ce5" table:formula="of:=#REF!*[.F37]" office:value-type="float" office:value="0" calcext:value-type="float">
            <text:p><text:s/>- </text:p>
          </table:table-cell>
          <table:table-cell table:style-name="ce5" table:formula="of:=[.G14]*[.G37]" office:value-type="float" office:value="0" calcext:value-type="float">
            <text:p><text:s/>- </text:p>
          </table:table-cell>
          <table:table-cell table:style-name="ce5" table:formula="of:=[.H14]*[.H37]" office:value-type="float" office:value="0" calcext:value-type="float">
            <text:p><text:s/>- </text:p>
          </table:table-cell>
          <table:table-cell table:style-name="ce5" table:formula="of:=[.I14]*[.I37]" office:value-type="float" office:value="0" calcext:value-type="float">
            <text:p><text:s/>- </text:p>
          </table:table-cell>
          <table:table-cell table:style-name="ce5" table:formula="of:=[.J14]*[.J37]" office:value-type="float" office:value="0" calcext:value-type="float">
            <text:p><text:s/>- </text:p>
          </table:table-cell>
          <table:table-cell table:style-name="ce5" table:formula="of:=[.K14]*[.K37]" office:value-type="float" office:value="0" calcext:value-type="float">
            <text:p><text:s/>- </text:p>
          </table:table-cell>
          <table:table-cell table:style-name="ce5" table:formula="of:=[.L14]*[.L37]" office:value-type="float" office:value="0" calcext:value-type="float">
            <text:p><text:s/>- </text:p>
          </table:table-cell>
          <table:table-cell table:style-name="ce5" table:formula="of:=#REF!*[.M37]" office:value-type="float" office:value="0" calcext:value-type="float">
            <text:p><text:s/>- </text:p>
          </table:table-cell>
          <table:table-cell table:style-name="ce5" table:formula="of:=#REF!*[.N37]" office:value-type="float" office:value="0" calcext:value-type="float">
            <text:p><text:s/>- </text:p>
          </table:table-cell>
          <table:table-cell table:style-name="ce5" table:formula="of:=#REF!*[.O37]" office:value-type="float" office:value="0" calcext:value-type="float">
            <text:p><text:s/>- </text:p>
          </table:table-cell>
          <table:table-cell table:style-name="ce5" table:formula="of:=#REF!*[.P37]" office:value-type="float" office:value="0" calcext:value-type="float">
            <text:p><text:s/>- </text:p>
          </table:table-cell>
          <table:table-cell table:style-name="ce5" table:formula="of:=#REF!*[.Q37]" office:value-type="float" office:value="0" calcext:value-type="float">
            <text:p><text:s/>- </text:p>
          </table:table-cell>
          <table:table-cell table:style-name="ce5" table:formula="of:=#REF!*[.R37]" office:value-type="float" office:value="0" calcext:value-type="float">
            <text:p><text:s/>- </text:p>
          </table:table-cell>
          <table:table-cell table:style-name="ce5" table:formula="of:=#REF!*[.S37]" office:value-type="float" office:value="0" calcext:value-type="float">
            <text:p><text:s/>- </text:p>
          </table:table-cell>
          <table:table-cell table:style-name="ce5" table:formula="of:=#REF!*[.T37]" office:value-type="float" office:value="0" calcext:value-type="float">
            <text:p><text:s/>- </text:p>
          </table:table-cell>
          <table:table-cell table:style-name="ce5" table:formula="of:=#REF!*[.U37]" office:value-type="float" office:value="0" calcext:value-type="float">
            <text:p><text:s/>- </text:p>
          </table:table-cell>
          <table:table-cell table:style-name="ce6" table:formula="of:=SUM([.B59:.U59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formula="of:=[.B15]*[.B38]" office:value-type="float" office:value="0" calcext:value-type="float">
            <text:p><text:s/>- </text:p>
          </table:table-cell>
          <table:table-cell table:style-name="ce5" table:formula="of:=[.C15]*[.C38]" office:value-type="float" office:value="0" calcext:value-type="float">
            <text:p><text:s/>- </text:p>
          </table:table-cell>
          <table:table-cell table:style-name="ce5" table:formula="of:=#REF!*[.D38]" office:value-type="float" office:value="0" calcext:value-type="float">
            <text:p><text:s/>- </text:p>
          </table:table-cell>
          <table:table-cell table:style-name="ce5" table:formula="of:=#REF!*[.E38]" office:value-type="float" office:value="0" calcext:value-type="float">
            <text:p><text:s/>- </text:p>
          </table:table-cell>
          <table:table-cell table:style-name="ce5" table:formula="of:=#REF!*[.F38]" office:value-type="float" office:value="0" calcext:value-type="float">
            <text:p><text:s/>- </text:p>
          </table:table-cell>
          <table:table-cell table:style-name="ce5" table:formula="of:=[.G15]*[.G38]" office:value-type="float" office:value="0" calcext:value-type="float">
            <text:p><text:s/>- </text:p>
          </table:table-cell>
          <table:table-cell table:style-name="ce5" table:formula="of:=[.H15]*[.H38]" office:value-type="float" office:value="0" calcext:value-type="float">
            <text:p><text:s/>- </text:p>
          </table:table-cell>
          <table:table-cell table:style-name="ce5" table:formula="of:=[.I15]*[.I38]" office:value-type="float" office:value="0" calcext:value-type="float">
            <text:p><text:s/>- </text:p>
          </table:table-cell>
          <table:table-cell table:style-name="ce5" table:formula="of:=[.J15]*[.J38]" office:value-type="float" office:value="0" calcext:value-type="float">
            <text:p><text:s/>- </text:p>
          </table:table-cell>
          <table:table-cell table:style-name="ce5" table:formula="of:=[.K15]*[.K38]" office:value-type="float" office:value="0" calcext:value-type="float">
            <text:p><text:s/>- </text:p>
          </table:table-cell>
          <table:table-cell table:style-name="ce5" table:formula="of:=[.L15]*[.L38]" office:value-type="float" office:value="0" calcext:value-type="float">
            <text:p><text:s/>- </text:p>
          </table:table-cell>
          <table:table-cell table:style-name="ce5" table:formula="of:=[.M15]*[.M38]" office:value-type="float" office:value="0" calcext:value-type="float">
            <text:p><text:s/>- </text:p>
          </table:table-cell>
          <table:table-cell table:style-name="ce5" table:formula="of:=#REF!*[.N38]" office:value-type="float" office:value="0" calcext:value-type="float">
            <text:p><text:s/>- </text:p>
          </table:table-cell>
          <table:table-cell table:style-name="ce5" table:formula="of:=#REF!*[.O38]" office:value-type="float" office:value="0" calcext:value-type="float">
            <text:p><text:s/>- </text:p>
          </table:table-cell>
          <table:table-cell table:style-name="ce5" table:formula="of:=#REF!*[.P38]" office:value-type="float" office:value="0" calcext:value-type="float">
            <text:p><text:s/>- </text:p>
          </table:table-cell>
          <table:table-cell table:style-name="ce5" table:formula="of:=#REF!*[.Q38]" office:value-type="float" office:value="0" calcext:value-type="float">
            <text:p><text:s/>- </text:p>
          </table:table-cell>
          <table:table-cell table:style-name="ce5" table:formula="of:=#REF!*[.R38]" office:value-type="float" office:value="0" calcext:value-type="float">
            <text:p><text:s/>- </text:p>
          </table:table-cell>
          <table:table-cell table:style-name="ce5" table:formula="of:=#REF!*[.S38]" office:value-type="float" office:value="0" calcext:value-type="float">
            <text:p><text:s/>- </text:p>
          </table:table-cell>
          <table:table-cell table:style-name="ce5" table:formula="of:=#REF!*[.T38]" office:value-type="float" office:value="0" calcext:value-type="float">
            <text:p><text:s/>- </text:p>
          </table:table-cell>
          <table:table-cell table:style-name="ce5" table:formula="of:=#REF!*[.U38]" office:value-type="float" office:value="0" calcext:value-type="float">
            <text:p><text:s/>- </text:p>
          </table:table-cell>
          <table:table-cell table:style-name="ce6" table:formula="of:=SUM([.B60:.U60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table:formula="of:=[.B16]*[.B39]" office:value-type="float" office:value="0" calcext:value-type="float">
            <text:p><text:s/>- </text:p>
          </table:table-cell>
          <table:table-cell table:style-name="ce5" table:formula="of:=[.C16]*[.C39]" office:value-type="float" office:value="0" calcext:value-type="float">
            <text:p><text:s/>- </text:p>
          </table:table-cell>
          <table:table-cell table:style-name="ce5" table:formula="of:=#REF!*[.D39]" office:value-type="float" office:value="0" calcext:value-type="float">
            <text:p><text:s/>- </text:p>
          </table:table-cell>
          <table:table-cell table:style-name="ce5" table:formula="of:=#REF!*[.E39]" office:value-type="float" office:value="0" calcext:value-type="float">
            <text:p><text:s/>- </text:p>
          </table:table-cell>
          <table:table-cell table:style-name="ce5" table:formula="of:=#REF!*[.F39]" office:value-type="float" office:value="0" calcext:value-type="float">
            <text:p><text:s/>- </text:p>
          </table:table-cell>
          <table:table-cell table:style-name="ce5" table:formula="of:=[.G16]*[.G39]" office:value-type="float" office:value="0" calcext:value-type="float">
            <text:p><text:s/>- </text:p>
          </table:table-cell>
          <table:table-cell table:style-name="ce5" table:formula="of:=[.H16]*[.H39]" office:value-type="float" office:value="0" calcext:value-type="float">
            <text:p><text:s/>- </text:p>
          </table:table-cell>
          <table:table-cell table:style-name="ce5" table:formula="of:=[.I16]*[.I39]" office:value-type="float" office:value="0" calcext:value-type="float">
            <text:p><text:s/>- </text:p>
          </table:table-cell>
          <table:table-cell table:style-name="ce5" table:formula="of:=[.J16]*[.J39]" office:value-type="float" office:value="0" calcext:value-type="float">
            <text:p><text:s/>- </text:p>
          </table:table-cell>
          <table:table-cell table:style-name="ce5" table:formula="of:=[.K16]*[.K39]" office:value-type="float" office:value="0" calcext:value-type="float">
            <text:p><text:s/>- </text:p>
          </table:table-cell>
          <table:table-cell table:style-name="ce5" table:formula="of:=[.L16]*[.L39]" office:value-type="float" office:value="0" calcext:value-type="float">
            <text:p><text:s/>- </text:p>
          </table:table-cell>
          <table:table-cell table:style-name="ce5" table:formula="of:=[.M16]*[.M39]" office:value-type="float" office:value="0" calcext:value-type="float">
            <text:p><text:s/>- </text:p>
          </table:table-cell>
          <table:table-cell table:style-name="ce5" table:formula="of:=[.N16]*[.N39]" office:value-type="float" office:value="0" calcext:value-type="float">
            <text:p><text:s/>- </text:p>
          </table:table-cell>
          <table:table-cell table:style-name="ce5" table:formula="of:=#REF!*[.O39]" office:value-type="float" office:value="0" calcext:value-type="float">
            <text:p><text:s/>- </text:p>
          </table:table-cell>
          <table:table-cell table:style-name="ce5" table:formula="of:=#REF!*[.P39]" office:value-type="float" office:value="0" calcext:value-type="float">
            <text:p><text:s/>- </text:p>
          </table:table-cell>
          <table:table-cell table:style-name="ce5" table:formula="of:=#REF!*[.Q39]" office:value-type="float" office:value="0" calcext:value-type="float">
            <text:p><text:s/>- </text:p>
          </table:table-cell>
          <table:table-cell table:style-name="ce5" table:formula="of:=#REF!*[.R39]" office:value-type="float" office:value="0" calcext:value-type="float">
            <text:p><text:s/>- </text:p>
          </table:table-cell>
          <table:table-cell table:style-name="ce5" table:formula="of:=#REF!*[.S39]" office:value-type="float" office:value="0" calcext:value-type="float">
            <text:p><text:s/>- </text:p>
          </table:table-cell>
          <table:table-cell table:style-name="ce5" table:formula="of:=#REF!*[.T39]" office:value-type="float" office:value="0" calcext:value-type="float">
            <text:p><text:s/>- </text:p>
          </table:table-cell>
          <table:table-cell table:style-name="ce5" table:formula="of:=#REF!*[.U39]" office:value-type="float" office:value="0" calcext:value-type="float">
            <text:p><text:s/>- </text:p>
          </table:table-cell>
          <table:table-cell table:style-name="ce6" table:formula="of:=SUM([.B61:.U61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table:formula="of:=[.B17]*[.B40]" office:value-type="float" office:value="0" calcext:value-type="float">
            <text:p><text:s/>- </text:p>
          </table:table-cell>
          <table:table-cell table:style-name="ce5" table:formula="of:=[.C17]*[.C40]" office:value-type="float" office:value="0" calcext:value-type="float">
            <text:p><text:s/>- </text:p>
          </table:table-cell>
          <table:table-cell table:style-name="ce5" table:formula="of:=#REF!*[.D40]" office:value-type="float" office:value="0" calcext:value-type="float">
            <text:p><text:s/>- </text:p>
          </table:table-cell>
          <table:table-cell table:style-name="ce5" table:formula="of:=#REF!*[.E40]" office:value-type="float" office:value="0" calcext:value-type="float">
            <text:p><text:s/>- </text:p>
          </table:table-cell>
          <table:table-cell table:style-name="ce5" table:formula="of:=#REF!*[.F40]" office:value-type="float" office:value="0" calcext:value-type="float">
            <text:p><text:s/>- </text:p>
          </table:table-cell>
          <table:table-cell table:style-name="ce5" table:formula="of:=[.G17]*[.G40]" office:value-type="float" office:value="0" calcext:value-type="float">
            <text:p><text:s/>- </text:p>
          </table:table-cell>
          <table:table-cell table:style-name="ce5" table:formula="of:=[.H17]*[.H40]" office:value-type="float" office:value="0" calcext:value-type="float">
            <text:p><text:s/>- </text:p>
          </table:table-cell>
          <table:table-cell table:style-name="ce5" table:formula="of:=[.I17]*[.I40]" office:value-type="float" office:value="0" calcext:value-type="float">
            <text:p><text:s/>- </text:p>
          </table:table-cell>
          <table:table-cell table:style-name="ce5" table:formula="of:=[.J17]*[.J40]" office:value-type="float" office:value="0" calcext:value-type="float">
            <text:p><text:s/>- </text:p>
          </table:table-cell>
          <table:table-cell table:style-name="ce5" table:formula="of:=[.K17]*[.K40]" office:value-type="float" office:value="0" calcext:value-type="float">
            <text:p><text:s/>- </text:p>
          </table:table-cell>
          <table:table-cell table:style-name="ce5" table:formula="of:=[.L17]*[.L40]" office:value-type="float" office:value="0" calcext:value-type="float">
            <text:p><text:s/>- </text:p>
          </table:table-cell>
          <table:table-cell table:style-name="ce5" table:formula="of:=[.M17]*[.M40]" office:value-type="float" office:value="0" calcext:value-type="float">
            <text:p><text:s/>- </text:p>
          </table:table-cell>
          <table:table-cell table:style-name="ce5" table:formula="of:=[.N17]*[.N40]" office:value-type="float" office:value="0" calcext:value-type="float">
            <text:p><text:s/>- </text:p>
          </table:table-cell>
          <table:table-cell table:style-name="ce5" table:formula="of:=[.O17]*[.O40]" office:value-type="float" office:value="0" calcext:value-type="float">
            <text:p><text:s/>- </text:p>
          </table:table-cell>
          <table:table-cell table:style-name="ce5" table:formula="of:=#REF!*[.P40]" office:value-type="float" office:value="0" calcext:value-type="float">
            <text:p><text:s/>- </text:p>
          </table:table-cell>
          <table:table-cell table:style-name="ce5" table:formula="of:=#REF!*[.Q40]" office:value-type="float" office:value="0" calcext:value-type="float">
            <text:p><text:s/>- </text:p>
          </table:table-cell>
          <table:table-cell table:style-name="ce5" table:formula="of:=#REF!*[.R40]" office:value-type="float" office:value="0" calcext:value-type="float">
            <text:p><text:s/>- </text:p>
          </table:table-cell>
          <table:table-cell table:style-name="ce5" table:formula="of:=#REF!*[.S40]" office:value-type="float" office:value="0" calcext:value-type="float">
            <text:p><text:s/>- </text:p>
          </table:table-cell>
          <table:table-cell table:style-name="ce5" table:formula="of:=#REF!*[.T40]" office:value-type="float" office:value="0" calcext:value-type="float">
            <text:p><text:s/>- </text:p>
          </table:table-cell>
          <table:table-cell table:style-name="ce5" table:formula="of:=#REF!*[.U40]" office:value-type="float" office:value="0" calcext:value-type="float">
            <text:p><text:s/>- </text:p>
          </table:table-cell>
          <table:table-cell table:style-name="ce6" table:formula="of:=SUM([.B62:.U62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table:formula="of:=[.B18]*[.B41]" office:value-type="float" office:value="0" calcext:value-type="float">
            <text:p><text:s/>- </text:p>
          </table:table-cell>
          <table:table-cell table:style-name="ce5" table:formula="of:=[.C18]*[.C41]" office:value-type="float" office:value="0" calcext:value-type="float">
            <text:p><text:s/>- </text:p>
          </table:table-cell>
          <table:table-cell table:style-name="ce5" table:formula="of:=#REF!*[.D41]" office:value-type="float" office:value="0" calcext:value-type="float">
            <text:p><text:s/>- </text:p>
          </table:table-cell>
          <table:table-cell table:style-name="ce5" table:formula="of:=#REF!*[.E41]" office:value-type="float" office:value="0" calcext:value-type="float">
            <text:p><text:s/>- </text:p>
          </table:table-cell>
          <table:table-cell table:style-name="ce5" table:formula="of:=#REF!*[.F41]" office:value-type="float" office:value="0" calcext:value-type="float">
            <text:p><text:s/>- </text:p>
          </table:table-cell>
          <table:table-cell table:style-name="ce5" table:formula="of:=[.G18]*[.G41]" office:value-type="float" office:value="0.172696157497269" calcext:value-type="float">
            <text:p><text:s/>0.17 </text:p>
          </table:table-cell>
          <table:table-cell table:style-name="ce5" table:formula="of:=[.H18]*[.H41]" office:value-type="float" office:value="0.11955887826734" calcext:value-type="float">
            <text:p><text:s/>0.12 </text:p>
          </table:table-cell>
          <table:table-cell table:style-name="ce5" table:formula="of:=[.I18]*[.I41]" office:value-type="float" office:value="0.146628812969379" calcext:value-type="float">
            <text:p><text:s/>0.15 </text:p>
          </table:table-cell>
          <table:table-cell table:style-name="ce5" table:formula="of:=[.J18]*[.J41]" office:value-type="float" office:value="0.063358129060843" calcext:value-type="float">
            <text:p><text:s/>0.06 </text:p>
          </table:table-cell>
          <table:table-cell table:style-name="ce5" table:formula="of:=[.K18]*[.K41]" office:value-type="float" office:value="0.0380148774365058" calcext:value-type="float">
            <text:p><text:s/>0.04 </text:p>
          </table:table-cell>
          <table:table-cell table:style-name="ce5" table:formula="of:=[.L18]*[.L41]" office:value-type="float" office:value="0.0246849853483804" calcext:value-type="float">
            <text:p><text:s/>0.02 </text:p>
          </table:table-cell>
          <table:table-cell table:style-name="ce5" table:formula="of:=[.M18]*[.M41]" office:value-type="float" office:value="0.00779525853106748" calcext:value-type="float">
            <text:p><text:s/>0.01 </text:p>
          </table:table-cell>
          <table:table-cell table:style-name="ce5" table:formula="of:=[.N18]*[.N41]" office:value-type="float" office:value="0.0010338539165872" calcext:value-type="float">
            <text:p><text:s/>0.00 </text:p>
          </table:table-cell>
          <table:table-cell table:style-name="ce5" table:formula="of:=[.O18]*[.O41]" office:value-type="float" office:value="0.0000350458954775322" calcext:value-type="float">
            <text:p><text:s/>0.00 </text:p>
          </table:table-cell>
          <table:table-cell table:style-name="ce5" table:formula="of:=[.P18]*[.P41]" office:value-type="float" office:value="0.00000058409825795887" calcext:value-type="float">
            <text:p><text:s/>0.00 </text:p>
          </table:table-cell>
          <table:table-cell table:style-name="ce5" table:formula="of:=#REF!*[.Q41]" office:value-type="float" office:value="0" calcext:value-type="float">
            <text:p><text:s/>- </text:p>
          </table:table-cell>
          <table:table-cell table:style-name="ce5" table:formula="of:=#REF!*[.R41]" office:value-type="float" office:value="0" calcext:value-type="float">
            <text:p><text:s/>- </text:p>
          </table:table-cell>
          <table:table-cell table:style-name="ce5" table:formula="of:=#REF!*[.S41]" office:value-type="float" office:value="0" calcext:value-type="float">
            <text:p><text:s/>- </text:p>
          </table:table-cell>
          <table:table-cell table:style-name="ce5" table:formula="of:=#REF!*[.T41]" office:value-type="float" office:value="0" calcext:value-type="float">
            <text:p><text:s/>- </text:p>
          </table:table-cell>
          <table:table-cell table:style-name="ce5" table:formula="of:=#REF!*[.U41]" office:value-type="float" office:value="0" calcext:value-type="float">
            <text:p><text:s/>- </text:p>
          </table:table-cell>
          <table:table-cell table:style-name="ce6" table:formula="of:=SUM([.B63:.U63])" office:value-type="float" office:value="0.573806583021108" calcext:value-type="float">
            <text:p><text:s/>$0.574 </text:p>
          </table:table-cell>
          <table:table-cell table:number-columns-repeated="4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table:formula="of:=[.B19]*[.B42]" office:value-type="float" office:value="0" calcext:value-type="float">
            <text:p><text:s/>- </text:p>
          </table:table-cell>
          <table:table-cell table:style-name="ce5" table:formula="of:=[.C19]*[.C42]" office:value-type="float" office:value="0" calcext:value-type="float">
            <text:p><text:s/>- </text:p>
          </table:table-cell>
          <table:table-cell table:style-name="ce5" table:formula="of:=#REF!*[.D42]" office:value-type="float" office:value="0" calcext:value-type="float">
            <text:p><text:s/>- </text:p>
          </table:table-cell>
          <table:table-cell table:style-name="ce5" table:formula="of:=#REF!*[.E42]" office:value-type="float" office:value="0" calcext:value-type="float">
            <text:p><text:s/>- </text:p>
          </table:table-cell>
          <table:table-cell table:style-name="ce5" table:formula="of:=#REF!*[.F42]" office:value-type="float" office:value="0" calcext:value-type="float">
            <text:p><text:s/>- </text:p>
          </table:table-cell>
          <table:table-cell table:style-name="ce5" table:formula="of:=#REF!*[.G42]" office:value-type="float" office:value="0" calcext:value-type="float">
            <text:p><text:s/>- </text:p>
          </table:table-cell>
          <table:table-cell table:style-name="ce5" table:formula="of:=#REF!*[.H42]" office:value-type="float" office:value="0" calcext:value-type="float">
            <text:p><text:s/>- </text:p>
          </table:table-cell>
          <table:table-cell table:style-name="ce5" table:formula="of:=#REF!*[.I42]" office:value-type="float" office:value="0" calcext:value-type="float">
            <text:p><text:s/>- </text:p>
          </table:table-cell>
          <table:table-cell table:style-name="ce5" table:formula="of:=#REF!*[.J42]" office:value-type="float" office:value="0" calcext:value-type="float">
            <text:p><text:s/>- </text:p>
          </table:table-cell>
          <table:table-cell table:style-name="ce5" table:formula="of:=#REF!*[.K42]" office:value-type="float" office:value="0" calcext:value-type="float">
            <text:p><text:s/>- </text:p>
          </table:table-cell>
          <table:table-cell table:style-name="ce5" table:formula="of:=#REF!*[.L42]" office:value-type="float" office:value="0" calcext:value-type="float">
            <text:p><text:s/>- </text:p>
          </table:table-cell>
          <table:table-cell table:style-name="ce5" table:formula="of:=#REF!*[.M42]" office:value-type="float" office:value="0" calcext:value-type="float">
            <text:p><text:s/>- </text:p>
          </table:table-cell>
          <table:table-cell table:style-name="ce5" table:formula="of:=#REF!*[.N42]" office:value-type="float" office:value="0" calcext:value-type="float">
            <text:p><text:s/>- </text:p>
          </table:table-cell>
          <table:table-cell table:style-name="ce5" table:formula="of:=#REF!*[.O42]" office:value-type="float" office:value="0" calcext:value-type="float">
            <text:p><text:s/>- </text:p>
          </table:table-cell>
          <table:table-cell table:style-name="ce5" table:formula="of:=#REF!*[.P42]" office:value-type="float" office:value="0" calcext:value-type="float">
            <text:p><text:s/>- </text:p>
          </table:table-cell>
          <table:table-cell table:style-name="ce5" table:formula="of:=#REF!*[.Q42]" office:value-type="float" office:value="0" calcext:value-type="float">
            <text:p><text:s/>- </text:p>
          </table:table-cell>
          <table:table-cell table:style-name="ce5" table:formula="of:=#REF!*[.R42]" office:value-type="float" office:value="0" calcext:value-type="float">
            <text:p><text:s/>- </text:p>
          </table:table-cell>
          <table:table-cell table:style-name="ce5" table:formula="of:=#REF!*[.S42]" office:value-type="float" office:value="0" calcext:value-type="float">
            <text:p><text:s/>- </text:p>
          </table:table-cell>
          <table:table-cell table:style-name="ce5" table:formula="of:=#REF!*[.T42]" office:value-type="float" office:value="0" calcext:value-type="float">
            <text:p><text:s/>- </text:p>
          </table:table-cell>
          <table:table-cell table:style-name="ce5" table:formula="of:=#REF!*[.U42]" office:value-type="float" office:value="0" calcext:value-type="float">
            <text:p><text:s/>- </text:p>
          </table:table-cell>
          <table:table-cell table:style-name="ce6" table:formula="of:=SUM([.B64:.U64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[.B20]*[.B43]" office:value-type="float" office:value="0" calcext:value-type="float">
            <text:p><text:s/>- </text:p>
          </table:table-cell>
          <table:table-cell table:style-name="ce5" table:formula="of:=[.C20]*[.C43]" office:value-type="float" office:value="0" calcext:value-type="float">
            <text:p><text:s/>- </text:p>
          </table:table-cell>
          <table:table-cell table:style-name="ce5" table:formula="of:=#REF!*[.D43]" office:value-type="float" office:value="0" calcext:value-type="float">
            <text:p><text:s/>- </text:p>
          </table:table-cell>
          <table:table-cell table:style-name="ce5" table:formula="of:=#REF!*[.E43]" office:value-type="float" office:value="0" calcext:value-type="float">
            <text:p><text:s/>- </text:p>
          </table:table-cell>
          <table:table-cell table:style-name="ce5" table:formula="of:=#REF!*[.F43]" office:value-type="float" office:value="0" calcext:value-type="float">
            <text:p><text:s/>- </text:p>
          </table:table-cell>
          <table:table-cell table:style-name="ce5" table:formula="of:=#REF!*[.G43]" office:value-type="float" office:value="0" calcext:value-type="float">
            <text:p><text:s/>- </text:p>
          </table:table-cell>
          <table:table-cell table:style-name="ce5" table:formula="of:=#REF!*[.H43]" office:value-type="float" office:value="0" calcext:value-type="float">
            <text:p><text:s/>- </text:p>
          </table:table-cell>
          <table:table-cell table:style-name="ce5" table:formula="of:=#REF!*[.I43]" office:value-type="float" office:value="0" calcext:value-type="float">
            <text:p><text:s/>- </text:p>
          </table:table-cell>
          <table:table-cell table:style-name="ce5" table:formula="of:=#REF!*[.J43]" office:value-type="float" office:value="0" calcext:value-type="float">
            <text:p><text:s/>- </text:p>
          </table:table-cell>
          <table:table-cell table:style-name="ce5" table:formula="of:=#REF!*[.K43]" office:value-type="float" office:value="0" calcext:value-type="float">
            <text:p><text:s/>- </text:p>
          </table:table-cell>
          <table:table-cell table:style-name="ce5" table:formula="of:=#REF!*[.L43]" office:value-type="float" office:value="0" calcext:value-type="float">
            <text:p><text:s/>- </text:p>
          </table:table-cell>
          <table:table-cell table:style-name="ce5" table:formula="of:=#REF!*[.M43]" office:value-type="float" office:value="0" calcext:value-type="float">
            <text:p><text:s/>- </text:p>
          </table:table-cell>
          <table:table-cell table:style-name="ce5" table:formula="of:=#REF!*[.N43]" office:value-type="float" office:value="0" calcext:value-type="float">
            <text:p><text:s/>- </text:p>
          </table:table-cell>
          <table:table-cell table:style-name="ce5" table:formula="of:=#REF!*[.O43]" office:value-type="float" office:value="0" calcext:value-type="float">
            <text:p><text:s/>- </text:p>
          </table:table-cell>
          <table:table-cell table:style-name="ce5" table:formula="of:=#REF!*[.P43]" office:value-type="float" office:value="0" calcext:value-type="float">
            <text:p><text:s/>- </text:p>
          </table:table-cell>
          <table:table-cell table:style-name="ce5" table:formula="of:=#REF!*[.Q43]" office:value-type="float" office:value="0" calcext:value-type="float">
            <text:p><text:s/>- </text:p>
          </table:table-cell>
          <table:table-cell table:style-name="ce5" table:formula="of:=#REF!*[.R43]" office:value-type="float" office:value="0" calcext:value-type="float">
            <text:p><text:s/>- </text:p>
          </table:table-cell>
          <table:table-cell table:style-name="ce5" table:formula="of:=#REF!*[.S43]" office:value-type="float" office:value="0" calcext:value-type="float">
            <text:p><text:s/>- </text:p>
          </table:table-cell>
          <table:table-cell table:style-name="ce5" table:formula="of:=#REF!*[.T43]" office:value-type="float" office:value="0" calcext:value-type="float">
            <text:p><text:s/>- </text:p>
          </table:table-cell>
          <table:table-cell table:style-name="ce5" table:formula="of:=#REF!*[.U43]" office:value-type="float" office:value="0" calcext:value-type="float">
            <text:p><text:s/>- </text:p>
          </table:table-cell>
          <table:table-cell table:style-name="ce6" table:formula="of:=SUM([.B65:.U65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table:formula="of:=[.B21]*[.B44]" office:value-type="float" office:value="0" calcext:value-type="float">
            <text:p><text:s/>- </text:p>
          </table:table-cell>
          <table:table-cell table:style-name="ce5" table:formula="of:=[.C21]*[.C44]" office:value-type="float" office:value="0" calcext:value-type="float">
            <text:p><text:s/>- </text:p>
          </table:table-cell>
          <table:table-cell table:style-name="ce5" table:formula="of:=#REF!*[.D44]" office:value-type="float" office:value="0" calcext:value-type="float">
            <text:p><text:s/>- </text:p>
          </table:table-cell>
          <table:table-cell table:style-name="ce5" table:formula="of:=#REF!*[.E44]" office:value-type="float" office:value="0" calcext:value-type="float">
            <text:p><text:s/>- </text:p>
          </table:table-cell>
          <table:table-cell table:style-name="ce5" table:formula="of:=#REF!*[.F44]" office:value-type="float" office:value="0" calcext:value-type="float">
            <text:p><text:s/>- </text:p>
          </table:table-cell>
          <table:table-cell table:style-name="ce5" table:formula="of:=#REF!*[.G44]" office:value-type="float" office:value="0" calcext:value-type="float">
            <text:p><text:s/>- </text:p>
          </table:table-cell>
          <table:table-cell table:style-name="ce5" table:formula="of:=#REF!*[.H44]" office:value-type="float" office:value="0" calcext:value-type="float">
            <text:p><text:s/>- </text:p>
          </table:table-cell>
          <table:table-cell table:style-name="ce5" table:formula="of:=#REF!*[.I44]" office:value-type="float" office:value="0" calcext:value-type="float">
            <text:p><text:s/>- </text:p>
          </table:table-cell>
          <table:table-cell table:style-name="ce5" table:formula="of:=#REF!*[.J44]" office:value-type="float" office:value="0" calcext:value-type="float">
            <text:p><text:s/>- </text:p>
          </table:table-cell>
          <table:table-cell table:style-name="ce5" table:formula="of:=#REF!*[.K44]" office:value-type="float" office:value="0" calcext:value-type="float">
            <text:p><text:s/>- </text:p>
          </table:table-cell>
          <table:table-cell table:style-name="ce5" table:formula="of:=#REF!*[.L44]" office:value-type="float" office:value="0" calcext:value-type="float">
            <text:p><text:s/>- </text:p>
          </table:table-cell>
          <table:table-cell table:style-name="ce5" table:formula="of:=#REF!*[.M44]" office:value-type="float" office:value="0" calcext:value-type="float">
            <text:p><text:s/>- </text:p>
          </table:table-cell>
          <table:table-cell table:style-name="ce5" table:formula="of:=#REF!*[.N44]" office:value-type="float" office:value="0" calcext:value-type="float">
            <text:p><text:s/>- </text:p>
          </table:table-cell>
          <table:table-cell table:style-name="ce5" table:formula="of:=#REF!*[.O44]" office:value-type="float" office:value="0" calcext:value-type="float">
            <text:p><text:s/>- </text:p>
          </table:table-cell>
          <table:table-cell table:style-name="ce5" table:formula="of:=#REF!*[.P44]" office:value-type="float" office:value="0" calcext:value-type="float">
            <text:p><text:s/>- </text:p>
          </table:table-cell>
          <table:table-cell table:style-name="ce5" table:formula="of:=#REF!*[.Q44]" office:value-type="float" office:value="0" calcext:value-type="float">
            <text:p><text:s/>- </text:p>
          </table:table-cell>
          <table:table-cell table:style-name="ce5" table:formula="of:=#REF!*[.R44]" office:value-type="float" office:value="0" calcext:value-type="float">
            <text:p><text:s/>- </text:p>
          </table:table-cell>
          <table:table-cell table:style-name="ce5" table:formula="of:=#REF!*[.S44]" office:value-type="float" office:value="0" calcext:value-type="float">
            <text:p><text:s/>- </text:p>
          </table:table-cell>
          <table:table-cell table:style-name="ce5" table:formula="of:=#REF!*[.T44]" office:value-type="float" office:value="0" calcext:value-type="float">
            <text:p><text:s/>- </text:p>
          </table:table-cell>
          <table:table-cell table:style-name="ce5" table:formula="of:=#REF!*[.U44]" office:value-type="float" office:value="0" calcext:value-type="float">
            <text:p><text:s/>- </text:p>
          </table:table-cell>
          <table:table-cell table:style-name="ce6" table:formula="of:=SUM([.B66:.U66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table:formula="of:=[.B22]*[.B45]" office:value-type="float" office:value="0" calcext:value-type="float">
            <text:p><text:s/>- </text:p>
          </table:table-cell>
          <table:table-cell table:style-name="ce5" table:formula="of:=[.C22]*[.C45]" office:value-type="float" office:value="0" calcext:value-type="float">
            <text:p><text:s/>- </text:p>
          </table:table-cell>
          <table:table-cell table:style-name="ce5" table:formula="of:=#REF!*[.D45]" office:value-type="float" office:value="0" calcext:value-type="float">
            <text:p><text:s/>- </text:p>
          </table:table-cell>
          <table:table-cell table:style-name="ce5" table:formula="of:=#REF!*[.E45]" office:value-type="float" office:value="0" calcext:value-type="float">
            <text:p><text:s/>- </text:p>
          </table:table-cell>
          <table:table-cell table:style-name="ce5" table:formula="of:=#REF!*[.F45]" office:value-type="float" office:value="0" calcext:value-type="float">
            <text:p><text:s/>- </text:p>
          </table:table-cell>
          <table:table-cell table:style-name="ce5" table:formula="of:=#REF!*[.G45]" office:value-type="float" office:value="0" calcext:value-type="float">
            <text:p><text:s/>- </text:p>
          </table:table-cell>
          <table:table-cell table:style-name="ce5" table:formula="of:=#REF!*[.H45]" office:value-type="float" office:value="0" calcext:value-type="float">
            <text:p><text:s/>- </text:p>
          </table:table-cell>
          <table:table-cell table:style-name="ce5" table:formula="of:=#REF!*[.I45]" office:value-type="float" office:value="0" calcext:value-type="float">
            <text:p><text:s/>- </text:p>
          </table:table-cell>
          <table:table-cell table:style-name="ce5" table:formula="of:=#REF!*[.J45]" office:value-type="float" office:value="0" calcext:value-type="float">
            <text:p><text:s/>- </text:p>
          </table:table-cell>
          <table:table-cell table:style-name="ce5" table:formula="of:=#REF!*[.K45]" office:value-type="float" office:value="0" calcext:value-type="float">
            <text:p><text:s/>- </text:p>
          </table:table-cell>
          <table:table-cell table:style-name="ce5" table:formula="of:=#REF!*[.L45]" office:value-type="float" office:value="0" calcext:value-type="float">
            <text:p><text:s/>- </text:p>
          </table:table-cell>
          <table:table-cell table:style-name="ce5" table:formula="of:=#REF!*[.M45]" office:value-type="float" office:value="0" calcext:value-type="float">
            <text:p><text:s/>- </text:p>
          </table:table-cell>
          <table:table-cell table:style-name="ce5" table:formula="of:=#REF!*[.N45]" office:value-type="float" office:value="0" calcext:value-type="float">
            <text:p><text:s/>- </text:p>
          </table:table-cell>
          <table:table-cell table:style-name="ce5" table:formula="of:=#REF!*[.O45]" office:value-type="float" office:value="0" calcext:value-type="float">
            <text:p><text:s/>- </text:p>
          </table:table-cell>
          <table:table-cell table:style-name="ce5" table:formula="of:=#REF!*[.P45]" office:value-type="float" office:value="0" calcext:value-type="float">
            <text:p><text:s/>- </text:p>
          </table:table-cell>
          <table:table-cell table:style-name="ce5" table:formula="of:=#REF!*[.Q45]" office:value-type="float" office:value="0" calcext:value-type="float">
            <text:p><text:s/>- </text:p>
          </table:table-cell>
          <table:table-cell table:style-name="ce5" table:formula="of:=#REF!*[.R45]" office:value-type="float" office:value="0" calcext:value-type="float">
            <text:p><text:s/>- </text:p>
          </table:table-cell>
          <table:table-cell table:style-name="ce5" table:formula="of:=#REF!*[.S45]" office:value-type="float" office:value="0" calcext:value-type="float">
            <text:p><text:s/>- </text:p>
          </table:table-cell>
          <table:table-cell table:style-name="ce5" table:formula="of:=#REF!*[.T45]" office:value-type="float" office:value="0" calcext:value-type="float">
            <text:p><text:s/>- </text:p>
          </table:table-cell>
          <table:table-cell table:style-name="ce5" table:formula="of:=#REF!*[.U45]" office:value-type="float" office:value="0" calcext:value-type="float">
            <text:p><text:s/>- </text:p>
          </table:table-cell>
          <table:table-cell table:style-name="ce6" table:formula="of:=SUM([.B67:.U67])" office:value-type="float" office:value="0" calcext:value-type="float">
            <text:p><text:s/>$- </text:p>
          </table:table-cell>
          <table:table-cell table:number-columns-repeated="4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[.B23]*[.B46]" office:value-type="float" office:value="0.115678605007268" calcext:value-type="float">
            <text:p><text:s/>0.12 </text:p>
          </table:table-cell>
          <table:table-cell table:style-name="ce5" table:formula="of:=[.C23]*[.C46]" office:value-type="float" office:value="0.099428515256247" calcext:value-type="float">
            <text:p><text:s/>0.10 </text:p>
          </table:table-cell>
          <table:table-cell table:style-name="ce5" table:formula="of:=[.D23]*[.D46]" office:value-type="float" office:value="0" calcext:value-type="float">
            <text:p><text:s/>- </text:p>
          </table:table-cell>
          <table:table-cell table:style-name="ce5" table:formula="of:=#REF!*[.E46]" office:value-type="float" office:value="0" calcext:value-type="float">
            <text:p><text:s/>- </text:p>
          </table:table-cell>
          <table:table-cell table:style-name="ce5" table:formula="of:=#REF!*[.F46]" office:value-type="float" office:value="0" calcext:value-type="float">
            <text:p><text:s/>- </text:p>
          </table:table-cell>
          <table:table-cell table:style-name="ce5" table:formula="of:=#REF!*[.G46]" office:value-type="float" office:value="0" calcext:value-type="float">
            <text:p><text:s/>- </text:p>
          </table:table-cell>
          <table:table-cell table:style-name="ce5" table:formula="of:=[.H23]*[.H46]" office:value-type="float" office:value="0" calcext:value-type="float">
            <text:p><text:s/>- </text:p>
          </table:table-cell>
          <table:table-cell table:style-name="ce5" table:formula="of:=[.I23]*[.I46]" office:value-type="float" office:value="0.0997236041194312" calcext:value-type="float">
            <text:p><text:s/>0.10 </text:p>
          </table:table-cell>
          <table:table-cell table:style-name="ce5" table:formula="of:=[.J23]*[.J46]" office:value-type="float" office:value="0.11396983327935" calcext:value-type="float">
            <text:p><text:s/>0.11 </text:p>
          </table:table-cell>
          <table:table-cell table:style-name="ce5" table:formula="of:=[.K23]*[.K46]" office:value-type="float" office:value="0.0788019990102934" calcext:value-type="float">
            <text:p><text:s/>0.08 </text:p>
          </table:table-cell>
          <table:table-cell table:style-name="ce5" table:formula="of:=[.L23]*[.L46]" office:value-type="float" office:value="0.0702335107043613" calcext:value-type="float">
            <text:p><text:s/>0.07 </text:p>
          </table:table-cell>
          <table:table-cell table:style-name="ce5" table:formula="of:=[.M23]*[.M46]" office:value-type="float" office:value="0.0410258247624034" calcext:value-type="float">
            <text:p><text:s/>0.04 </text:p>
          </table:table-cell>
          <table:table-cell table:style-name="ce5" table:formula="of:=[.N23]*[.N46]" office:value-type="float" office:value="0.0101621781704647" calcext:value-type="float">
            <text:p><text:s/>0.01 </text:p>
          </table:table-cell>
          <table:table-cell table:style-name="ce5" table:formula="of:=[.O23]*[.O46]" office:value-type="float" office:value="0.00274441540097426" calcext:value-type="float">
            <text:p><text:s/>0.00 </text:p>
          </table:table-cell>
          <table:table-cell table:style-name="ce5" table:formula="of:=[.P23]*[.P46]" office:value-type="float" office:value="0.000239512616812299" calcext:value-type="float">
            <text:p><text:s/>0.00 </text:p>
          </table:table-cell>
          <table:table-cell table:style-name="ce5" table:formula="of:=[.Q23]*[.Q46]" office:value-type="float" office:value="0.0000100242445652469" calcext:value-type="float">
            <text:p><text:s/>0.00 </text:p>
          </table:table-cell>
          <table:table-cell table:style-name="ce5" table:formula="of:=[.R23]*[.R46]" office:value-type="float" office:value="0.000000275865003515567" calcext:value-type="float">
            <text:p><text:s/>0.00 </text:p>
          </table:table-cell>
          <table:table-cell table:style-name="ce5" table:formula="of:=[.S23]*[.S46]" office:value-type="float" office:value="0.00000000475629316406149" calcext:value-type="float">
            <text:p><text:s/>0.00 </text:p>
          </table:table-cell>
          <table:table-cell table:style-name="ce5" table:formula="of:=[.T23]*[.T46]" office:value-type="float" office:value="0.0000000000339432161574415" calcext:value-type="float">
            <text:p><text:s/>0.00 </text:p>
          </table:table-cell>
          <table:table-cell table:style-name="ce5" table:formula="of:=[.U23]*[.U46]" office:value-type="float" office:value="0.0000000000000707150336613365" calcext:value-type="float">
            <text:p><text:s/>0.00 </text:p>
          </table:table-cell>
          <table:table-cell table:style-name="ce6" table:formula="of:=SUM([.B68:.U68])" office:value-type="float" office:value="0.632018303227481" calcext:value-type="float">
            <text:p><text:s/>$0.632 </text:p>
          </table:table-cell>
          <table:table-cell table:number-columns-repeated="42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2P0" style:volatile="true">
      <loext:text> 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Tahoma" fo:font-family="Tahoma" style:font-name-complex="Tahoma" style:font-family-complex="Tahom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  <style:style style:name="Excel_5f_BuiltIn_5f_Currency" style:display-name="Excel_BuiltIn_Currency" style:family="table-cell" style:parent-style-name="Default" style:data-style-name="N11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635cm" fo:margin-bottom="0.66cm" fo:margin-left="0.635cm" fo:margin-right="0.787cm" style:first-page-number="continue" loext:scale-to-X="1" loext:scale-to-Y="1" style:writing-mode="lr-tb"/>
      <style:header-style>
        <style:header-footer-properties fo:min-height="0.75cm" fo:margin-left="1.265cm" fo:margin-right="1.113cm" fo:margin-bottom="0cm"/>
      </style:header-style>
      <style:footer-style>
        <style:header-footer-properties fo:min-height="0.75cm" fo:margin-left="1.265cm" fo:margin-right="1.11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09:21:45.164861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heet" style:display-name="PageStyle_my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ck Kusleika</meta:initial-creator>
    <meta:creation-date>2010-03-05T05:02:55</meta:creation-date>
    <dc:date>2021-03-13T10:02:32.531587701</dc:date>
    <meta:print-date>2010-03-06T10:06:49</meta:print-date>
    <meta:editing-duration>PT45M5S</meta:editing-duration>
    <meta:editing-cycles>3</meta:editing-cycles>
    <meta:generator>LibreOffice/6.4.6.2$Linux_X86_64 LibreOffice_project/40$Build-2</meta:generator>
    <meta:document-statistic meta:table-count="1" meta:cell-count="117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Problem_205()

   Dim N As Long, TEMP As Long, Sum As Long

   Dim Answer As Double, T As Single, Count As Double

   Dim PP(1 To 36) As Long, P As Long  'Pyramidal Pete

  Dim CC(1 To 36) As Long, C As Long 'Cubic Colin

  Dim LosersToPete As Long

 

   T = Timer

 

   For N = 1 To 6 ^ 6 'Cubic Colin

    Sum = 0

     For C = 0 To 5

        TEMP = -Int(-N / 6 ^ C) Mod 6

        If TEMP = 0 Then TEMP = 6

        Sum = Sum + TEMP

      Next C

      CC(Sum) = CC(Sum) + 1  'Incrementing Colin's ways this value can happen

  Next N

 

   For N = 1 To 4 ^ 9 'Pyramidal Pete

     Sum = 0

      For P = 0 To 8

         TEMP = -Int(-N / 4 ^ P) Mod 4

         If TEMP = 0 Then TEMP = 4

         Sum = Sum + TEMP

      Next P

      PP(Sum) = PP(Sum) + 1 'Incrementing Pete's ways this value can happen

  Next N

 

   For P = 9 To 36 ' Pete's rolls

     LosersToPete = 0

      For C = 6 To P - 1

         LosersToPete = LosersToPete + CC(C) ' Num Colin's rolls (all losses) below Pete's roll

     Next C

      Count = Count + (LosersToPete * PP(P))

      'Incrementing the winning Count by the # of ways Colin's roll can lose to Pete

  Next P

 

   Answer = Count / (CDbl(4 ^ 9) * CDbl(6 ^ 6))

 

   Debug.Print Format(Answer, "0.0000000"); "  Time:"; Timer - T; Count

End Sub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Option Explicit

Sub Starter()
    
    Dim ws As Worksheet
    
    Set ws = ThisWorkbook.Sheets(1)
    ws.Name = "Sheet1"
    
    cller ws
    
    Debug.Print ws.Name
    
End Sub

Sub cller(ByRef ws As Worksheet)

    Debug.Print ws.Name
    ws.Name = "mysheet"
    
End Sub

</script:module>
</file>

<file path=Basic/VBAProject/Sheet1 (mysheet).xml><?xml version="1.0" encoding="utf-8"?>
<!DOCTYPE module  PUBLIC '-//OpenOffice.org//DTD OfficeDocument 1.0//EN'  'module.dtd'>
<script:module xmlns:script="http://openoffice.org/2000/script" script:name="Sheet1 (mysheet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ThisWorkbook"/>
  <library:element library:name="Sheet1 (mysheet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